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8mm"/>
    </style:style>
    <style:style style:name="co2" style:family="table-column">
      <style:table-column-properties fo:break-before="auto" style:column-width="38.22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tabla-39375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89beba" style:diagonal-bl-tr="none" style:diagonal-tl-br="none" fo:border="0.74pt solid #ffffff" fo:padding="0.71mm" style:rotation-align="non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deeec" style:diagonal-bl-tr="none" style:diagonal-tl-br="none" fo:border="0.74pt solid #ffffff" fo:padding="0.71mm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0.74pt solid #ffffff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fo:border="0.74pt solid #ffffff" fo:padding="0.71mm" style:rotation-align="non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0.74pt solid #ffffff" fo:padding="0.71mm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89beba" style:diagonal-bl-tr="none" style:diagonal-tl-br="none" fo:border="0.74pt solid #ffffff" fo:padding="0.71mm" style:rotation-align="none"/>
    </style:style>
    <style:style style:name="ce7" style:family="table-cell" style:parent-style-name="Default">
      <style:table-cell-properties style:glyph-orientation-vertical="0" fo:background-color="#89beba" style:diagonal-bl-tr="none" style:diagonal-tl-br="none" style:text-align-source="fix" style:repeat-content="false" fo:wrap-option="wrap" fo:border="0.74pt solid #ffffff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ackground-color="#ddeeec" style:diagonal-bl-tr="none" style:diagonal-tl-br="none" style:text-align-source="fix" style:repeat-content="false" fo:wrap-option="wrap" fo:border="0.74pt solid #ffffff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3">
      <style:table-cell-properties style:glyph-orientation-vertical="0" fo:background-color="#f3f4f7" style:diagonal-bl-tr="none" style:diagonal-tl-br="none" style:text-align-source="fix" style:repeat-content="false" fo:wrap-option="no-wrap" fo:border="0.74pt solid #ffffff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>
      <style:table-cell-properties fo:padding="0.71mm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style:glyph-orientation-vertical="0" fo:background-color="#f3f4f7" style:diagonal-bl-tr="none" style:diagonal-tl-br="none" style:text-align-source="fix" style:repeat-content="false" fo:wrap-option="no-wrap" fo:border="0.74pt solid #ffffff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la-39375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3" table:default-cell-style-name="ce8"/>
        <table:table-column table:style-name="co3" table:default-cell-style-name="ce8"/>
        <table:table-column table:style-name="co4" table:default-cell-style-name="ce8"/>
        <table:table-column table:style-name="co2" table:number-columns-repeated="47" table:default-cell-style-name="ce8"/>
        <table:table-column table:style-name="co5" table:number-columns-repeated="97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Empresas activas</text:p>
          </table:table-cell>
          <table:covered-table-cell table:number-columns-repeated="10" table:style-name="ce1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1" table:number-rows-spanned="1">
            <text:p>Resultados nacionales</text:p>
          </table:table-cell>
          <table:covered-table-cell table:number-columns-repeated="10" table:style-name="ce2"/>
          <table:table-cell table:number-columns-repeated="1013"/>
        </table:table-row>
        <table:table-row table:style-name="ro1">
          <table:table-cell table:style-name="ce3" table:number-columns-spanned="11" table:number-rows-spanned="1"/>
          <table:covered-table-cell table:number-columns-repeated="10" table:style-name="ce3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1" table:number-rows-spanned="1">
            <text:p>Empresas por estrato de asalariados y condición jurídica.</text:p>
          </table:table-cell>
          <table:covered-table-cell table:number-columns-repeated="10" table:style-name="ce4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1" table:number-rows-spanned="1">
            <text:p>Unidades: Empresas</text:p>
          </table:table-cell>
          <table:covered-table-cell table:number-columns-repeated="10" table:style-name="ce5"/>
          <table:table-cell table:number-columns-repeated="1013"/>
        </table:table-row>
        <table:table-row table:style-name="ro1">
          <table:table-cell table:style-name="ce3" table:number-columns-spanned="11" table:number-rows-spanned="1"/>
          <table:covered-table-cell table:number-columns-repeated="10" table:style-name="ce3"/>
          <table:table-cell table:number-columns-repeated="1013"/>
        </table:table-row>
        <table:table-row table:style-name="ro2">
          <table:table-cell table:style-name="ce6" office:value-type="string" calcext:value-type="string">
            <text:p><text:s/></text:p>
          </table:table-cell>
          <table:table-cell table:style-name="ce7" office:value-type="string" calcext:value-type="string" table:number-columns-spanned="13" table:number-rows-spanned="1">
            <text:p>Total</text:p>
          </table:table-cell>
          <table:covered-table-cell table:number-columns-repeated="12" table:style-name="ce7"/>
          <table:table-cell table:style-name="ce7" office:value-type="string" calcext:value-type="string" table:number-columns-spanned="13" table:number-rows-spanned="1">
            <text:p>Sociedades anónimas</text:p>
          </table:table-cell>
          <table:covered-table-cell table:number-columns-repeated="12" table:style-name="ce7"/>
          <table:table-cell table:style-name="ce7" office:value-type="string" calcext:value-type="string" table:number-columns-spanned="13" table:number-rows-spanned="1">
            <text:p>Sociedades de responsabilidad limitada</text:p>
          </table:table-cell>
          <table:covered-table-cell table:number-columns-repeated="12" table:style-name="ce7"/>
          <table:table-cell table:style-name="ce7" office:value-type="string" calcext:value-type="string" table:number-columns-spanned="13" table:number-rows-spanned="1">
            <text:p>Personas físicas</text:p>
          </table:table-cell>
          <table:covered-table-cell table:number-columns-repeated="12" table:style-name="ce7"/>
          <table:table-cell table:number-columns-repeated="971"/>
        </table:table-row>
        <table:table-row table:style-name="ro1">
          <table:table-cell table:style-name="ce6" office:value-type="string" calcext:value-type="string">
            <text:p><text:s/>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Sin asalariados</text:p>
          </table:table-cell>
          <table:table-cell table:style-name="ce9" office:value-type="string" calcext:value-type="string">
            <text:p>De 1 a 2</text:p>
          </table:table-cell>
          <table:table-cell table:style-name="ce9" office:value-type="string" calcext:value-type="string">
            <text:p>De 3 a 5 </text:p>
          </table:table-cell>
          <table:table-cell table:style-name="ce9" office:value-type="string" calcext:value-type="string">
            <text:p>De 6 a 9 </text:p>
          </table:table-cell>
          <table:table-cell table:style-name="ce9" office:value-type="string" calcext:value-type="string">
            <text:p>De 10 a 19</text:p>
          </table:table-cell>
          <table:table-cell table:style-name="ce9" office:value-type="string" calcext:value-type="string">
            <text:p>De 20 a 49 </text:p>
          </table:table-cell>
          <table:table-cell table:style-name="ce9" office:value-type="string" calcext:value-type="string">
            <text:p>De 50 a 99</text:p>
          </table:table-cell>
          <table:table-cell table:style-name="ce9" office:value-type="string" calcext:value-type="string">
            <text:p>De 100 a 199</text:p>
          </table:table-cell>
          <table:table-cell table:style-name="ce9" office:value-type="string" calcext:value-type="string">
            <text:p>De 200 a 249</text:p>
          </table:table-cell>
          <table:table-cell table:style-name="ce9" office:value-type="string" calcext:value-type="string">
            <text:p>De 250 a 999</text:p>
          </table:table-cell>
          <table:table-cell table:style-name="ce9" office:value-type="string" calcext:value-type="string">
            <text:p>De 1000 a 4999</text:p>
          </table:table-cell>
          <table:table-cell table:style-name="ce9" office:value-type="string" calcext:value-type="string">
            <text:p>De 5000 o más asalariados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Sin asalariados</text:p>
          </table:table-cell>
          <table:table-cell table:style-name="ce9" office:value-type="string" calcext:value-type="string">
            <text:p>De 1 a 2</text:p>
          </table:table-cell>
          <table:table-cell table:style-name="ce9" office:value-type="string" calcext:value-type="string">
            <text:p>De 3 a 5 </text:p>
          </table:table-cell>
          <table:table-cell table:style-name="ce9" office:value-type="string" calcext:value-type="string">
            <text:p>De 6 a 9 </text:p>
          </table:table-cell>
          <table:table-cell table:style-name="ce9" office:value-type="string" calcext:value-type="string">
            <text:p>De 10 a 19</text:p>
          </table:table-cell>
          <table:table-cell table:style-name="ce9" office:value-type="string" calcext:value-type="string">
            <text:p>De 20 a 49 </text:p>
          </table:table-cell>
          <table:table-cell table:style-name="ce9" office:value-type="string" calcext:value-type="string">
            <text:p>De 50 a 99</text:p>
          </table:table-cell>
          <table:table-cell table:style-name="ce9" office:value-type="string" calcext:value-type="string">
            <text:p>De 100 a 199</text:p>
          </table:table-cell>
          <table:table-cell table:style-name="ce9" office:value-type="string" calcext:value-type="string">
            <text:p>De 200 a 249</text:p>
          </table:table-cell>
          <table:table-cell table:style-name="ce9" office:value-type="string" calcext:value-type="string">
            <text:p>De 250 a 999</text:p>
          </table:table-cell>
          <table:table-cell table:style-name="ce9" office:value-type="string" calcext:value-type="string">
            <text:p>De 1000 a 4999</text:p>
          </table:table-cell>
          <table:table-cell table:style-name="ce9" office:value-type="string" calcext:value-type="string">
            <text:p>De 5000 o más asalariados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Sin asalariados</text:p>
          </table:table-cell>
          <table:table-cell table:style-name="ce9" office:value-type="string" calcext:value-type="string">
            <text:p>De 1 a 2</text:p>
          </table:table-cell>
          <table:table-cell table:style-name="ce9" office:value-type="string" calcext:value-type="string">
            <text:p>De 3 a 5 </text:p>
          </table:table-cell>
          <table:table-cell table:style-name="ce9" office:value-type="string" calcext:value-type="string">
            <text:p>De 6 a 9 </text:p>
          </table:table-cell>
          <table:table-cell table:style-name="ce9" office:value-type="string" calcext:value-type="string">
            <text:p>De 10 a 19</text:p>
          </table:table-cell>
          <table:table-cell table:style-name="ce9" office:value-type="string" calcext:value-type="string">
            <text:p>De 20 a 49 </text:p>
          </table:table-cell>
          <table:table-cell table:style-name="ce9" office:value-type="string" calcext:value-type="string">
            <text:p>De 50 a 99</text:p>
          </table:table-cell>
          <table:table-cell table:style-name="ce9" office:value-type="string" calcext:value-type="string">
            <text:p>De 100 a 199</text:p>
          </table:table-cell>
          <table:table-cell table:style-name="ce9" office:value-type="string" calcext:value-type="string">
            <text:p>De 200 a 249</text:p>
          </table:table-cell>
          <table:table-cell table:style-name="ce9" office:value-type="string" calcext:value-type="string">
            <text:p>De 250 a 999</text:p>
          </table:table-cell>
          <table:table-cell table:style-name="ce9" office:value-type="string" calcext:value-type="string">
            <text:p>De 1000 a 4999</text:p>
          </table:table-cell>
          <table:table-cell table:style-name="ce9" office:value-type="string" calcext:value-type="string">
            <text:p>De 5000 o más asalariados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Sin asalariados</text:p>
          </table:table-cell>
          <table:table-cell table:style-name="ce9" office:value-type="string" calcext:value-type="string">
            <text:p>De 1 a 2</text:p>
          </table:table-cell>
          <table:table-cell table:style-name="ce9" office:value-type="string" calcext:value-type="string">
            <text:p>De 3 a 5 </text:p>
          </table:table-cell>
          <table:table-cell table:style-name="ce9" office:value-type="string" calcext:value-type="string">
            <text:p>De 6 a 9 </text:p>
          </table:table-cell>
          <table:table-cell table:style-name="ce9" office:value-type="string" calcext:value-type="string">
            <text:p>De 10 a 19</text:p>
          </table:table-cell>
          <table:table-cell table:style-name="ce9" office:value-type="string" calcext:value-type="string">
            <text:p>De 20 a 49 </text:p>
          </table:table-cell>
          <table:table-cell table:style-name="ce9" office:value-type="string" calcext:value-type="string">
            <text:p>De 50 a 99</text:p>
          </table:table-cell>
          <table:table-cell table:style-name="ce9" office:value-type="string" calcext:value-type="string">
            <text:p>De 100 a 199</text:p>
          </table:table-cell>
          <table:table-cell table:style-name="ce9" office:value-type="string" calcext:value-type="string">
            <text:p>De 200 a 249</text:p>
          </table:table-cell>
          <table:table-cell table:style-name="ce9" office:value-type="string" calcext:value-type="string">
            <text:p>De 250 a 999</text:p>
          </table:table-cell>
          <table:table-cell table:style-name="ce9" office:value-type="string" calcext:value-type="string">
            <text:p>De 1000 a 4999</text:p>
          </table:table-cell>
          <table:table-cell table:style-name="ce9" office:value-type="string" calcext:value-type="string">
            <text:p>De 5000 o más asalariados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20</text:p>
          </table:table-cell>
          <table:table-cell table:style-name="ce10" office:value-type="float" office:value="3404428" calcext:value-type="float">
            <text:p>3.404.428</text:p>
          </table:table-cell>
          <table:table-cell table:style-name="ce10" office:value-type="float" office:value="1912010" calcext:value-type="float">
            <text:p>1.912.010</text:p>
          </table:table-cell>
          <table:table-cell table:style-name="ce10" office:value-type="float" office:value="907192" calcext:value-type="float">
            <text:p>907.192</text:p>
          </table:table-cell>
          <table:table-cell table:style-name="ce10" office:value-type="float" office:value="305986" calcext:value-type="float">
            <text:p>305.986</text:p>
          </table:table-cell>
          <table:table-cell table:style-name="ce10" office:value-type="float" office:value="125472" calcext:value-type="float">
            <text:p>125.472</text:p>
          </table:table-cell>
          <table:table-cell table:style-name="ce10" office:value-type="float" office:value="81298" calcext:value-type="float">
            <text:p>81.298</text:p>
          </table:table-cell>
          <table:table-cell table:style-name="ce10" office:value-type="float" office:value="46101" calcext:value-type="float">
            <text:p>46.101</text:p>
          </table:table-cell>
          <table:table-cell table:style-name="ce10" office:value-type="float" office:value="13275" calcext:value-type="float">
            <text:p>13.275</text:p>
          </table:table-cell>
          <table:table-cell table:style-name="ce10" office:value-type="float" office:value="6906" calcext:value-type="float">
            <text:p>6.906</text:p>
          </table:table-cell>
          <table:table-cell table:style-name="ce10" office:value-type="float" office:value="1362" calcext:value-type="float">
            <text:p>1.362</text:p>
          </table:table-cell>
          <table:table-cell table:style-name="ce10" office:value-type="float" office:value="3774" calcext:value-type="float">
            <text:p>3.774</text:p>
          </table:table-cell>
          <table:table-cell table:style-name="ce10" office:value-type="float" office:value="880" calcext:value-type="float">
            <text:p>880</text:p>
          </table:table-cell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63456" calcext:value-type="float">
            <text:p>63.456</text:p>
          </table:table-cell>
          <table:table-cell table:style-name="ce10" office:value-type="float" office:value="20129" calcext:value-type="float">
            <text:p>20.129</text:p>
          </table:table-cell>
          <table:table-cell table:style-name="ce10" office:value-type="float" office:value="10599" calcext:value-type="float">
            <text:p>10.599</text:p>
          </table:table-cell>
          <table:table-cell table:style-name="ce10" office:value-type="float" office:value="6152" calcext:value-type="float">
            <text:p>6.152</text:p>
          </table:table-cell>
          <table:table-cell table:style-name="ce10" office:value-type="float" office:value="5577" calcext:value-type="float">
            <text:p>5.577</text:p>
          </table:table-cell>
          <table:table-cell table:style-name="ce10" office:value-type="float" office:value="6741" calcext:value-type="float">
            <text:p>6.741</text:p>
          </table:table-cell>
          <table:table-cell table:style-name="ce10" office:value-type="float" office:value="7123" calcext:value-type="float">
            <text:p>7.123</text:p>
          </table:table-cell>
          <table:table-cell table:style-name="ce10" office:value-type="float" office:value="2993" calcext:value-type="float">
            <text:p>2.993</text:p>
          </table:table-cell>
          <table:table-cell table:style-name="ce10" office:value-type="float" office:value="1914" calcext:value-type="float">
            <text:p>1.914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1342" calcext:value-type="float">
            <text:p>1.342</text:p>
          </table:table-cell>
          <table:table-cell table:style-name="ce10" office:value-type="float" office:value="397" calcext:value-type="float">
            <text:p>397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1143625" calcext:value-type="float">
            <text:p>1.143.625</text:p>
          </table:table-cell>
          <table:table-cell table:style-name="ce10" office:value-type="float" office:value="404750" calcext:value-type="float">
            <text:p>404.750</text:p>
          </table:table-cell>
          <table:table-cell table:style-name="ce10" office:value-type="float" office:value="371358" calcext:value-type="float">
            <text:p>371.358</text:p>
          </table:table-cell>
          <table:table-cell table:style-name="ce10" office:value-type="float" office:value="170935" calcext:value-type="float">
            <text:p>170.935</text:p>
          </table:table-cell>
          <table:table-cell table:style-name="ce10" office:value-type="float" office:value="87946" calcext:value-type="float">
            <text:p>87.946</text:p>
          </table:table-cell>
          <table:table-cell table:style-name="ce10" office:value-type="float" office:value="61494" calcext:value-type="float">
            <text:p>61.494</text:p>
          </table:table-cell>
          <table:table-cell table:style-name="ce10" office:value-type="float" office:value="32692" calcext:value-type="float">
            <text:p>32.692</text:p>
          </table:table-cell>
          <table:table-cell table:style-name="ce10" office:value-type="float" office:value="7994" calcext:value-type="float">
            <text:p>7.994</text:p>
          </table:table-cell>
          <table:table-cell table:style-name="ce10" office:value-type="float" office:value="3689" calcext:value-type="float">
            <text:p>3.689</text:p>
          </table:table-cell>
          <table:table-cell table:style-name="ce10" office:value-type="float" office:value="723" calcext:value-type="float">
            <text:p>723</text:p>
          </table:table-cell>
          <table:table-cell table:style-name="ce10" office:value-type="float" office:value="1725" calcext:value-type="float">
            <text:p>1.725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899810" calcext:value-type="float">
            <text:p>1.899.810</text:p>
          </table:table-cell>
          <table:table-cell table:style-name="ce10" office:value-type="float" office:value="1325369" calcext:value-type="float">
            <text:p>1.325.369</text:p>
          </table:table-cell>
          <table:table-cell table:style-name="ce10" office:value-type="float" office:value="447689" calcext:value-type="float">
            <text:p>447.689</text:p>
          </table:table-cell>
          <table:table-cell table:style-name="ce10" office:value-type="float" office:value="100073" calcext:value-type="float">
            <text:p>100.073</text:p>
          </table:table-cell>
          <table:table-cell table:style-name="ce10" office:value-type="float" office:value="20304" calcext:value-type="float">
            <text:p>20.304</text:p>
          </table:table-cell>
          <table:table-cell table:style-name="ce10" office:value-type="float" office:value="5365" calcext:value-type="float">
            <text:p>5.365</text:p>
          </table:table-cell>
          <table:table-cell table:style-name="ce10" office:value-type="float" office:value="1010" calcext:value-type="float">
            <text:p>1.01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19</text:p>
          </table:table-cell>
          <table:table-cell table:style-name="ce10" office:value-type="float" office:value="3363197" calcext:value-type="float">
            <text:p>3.363.197</text:p>
          </table:table-cell>
          <table:table-cell table:style-name="ce10" office:value-type="float" office:value="1882745" calcext:value-type="float">
            <text:p>1.882.745</text:p>
          </table:table-cell>
          <table:table-cell table:style-name="ce10" office:value-type="float" office:value="905013" calcext:value-type="float">
            <text:p>905.013</text:p>
          </table:table-cell>
          <table:table-cell table:style-name="ce10" office:value-type="float" office:value="302375" calcext:value-type="float">
            <text:p>302.375</text:p>
          </table:table-cell>
          <table:table-cell table:style-name="ce10" office:value-type="float" office:value="123424" calcext:value-type="float">
            <text:p>123.424</text:p>
          </table:table-cell>
          <table:table-cell table:style-name="ce10" office:value-type="float" office:value="79393" calcext:value-type="float">
            <text:p>79.393</text:p>
          </table:table-cell>
          <table:table-cell table:style-name="ce10" office:value-type="float" office:value="45082" calcext:value-type="float">
            <text:p>45.082</text:p>
          </table:table-cell>
          <table:table-cell table:style-name="ce10" office:value-type="float" office:value="12625" calcext:value-type="float">
            <text:p>12.625</text:p>
          </table:table-cell>
          <table:table-cell table:style-name="ce10" office:value-type="float" office:value="6658" calcext:value-type="float">
            <text:p>6.658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842" calcext:value-type="float">
            <text:p>842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67546" calcext:value-type="float">
            <text:p>67.546</text:p>
          </table:table-cell>
          <table:table-cell table:style-name="ce10" office:value-type="float" office:value="22427" calcext:value-type="float">
            <text:p>22.427</text:p>
          </table:table-cell>
          <table:table-cell table:style-name="ce10" office:value-type="float" office:value="11217" calcext:value-type="float">
            <text:p>11.217</text:p>
          </table:table-cell>
          <table:table-cell table:style-name="ce10" office:value-type="float" office:value="6481" calcext:value-type="float">
            <text:p>6.481</text:p>
          </table:table-cell>
          <table:table-cell table:style-name="ce10" office:value-type="float" office:value="5929" calcext:value-type="float">
            <text:p>5.929</text:p>
          </table:table-cell>
          <table:table-cell table:style-name="ce10" office:value-type="float" office:value="7050" calcext:value-type="float">
            <text:p>7.050</text:p>
          </table:table-cell>
          <table:table-cell table:style-name="ce10" office:value-type="float" office:value="7366" calcext:value-type="float">
            <text:p>7.366</text:p>
          </table:table-cell>
          <table:table-cell table:style-name="ce10" office:value-type="float" office:value="2976" calcext:value-type="float">
            <text:p>2.976</text:p>
          </table:table-cell>
          <table:table-cell table:style-name="ce10" office:value-type="float" office:value="1914" calcext:value-type="float">
            <text:p>1.914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83" calcext:value-type="float">
            <text:p>383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1154289" calcext:value-type="float">
            <text:p>1.154.289</text:p>
          </table:table-cell>
          <table:table-cell table:style-name="ce10" office:value-type="float" office:value="423001" calcext:value-type="float">
            <text:p>423.001</text:p>
          </table:table-cell>
          <table:table-cell table:style-name="ce10" office:value-type="float" office:value="370359" calcext:value-type="float">
            <text:p>370.359</text:p>
          </table:table-cell>
          <table:table-cell table:style-name="ce10" office:value-type="float" office:value="169919" calcext:value-type="float">
            <text:p>169.919</text:p>
          </table:table-cell>
          <table:table-cell table:style-name="ce10" office:value-type="float" office:value="86524" calcext:value-type="float">
            <text:p>86.524</text:p>
          </table:table-cell>
          <table:table-cell table:style-name="ce10" office:value-type="float" office:value="59541" calcext:value-type="float">
            <text:p>59.541</text:p>
          </table:table-cell>
          <table:table-cell table:style-name="ce10" office:value-type="float" office:value="31479" calcext:value-type="float">
            <text:p>31.479</text:p>
          </table:table-cell>
          <table:table-cell table:style-name="ce10" office:value-type="float" office:value="7455" calcext:value-type="float">
            <text:p>7.455</text:p>
          </table:table-cell>
          <table:table-cell table:style-name="ce10" office:value-type="float" office:value="3474" calcext:value-type="float">
            <text:p>3.474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847996" calcext:value-type="float">
            <text:p>1.847.996</text:p>
          </table:table-cell>
          <table:table-cell table:style-name="ce10" office:value-type="float" office:value="1278757" calcext:value-type="float">
            <text:p>1.278.757</text:p>
          </table:table-cell>
          <table:table-cell table:style-name="ce10" office:value-type="float" office:value="445842" calcext:value-type="float">
            <text:p>445.842</text:p>
          </table:table-cell>
          <table:table-cell table:style-name="ce10" office:value-type="float" office:value="97580" calcext:value-type="float">
            <text:p>97.580</text:p>
          </table:table-cell>
          <table:table-cell table:style-name="ce10" office:value-type="float" office:value="19629" calcext:value-type="float">
            <text:p>19.629</text:p>
          </table:table-cell>
          <table:table-cell table:style-name="ce10" office:value-type="float" office:value="5218" calcext:value-type="float">
            <text:p>5.218</text:p>
          </table:table-cell>
          <table:table-cell table:style-name="ce10" office:value-type="float" office:value="970" calcext:value-type="float">
            <text:p>97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18</text:p>
          </table:table-cell>
          <table:table-cell table:style-name="ce10" office:value-type="float" office:value="3337646" calcext:value-type="float">
            <text:p>3.337.646</text:p>
          </table:table-cell>
          <table:table-cell table:style-name="ce10" office:value-type="float" office:value="1845881" calcext:value-type="float">
            <text:p>1.845.881</text:p>
          </table:table-cell>
          <table:table-cell table:style-name="ce10" office:value-type="float" office:value="910686" calcext:value-type="float">
            <text:p>910.686</text:p>
          </table:table-cell>
          <table:table-cell table:style-name="ce10" office:value-type="float" office:value="303574" calcext:value-type="float">
            <text:p>303.574</text:p>
          </table:table-cell>
          <table:table-cell table:style-name="ce10" office:value-type="float" office:value="125173" calcext:value-type="float">
            <text:p>125.173</text:p>
          </table:table-cell>
          <table:table-cell table:style-name="ce10" office:value-type="float" office:value="80860" calcext:value-type="float">
            <text:p>80.860</text:p>
          </table:table-cell>
          <table:table-cell table:style-name="ce10" office:value-type="float" office:value="45485" calcext:value-type="float">
            <text:p>45.485</text:p>
          </table:table-cell>
          <table:table-cell table:style-name="ce10" office:value-type="float" office:value="13116" calcext:value-type="float">
            <text:p>13.116</text:p>
          </table:table-cell>
          <table:table-cell table:style-name="ce10" office:value-type="float" office:value="7033" calcext:value-type="float">
            <text:p>7.033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78866" calcext:value-type="float">
            <text:p>78.866</text:p>
          </table:table-cell>
          <table:table-cell table:style-name="ce10" office:value-type="float" office:value="25884" calcext:value-type="float">
            <text:p>25.884</text:p>
          </table:table-cell>
          <table:table-cell table:style-name="ce10" office:value-type="float" office:value="13263" calcext:value-type="float">
            <text:p>13.263</text:p>
          </table:table-cell>
          <table:table-cell table:style-name="ce10" office:value-type="float" office:value="7706" calcext:value-type="float">
            <text:p>7.706</text:p>
          </table:table-cell>
          <table:table-cell table:style-name="ce10" office:value-type="float" office:value="6983" calcext:value-type="float">
            <text:p>6.983</text:p>
          </table:table-cell>
          <table:table-cell table:style-name="ce10" office:value-type="float" office:value="8417" calcext:value-type="float">
            <text:p>8.417</text:p>
          </table:table-cell>
          <table:table-cell table:style-name="ce10" office:value-type="float" office:value="8527" calcext:value-type="float">
            <text:p>8.527</text:p>
          </table:table-cell>
          <table:table-cell table:style-name="ce10" office:value-type="float" office:value="3596" calcext:value-type="float">
            <text:p>3.596</text:p>
          </table:table-cell>
          <table:table-cell table:style-name="ce10" office:value-type="float" office:value="2195" calcext:value-type="float">
            <text:p>2.195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51" calcext:value-type="float">
            <text:p>351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181391" calcext:value-type="float">
            <text:p>1.181.391</text:p>
          </table:table-cell>
          <table:table-cell table:style-name="ce10" office:value-type="float" office:value="440845" calcext:value-type="float">
            <text:p>440.845</text:p>
          </table:table-cell>
          <table:table-cell table:style-name="ce10" office:value-type="float" office:value="377734" calcext:value-type="float">
            <text:p>377.734</text:p>
          </table:table-cell>
          <table:table-cell table:style-name="ce10" office:value-type="float" office:value="171227" calcext:value-type="float">
            <text:p>171.227</text:p>
          </table:table-cell>
          <table:table-cell table:style-name="ce10" office:value-type="float" office:value="87756" calcext:value-type="float">
            <text:p>87.756</text:p>
          </table:table-cell>
          <table:table-cell table:style-name="ce10" office:value-type="float" office:value="59787" calcext:value-type="float">
            <text:p>59.787</text:p>
          </table:table-cell>
          <table:table-cell table:style-name="ce10" office:value-type="float" office:value="30772" calcext:value-type="float">
            <text:p>30.772</text:p>
          </table:table-cell>
          <table:table-cell table:style-name="ce10" office:value-type="float" office:value="7304" calcext:value-type="float">
            <text:p>7.304</text:p>
          </table:table-cell>
          <table:table-cell table:style-name="ce10" office:value-type="float" office:value="3562" calcext:value-type="float">
            <text:p>3.562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786037" calcext:value-type="float">
            <text:p>1.786.037</text:p>
          </table:table-cell>
          <table:table-cell table:style-name="ce10" office:value-type="float" office:value="1223872" calcext:value-type="float">
            <text:p>1.223.872</text:p>
          </table:table-cell>
          <table:table-cell table:style-name="ce10" office:value-type="float" office:value="441224" calcext:value-type="float">
            <text:p>441.224</text:p>
          </table:table-cell>
          <table:table-cell table:style-name="ce10" office:value-type="float" office:value="96120" calcext:value-type="float">
            <text:p>96.120</text:p>
          </table:table-cell>
          <table:table-cell table:style-name="ce10" office:value-type="float" office:value="18932" calcext:value-type="float">
            <text:p>18.932</text:p>
          </table:table-cell>
          <table:table-cell table:style-name="ce10" office:value-type="float" office:value="4994" calcext:value-type="float">
            <text:p>4.994</text:p>
          </table:table-cell>
          <table:table-cell table:style-name="ce10" office:value-type="float" office:value="895" calcext:value-type="float">
            <text:p>89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17</text:p>
          </table:table-cell>
          <table:table-cell table:style-name="ce10" office:value-type="float" office:value="3282346" calcext:value-type="float">
            <text:p>3.282.346</text:p>
          </table:table-cell>
          <table:table-cell table:style-name="ce10" office:value-type="float" office:value="1823250" calcext:value-type="float">
            <text:p>1.823.250</text:p>
          </table:table-cell>
          <table:table-cell table:style-name="ce10" office:value-type="float" office:value="894179" calcext:value-type="float">
            <text:p>894.179</text:p>
          </table:table-cell>
          <table:table-cell table:style-name="ce10" office:value-type="float" office:value="298744" calcext:value-type="float">
            <text:p>298.744</text:p>
          </table:table-cell>
          <table:table-cell table:style-name="ce10" office:value-type="float" office:value="120696" calcext:value-type="float">
            <text:p>120.696</text:p>
          </table:table-cell>
          <table:table-cell table:style-name="ce10" office:value-type="float" office:value="77632" calcext:value-type="float">
            <text:p>77.632</text:p>
          </table:table-cell>
          <table:table-cell table:style-name="ce10" office:value-type="float" office:value="43079" calcext:value-type="float">
            <text:p>43.079</text:p>
          </table:table-cell>
          <table:table-cell table:style-name="ce10" office:value-type="float" office:value="12540" calcext:value-type="float">
            <text:p>12.540</text:p>
          </table:table-cell>
          <table:table-cell table:style-name="ce10" office:value-type="float" office:value="6674" calcext:value-type="float">
            <text:p>6.674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709" calcext:value-type="float">
            <text:p>709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81954" calcext:value-type="float">
            <text:p>81.954</text:p>
          </table:table-cell>
          <table:table-cell table:style-name="ce10" office:value-type="float" office:value="26776" calcext:value-type="float">
            <text:p>26.776</text:p>
          </table:table-cell>
          <table:table-cell table:style-name="ce10" office:value-type="float" office:value="14016" calcext:value-type="float">
            <text:p>14.016</text:p>
          </table:table-cell>
          <table:table-cell table:style-name="ce10" office:value-type="float" office:value="8226" calcext:value-type="float">
            <text:p>8.226</text:p>
          </table:table-cell>
          <table:table-cell table:style-name="ce10" office:value-type="float" office:value="7360" calcext:value-type="float">
            <text:p>7.360</text:p>
          </table:table-cell>
          <table:table-cell table:style-name="ce10" office:value-type="float" office:value="8790" calcext:value-type="float">
            <text:p>8.790</text:p>
          </table:table-cell>
          <table:table-cell table:style-name="ce10" office:value-type="float" office:value="8752" calcext:value-type="float">
            <text:p>8.752</text:p>
          </table:table-cell>
          <table:table-cell table:style-name="ce10" office:value-type="float" office:value="3604" calcext:value-type="float">
            <text:p>3.604</text:p>
          </table:table-cell>
          <table:table-cell table:style-name="ce10" office:value-type="float" office:value="2157" calcext:value-type="float">
            <text:p>2.157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47" calcext:value-type="float">
            <text:p>347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162254" calcext:value-type="float">
            <text:p>1.162.254</text:p>
          </table:table-cell>
          <table:table-cell table:style-name="ce10" office:value-type="float" office:value="436927" calcext:value-type="float">
            <text:p>436.927</text:p>
          </table:table-cell>
          <table:table-cell table:style-name="ce10" office:value-type="float" office:value="375489" calcext:value-type="float">
            <text:p>375.489</text:p>
          </table:table-cell>
          <table:table-cell table:style-name="ce10" office:value-type="float" office:value="168367" calcext:value-type="float">
            <text:p>168.367</text:p>
          </table:table-cell>
          <table:table-cell table:style-name="ce10" office:value-type="float" office:value="84160" calcext:value-type="float">
            <text:p>84.160</text:p>
          </table:table-cell>
          <table:table-cell table:style-name="ce10" office:value-type="float" office:value="56788" calcext:value-type="float">
            <text:p>56.788</text:p>
          </table:table-cell>
          <table:table-cell table:style-name="ce10" office:value-type="float" office:value="28314" calcext:value-type="float">
            <text:p>28.314</text:p>
          </table:table-cell>
          <table:table-cell table:style-name="ce10" office:value-type="float" office:value="6711" calcext:value-type="float">
            <text:p>6.711</text:p>
          </table:table-cell>
          <table:table-cell table:style-name="ce10" office:value-type="float" office:value="3308" calcext:value-type="float">
            <text:p>3.308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747159" calcext:value-type="float">
            <text:p>1.747.159</text:p>
          </table:table-cell>
          <table:table-cell table:style-name="ce10" office:value-type="float" office:value="1199231" calcext:value-type="float">
            <text:p>1.199.231</text:p>
          </table:table-cell>
          <table:table-cell table:style-name="ce10" office:value-type="float" office:value="431073" calcext:value-type="float">
            <text:p>431.073</text:p>
          </table:table-cell>
          <table:table-cell table:style-name="ce10" office:value-type="float" office:value="93495" calcext:value-type="float">
            <text:p>93.495</text:p>
          </table:table-cell>
          <table:table-cell table:style-name="ce10" office:value-type="float" office:value="17938" calcext:value-type="float">
            <text:p>17.938</text:p>
          </table:table-cell>
          <table:table-cell table:style-name="ce10" office:value-type="float" office:value="4567" calcext:value-type="float">
            <text:p>4.567</text:p>
          </table:table-cell>
          <table:table-cell table:style-name="ce10" office:value-type="float" office:value="855" calcext:value-type="float">
            <text:p>85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16</text:p>
          </table:table-cell>
          <table:table-cell table:style-name="ce10" office:value-type="float" office:value="3236582" calcext:value-type="float">
            <text:p>3.236.582</text:p>
          </table:table-cell>
          <table:table-cell table:style-name="ce10" office:value-type="float" office:value="1791909" calcext:value-type="float">
            <text:p>1.791.909</text:p>
          </table:table-cell>
          <table:table-cell table:style-name="ce10" office:value-type="float" office:value="895574" calcext:value-type="float">
            <text:p>895.574</text:p>
          </table:table-cell>
          <table:table-cell table:style-name="ce10" office:value-type="float" office:value="292403" calcext:value-type="float">
            <text:p>292.403</text:p>
          </table:table-cell>
          <table:table-cell table:style-name="ce10" office:value-type="float" office:value="117293" calcext:value-type="float">
            <text:p>117.293</text:p>
          </table:table-cell>
          <table:table-cell table:style-name="ce10" office:value-type="float" office:value="75022" calcext:value-type="float">
            <text:p>75.022</text:p>
          </table:table-cell>
          <table:table-cell table:style-name="ce10" office:value-type="float" office:value="40895" calcext:value-type="float">
            <text:p>40.895</text:p>
          </table:table-cell>
          <table:table-cell table:style-name="ce10" office:value-type="float" office:value="12020" calcext:value-type="float">
            <text:p>12.020</text:p>
          </table:table-cell>
          <table:table-cell table:style-name="ce10" office:value-type="float" office:value="6243" calcext:value-type="float">
            <text:p>6.243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674" calcext:value-type="float">
            <text:p>674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85430" calcext:value-type="float">
            <text:p>85.430</text:p>
          </table:table-cell>
          <table:table-cell table:style-name="ce10" office:value-type="float" office:value="27400" calcext:value-type="float">
            <text:p>27.400</text:p>
          </table:table-cell>
          <table:table-cell table:style-name="ce10" office:value-type="float" office:value="15086" calcext:value-type="float">
            <text:p>15.086</text:p>
          </table:table-cell>
          <table:table-cell table:style-name="ce10" office:value-type="float" office:value="8868" calcext:value-type="float">
            <text:p>8.868</text:p>
          </table:table-cell>
          <table:table-cell table:style-name="ce10" office:value-type="float" office:value="7860" calcext:value-type="float">
            <text:p>7.860</text:p>
          </table:table-cell>
          <table:table-cell table:style-name="ce10" office:value-type="float" office:value="9356" calcext:value-type="float">
            <text:p>9.356</text:p>
          </table:table-cell>
          <table:table-cell table:style-name="ce10" office:value-type="float" office:value="8859" calcext:value-type="float">
            <text:p>8.859</text:p>
          </table:table-cell>
          <table:table-cell table:style-name="ce10" office:value-type="float" office:value="3669" calcext:value-type="float">
            <text:p>3.669</text:p>
          </table:table-cell>
          <table:table-cell table:style-name="ce10" office:value-type="float" office:value="2101" calcext:value-type="float">
            <text:p>2.101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1152813" calcext:value-type="float">
            <text:p>1.152.813</text:p>
          </table:table-cell>
          <table:table-cell table:style-name="ce10" office:value-type="float" office:value="435167" calcext:value-type="float">
            <text:p>435.167</text:p>
          </table:table-cell>
          <table:table-cell table:style-name="ce10" office:value-type="float" office:value="381721" calcext:value-type="float">
            <text:p>381.721</text:p>
          </table:table-cell>
          <table:table-cell table:style-name="ce10" office:value-type="float" office:value="163926" calcext:value-type="float">
            <text:p>163.926</text:p>
          </table:table-cell>
          <table:table-cell table:style-name="ce10" office:value-type="float" office:value="80956" calcext:value-type="float">
            <text:p>80.956</text:p>
          </table:table-cell>
          <table:table-cell table:style-name="ce10" office:value-type="float" office:value="53846" calcext:value-type="float">
            <text:p>53.846</text:p>
          </table:table-cell>
          <table:table-cell table:style-name="ce10" office:value-type="float" office:value="26137" calcext:value-type="float">
            <text:p>26.137</text:p>
          </table:table-cell>
          <table:table-cell table:style-name="ce10" office:value-type="float" office:value="6158" calcext:value-type="float">
            <text:p>6.158</text:p>
          </table:table-cell>
          <table:table-cell table:style-name="ce10" office:value-type="float" office:value="2941" calcext:value-type="float">
            <text:p>2.941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681838" calcext:value-type="float">
            <text:p>1.681.838</text:p>
          </table:table-cell>
          <table:table-cell table:style-name="ce10" office:value-type="float" office:value="1157376" calcext:value-type="float">
            <text:p>1.157.376</text:p>
          </table:table-cell>
          <table:table-cell table:style-name="ce10" office:value-type="float" office:value="414786" calcext:value-type="float">
            <text:p>414.786</text:p>
          </table:table-cell>
          <table:table-cell table:style-name="ce10" office:value-type="float" office:value="88110" calcext:value-type="float">
            <text:p>88.110</text:p>
          </table:table-cell>
          <table:table-cell table:style-name="ce10" office:value-type="float" office:value="16549" calcext:value-type="float">
            <text:p>16.549</text:p>
          </table:table-cell>
          <table:table-cell table:style-name="ce10" office:value-type="float" office:value="4259" calcext:value-type="float">
            <text:p>4.259</text:p>
          </table:table-cell>
          <table:table-cell table:style-name="ce10" office:value-type="float" office:value="758" calcext:value-type="float">
            <text:p>75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15</text:p>
          </table:table-cell>
          <table:table-cell table:style-name="ce10" office:value-type="float" office:value="3186878" calcext:value-type="float">
            <text:p>3.186.878</text:p>
          </table:table-cell>
          <table:table-cell table:style-name="ce10" office:value-type="float" office:value="1754002" calcext:value-type="float">
            <text:p>1.754.002</text:p>
          </table:table-cell>
          <table:table-cell table:style-name="ce10" office:value-type="float" office:value="899802" calcext:value-type="float">
            <text:p>899.802</text:p>
          </table:table-cell>
          <table:table-cell table:style-name="ce10" office:value-type="float" office:value="287430" calcext:value-type="float">
            <text:p>287.430</text:p>
          </table:table-cell>
          <table:table-cell table:style-name="ce10" office:value-type="float" office:value="112527" calcext:value-type="float">
            <text:p>112.527</text:p>
          </table:table-cell>
          <table:table-cell table:style-name="ce10" office:value-type="float" office:value="71518" calcext:value-type="float">
            <text:p>71.518</text:p>
          </table:table-cell>
          <table:table-cell table:style-name="ce10" office:value-type="float" office:value="39101" calcext:value-type="float">
            <text:p>39.101</text:p>
          </table:table-cell>
          <table:table-cell table:style-name="ce10" office:value-type="float" office:value="11503" calcext:value-type="float">
            <text:p>11.503</text:p>
          </table:table-cell>
          <table:table-cell table:style-name="ce10" office:value-type="float" office:value="5928" calcext:value-type="float">
            <text:p>5.928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683" calcext:value-type="float">
            <text:p>683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89392" calcext:value-type="float">
            <text:p>89.392</text:p>
          </table:table-cell>
          <table:table-cell table:style-name="ce10" office:value-type="float" office:value="28151" calcext:value-type="float">
            <text:p>28.151</text:p>
          </table:table-cell>
          <table:table-cell table:style-name="ce10" office:value-type="float" office:value="16201" calcext:value-type="float">
            <text:p>16.201</text:p>
          </table:table-cell>
          <table:table-cell table:style-name="ce10" office:value-type="float" office:value="9777" calcext:value-type="float">
            <text:p>9.777</text:p>
          </table:table-cell>
          <table:table-cell table:style-name="ce10" office:value-type="float" office:value="8356" calcext:value-type="float">
            <text:p>8.356</text:p>
          </table:table-cell>
          <table:table-cell table:style-name="ce10" office:value-type="float" office:value="9847" calcext:value-type="float">
            <text:p>9.847</text:p>
          </table:table-cell>
          <table:table-cell table:style-name="ce10" office:value-type="float" office:value="9065" calcext:value-type="float">
            <text:p>9.065</text:p>
          </table:table-cell>
          <table:table-cell table:style-name="ce10" office:value-type="float" office:value="3683" calcext:value-type="float">
            <text:p>3.683</text:p>
          </table:table-cell>
          <table:table-cell table:style-name="ce10" office:value-type="float" office:value="2094" calcext:value-type="float">
            <text:p>2.094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1146131" calcext:value-type="float">
            <text:p>1.146.131</text:p>
          </table:table-cell>
          <table:table-cell table:style-name="ce10" office:value-type="float" office:value="435733" calcext:value-type="float">
            <text:p>435.733</text:p>
          </table:table-cell>
          <table:table-cell table:style-name="ce10" office:value-type="float" office:value="386000" calcext:value-type="float">
            <text:p>386.000</text:p>
          </table:table-cell>
          <table:table-cell table:style-name="ce10" office:value-type="float" office:value="162068" calcext:value-type="float">
            <text:p>162.068</text:p>
          </table:table-cell>
          <table:table-cell table:style-name="ce10" office:value-type="float" office:value="77278" calcext:value-type="float">
            <text:p>77.278</text:p>
          </table:table-cell>
          <table:table-cell table:style-name="ce10" office:value-type="float" office:value="50522" calcext:value-type="float">
            <text:p>50.522</text:p>
          </table:table-cell>
          <table:table-cell table:style-name="ce10" office:value-type="float" office:value="24319" calcext:value-type="float">
            <text:p>24.319</text:p>
          </table:table-cell>
          <table:table-cell table:style-name="ce10" office:value-type="float" office:value="5691" calcext:value-type="float">
            <text:p>5.691</text:p>
          </table:table-cell>
          <table:table-cell table:style-name="ce10" office:value-type="float" office:value="2669" calcext:value-type="float">
            <text:p>2.669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626938" calcext:value-type="float">
            <text:p>1.626.938</text:p>
          </table:table-cell>
          <table:table-cell table:style-name="ce10" office:value-type="float" office:value="1110791" calcext:value-type="float">
            <text:p>1.110.791</text:p>
          </table:table-cell>
          <table:table-cell table:style-name="ce10" office:value-type="float" office:value="411528" calcext:value-type="float">
            <text:p>411.528</text:p>
          </table:table-cell>
          <table:table-cell table:style-name="ce10" office:value-type="float" office:value="84614" calcext:value-type="float">
            <text:p>84.614</text:p>
          </table:table-cell>
          <table:table-cell table:style-name="ce10" office:value-type="float" office:value="15505" calcext:value-type="float">
            <text:p>15.505</text:p>
          </table:table-cell>
          <table:table-cell table:style-name="ce10" office:value-type="float" office:value="3850" calcext:value-type="float">
            <text:p>3.850</text:p>
          </table:table-cell>
          <table:table-cell table:style-name="ce10" office:value-type="float" office:value="650" calcext:value-type="float">
            <text:p>65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14</text:p>
          </table:table-cell>
          <table:table-cell table:style-name="ce10" office:value-type="float" office:value="3119310" calcext:value-type="float">
            <text:p>3.119.310</text:p>
          </table:table-cell>
          <table:table-cell table:style-name="ce10" office:value-type="float" office:value="1672483" calcext:value-type="float">
            <text:p>1.672.483</text:p>
          </table:table-cell>
          <table:table-cell table:style-name="ce10" office:value-type="float" office:value="921000" calcext:value-type="float">
            <text:p>921.000</text:p>
          </table:table-cell>
          <table:table-cell table:style-name="ce10" office:value-type="float" office:value="284612" calcext:value-type="float">
            <text:p>284.612</text:p>
          </table:table-cell>
          <table:table-cell table:style-name="ce10" office:value-type="float" office:value="110819" calcext:value-type="float">
            <text:p>110.819</text:p>
          </table:table-cell>
          <table:table-cell table:style-name="ce10" office:value-type="float" office:value="70226" calcext:value-type="float">
            <text:p>70.226</text:p>
          </table:table-cell>
          <table:table-cell table:style-name="ce10" office:value-type="float" office:value="38157" calcext:value-type="float">
            <text:p>38.157</text:p>
          </table:table-cell>
          <table:table-cell table:style-name="ce10" office:value-type="float" office:value="11223" calcext:value-type="float">
            <text:p>11.223</text:p>
          </table:table-cell>
          <table:table-cell table:style-name="ce10" office:value-type="float" office:value="5753" calcext:value-type="float">
            <text:p>5.753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646" calcext:value-type="float">
            <text:p>646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92986" calcext:value-type="float">
            <text:p>92.986</text:p>
          </table:table-cell>
          <table:table-cell table:style-name="ce10" office:value-type="float" office:value="27662" calcext:value-type="float">
            <text:p>27.662</text:p>
          </table:table-cell>
          <table:table-cell table:style-name="ce10" office:value-type="float" office:value="17433" calcext:value-type="float">
            <text:p>17.433</text:p>
          </table:table-cell>
          <table:table-cell table:style-name="ce10" office:value-type="float" office:value="10555" calcext:value-type="float">
            <text:p>10.555</text:p>
          </table:table-cell>
          <table:table-cell table:style-name="ce10" office:value-type="float" office:value="9091" calcext:value-type="float">
            <text:p>9.091</text:p>
          </table:table-cell>
          <table:table-cell table:style-name="ce10" office:value-type="float" office:value="10679" calcext:value-type="float">
            <text:p>10.679</text:p>
          </table:table-cell>
          <table:table-cell table:style-name="ce10" office:value-type="float" office:value="9435" calcext:value-type="float">
            <text:p>9.435</text:p>
          </table:table-cell>
          <table:table-cell table:style-name="ce10" office:value-type="float" office:value="3766" calcext:value-type="float">
            <text:p>3.766</text:p>
          </table:table-cell>
          <table:table-cell table:style-name="ce10" office:value-type="float" office:value="2122" calcext:value-type="float">
            <text:p>2.122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24" calcext:value-type="float">
            <text:p>324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137696" calcext:value-type="float">
            <text:p>1.137.696</text:p>
          </table:table-cell>
          <table:table-cell table:style-name="ce10" office:value-type="float" office:value="424188" calcext:value-type="float">
            <text:p>424.188</text:p>
          </table:table-cell>
          <table:table-cell table:style-name="ce10" office:value-type="float" office:value="395149" calcext:value-type="float">
            <text:p>395.149</text:p>
          </table:table-cell>
          <table:table-cell table:style-name="ce10" office:value-type="float" office:value="161062" calcext:value-type="float">
            <text:p>161.062</text:p>
          </table:table-cell>
          <table:table-cell table:style-name="ce10" office:value-type="float" office:value="75893" calcext:value-type="float">
            <text:p>75.893</text:p>
          </table:table-cell>
          <table:table-cell table:style-name="ce10" office:value-type="float" office:value="48686" calcext:value-type="float">
            <text:p>48.686</text:p>
          </table:table-cell>
          <table:table-cell table:style-name="ce10" office:value-type="float" office:value="23103" calcext:value-type="float">
            <text:p>23.103</text:p>
          </table:table-cell>
          <table:table-cell table:style-name="ce10" office:value-type="float" office:value="5310" calcext:value-type="float">
            <text:p>5.310</text:p>
          </table:table-cell>
          <table:table-cell table:style-name="ce10" office:value-type="float" office:value="2501" calcext:value-type="float">
            <text:p>2.501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74729" calcext:value-type="float">
            <text:p>1.574.729</text:p>
          </table:table-cell>
          <table:table-cell table:style-name="ce10" office:value-type="float" office:value="1051176" calcext:value-type="float">
            <text:p>1.051.176</text:p>
          </table:table-cell>
          <table:table-cell table:style-name="ce10" office:value-type="float" office:value="421673" calcext:value-type="float">
            <text:p>421.673</text:p>
          </table:table-cell>
          <table:table-cell table:style-name="ce10" office:value-type="float" office:value="82778" calcext:value-type="float">
            <text:p>82.778</text:p>
          </table:table-cell>
          <table:table-cell table:style-name="ce10" office:value-type="float" office:value="14678" calcext:value-type="float">
            <text:p>14.678</text:p>
          </table:table-cell>
          <table:table-cell table:style-name="ce10" office:value-type="float" office:value="3795" calcext:value-type="float">
            <text:p>3.795</text:p>
          </table:table-cell>
          <table:table-cell table:style-name="ce10" office:value-type="float" office:value="629" calcext:value-type="float">
            <text:p>62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13</text:p>
          </table:table-cell>
          <table:table-cell table:style-name="ce10" office:value-type="float" office:value="3146570" calcext:value-type="float">
            <text:p>3.146.570</text:p>
          </table:table-cell>
          <table:table-cell table:style-name="ce10" office:value-type="float" office:value="1681588" calcext:value-type="float">
            <text:p>1.681.588</text:p>
          </table:table-cell>
          <table:table-cell table:style-name="ce10" office:value-type="float" office:value="922646" calcext:value-type="float">
            <text:p>922.646</text:p>
          </table:table-cell>
          <table:table-cell table:style-name="ce10" office:value-type="float" office:value="280643" calcext:value-type="float">
            <text:p>280.643</text:p>
          </table:table-cell>
          <table:table-cell table:style-name="ce10" office:value-type="float" office:value="125029" calcext:value-type="float">
            <text:p>125.029</text:p>
          </table:table-cell>
          <table:table-cell table:style-name="ce10" office:value-type="float" office:value="74204" calcext:value-type="float">
            <text:p>74.204</text:p>
          </table:table-cell>
          <table:table-cell table:style-name="ce10" office:value-type="float" office:value="39506" calcext:value-type="float">
            <text:p>39.506</text:p>
          </table:table-cell>
          <table:table-cell table:style-name="ce10" office:value-type="float" office:value="11745" calcext:value-type="float">
            <text:p>11.745</text:p>
          </table:table-cell>
          <table:table-cell table:style-name="ce10" office:value-type="float" office:value="6130" calcext:value-type="float">
            <text:p>6.13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643" calcext:value-type="float">
            <text:p>643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96600" calcext:value-type="float">
            <text:p>96.600</text:p>
          </table:table-cell>
          <table:table-cell table:style-name="ce10" office:value-type="float" office:value="27209" calcext:value-type="float">
            <text:p>27.209</text:p>
          </table:table-cell>
          <table:table-cell table:style-name="ce10" office:value-type="float" office:value="17942" calcext:value-type="float">
            <text:p>17.942</text:p>
          </table:table-cell>
          <table:table-cell table:style-name="ce10" office:value-type="float" office:value="10887" calcext:value-type="float">
            <text:p>10.887</text:p>
          </table:table-cell>
          <table:table-cell table:style-name="ce10" office:value-type="float" office:value="10147" calcext:value-type="float">
            <text:p>10.147</text:p>
          </table:table-cell>
          <table:table-cell table:style-name="ce10" office:value-type="float" office:value="11450" calcext:value-type="float">
            <text:p>11.450</text:p>
          </table:table-cell>
          <table:table-cell table:style-name="ce10" office:value-type="float" office:value="10313" calcext:value-type="float">
            <text:p>10.313</text:p>
          </table:table-cell>
          <table:table-cell table:style-name="ce10" office:value-type="float" office:value="4039" calcext:value-type="float">
            <text:p>4.039</text:p>
          </table:table-cell>
          <table:table-cell table:style-name="ce10" office:value-type="float" office:value="2300" calcext:value-type="float">
            <text:p>2.30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38" calcext:value-type="float">
            <text:p>33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1125041" calcext:value-type="float">
            <text:p>1.125.041</text:p>
          </table:table-cell>
          <table:table-cell table:style-name="ce10" office:value-type="float" office:value="402225" calcext:value-type="float">
            <text:p>402.225</text:p>
          </table:table-cell>
          <table:table-cell table:style-name="ce10" office:value-type="float" office:value="394499" calcext:value-type="float">
            <text:p>394.499</text:p>
          </table:table-cell>
          <table:table-cell table:style-name="ce10" office:value-type="float" office:value="158997" calcext:value-type="float">
            <text:p>158.997</text:p>
          </table:table-cell>
          <table:table-cell table:style-name="ce10" office:value-type="float" office:value="84735" calcext:value-type="float">
            <text:p>84.735</text:p>
          </table:table-cell>
          <table:table-cell table:style-name="ce10" office:value-type="float" office:value="51180" calcext:value-type="float">
            <text:p>51.180</text:p>
          </table:table-cell>
          <table:table-cell table:style-name="ce10" office:value-type="float" office:value="23491" calcext:value-type="float">
            <text:p>23.491</text:p>
          </table:table-cell>
          <table:table-cell table:style-name="ce10" office:value-type="float" office:value="5486" calcext:value-type="float">
            <text:p>5.486</text:p>
          </table:table-cell>
          <table:table-cell table:style-name="ce10" office:value-type="float" office:value="2662" calcext:value-type="float">
            <text:p>2.662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19614" calcext:value-type="float">
            <text:p>1.619.614</text:p>
          </table:table-cell>
          <table:table-cell table:style-name="ce10" office:value-type="float" office:value="1091811" calcext:value-type="float">
            <text:p>1.091.811</text:p>
          </table:table-cell>
          <table:table-cell table:style-name="ce10" office:value-type="float" office:value="423748" calcext:value-type="float">
            <text:p>423.748</text:p>
          </table:table-cell>
          <table:table-cell table:style-name="ce10" office:value-type="float" office:value="81230" calcext:value-type="float">
            <text:p>81.230</text:p>
          </table:table-cell>
          <table:table-cell table:style-name="ce10" office:value-type="float" office:value="17837" calcext:value-type="float">
            <text:p>17.837</text:p>
          </table:table-cell>
          <table:table-cell table:style-name="ce10" office:value-type="float" office:value="4297" calcext:value-type="float">
            <text:p>4.297</text:p>
          </table:table-cell>
          <table:table-cell table:style-name="ce10" office:value-type="float" office:value="691" calcext:value-type="float">
            <text:p>69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12</text:p>
          </table:table-cell>
          <table:table-cell table:style-name="ce10" office:value-type="float" office:value="3199617" calcext:value-type="float">
            <text:p>3.199.617</text:p>
          </table:table-cell>
          <table:table-cell table:style-name="ce10" office:value-type="float" office:value="1764987" calcext:value-type="float">
            <text:p>1.764.987</text:p>
          </table:table-cell>
          <table:table-cell table:style-name="ce10" office:value-type="float" office:value="867550" calcext:value-type="float">
            <text:p>867.550</text:p>
          </table:table-cell>
          <table:table-cell table:style-name="ce10" office:value-type="float" office:value="288896" calcext:value-type="float">
            <text:p>288.896</text:p>
          </table:table-cell>
          <table:table-cell table:style-name="ce10" office:value-type="float" office:value="131944" calcext:value-type="float">
            <text:p>131.944</text:p>
          </table:table-cell>
          <table:table-cell table:style-name="ce10" office:value-type="float" office:value="79113" calcext:value-type="float">
            <text:p>79.113</text:p>
          </table:table-cell>
          <table:table-cell table:style-name="ce10" office:value-type="float" office:value="43070" calcext:value-type="float">
            <text:p>43.070</text:p>
          </table:table-cell>
          <table:table-cell table:style-name="ce10" office:value-type="float" office:value="12700" calcext:value-type="float">
            <text:p>12.700</text:p>
          </table:table-cell>
          <table:table-cell table:style-name="ce10" office:value-type="float" office:value="6434" calcext:value-type="float">
            <text:p>6.434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669" calcext:value-type="float">
            <text:p>669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02532" calcext:value-type="float">
            <text:p>102.532</text:p>
          </table:table-cell>
          <table:table-cell table:style-name="ce10" office:value-type="float" office:value="29689" calcext:value-type="float">
            <text:p>29.689</text:p>
          </table:table-cell>
          <table:table-cell table:style-name="ce10" office:value-type="float" office:value="17545" calcext:value-type="float">
            <text:p>17.545</text:p>
          </table:table-cell>
          <table:table-cell table:style-name="ce10" office:value-type="float" office:value="11437" calcext:value-type="float">
            <text:p>11.437</text:p>
          </table:table-cell>
          <table:table-cell table:style-name="ce10" office:value-type="float" office:value="10696" calcext:value-type="float">
            <text:p>10.696</text:p>
          </table:table-cell>
          <table:table-cell table:style-name="ce10" office:value-type="float" office:value="12496" calcext:value-type="float">
            <text:p>12.496</text:p>
          </table:table-cell>
          <table:table-cell table:style-name="ce10" office:value-type="float" office:value="11295" calcext:value-type="float">
            <text:p>11.295</text:p>
          </table:table-cell>
          <table:table-cell table:style-name="ce10" office:value-type="float" office:value="4493" calcext:value-type="float">
            <text:p>4.493</text:p>
          </table:table-cell>
          <table:table-cell table:style-name="ce10" office:value-type="float" office:value="2517" calcext:value-type="float">
            <text:p>2.517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1123574" calcext:value-type="float">
            <text:p>1.123.574</text:p>
          </table:table-cell>
          <table:table-cell table:style-name="ce10" office:value-type="float" office:value="414545" calcext:value-type="float">
            <text:p>414.545</text:p>
          </table:table-cell>
          <table:table-cell table:style-name="ce10" office:value-type="float" office:value="365368" calcext:value-type="float">
            <text:p>365.368</text:p>
          </table:table-cell>
          <table:table-cell table:style-name="ce10" office:value-type="float" office:value="163500" calcext:value-type="float">
            <text:p>163.500</text:p>
          </table:table-cell>
          <table:table-cell table:style-name="ce10" office:value-type="float" office:value="89490" calcext:value-type="float">
            <text:p>89.490</text:p>
          </table:table-cell>
          <table:table-cell table:style-name="ce10" office:value-type="float" office:value="54775" calcext:value-type="float">
            <text:p>54.775</text:p>
          </table:table-cell>
          <table:table-cell table:style-name="ce10" office:value-type="float" office:value="25718" calcext:value-type="float">
            <text:p>25.718</text:p>
          </table:table-cell>
          <table:table-cell table:style-name="ce10" office:value-type="float" office:value="5875" calcext:value-type="float">
            <text:p>5.875</text:p>
          </table:table-cell>
          <table:table-cell table:style-name="ce10" office:value-type="float" office:value="2713" calcext:value-type="float">
            <text:p>2.713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656467" calcext:value-type="float">
            <text:p>1.656.467</text:p>
          </table:table-cell>
          <table:table-cell table:style-name="ce10" office:value-type="float" office:value="1147986" calcext:value-type="float">
            <text:p>1.147.986</text:p>
          </table:table-cell>
          <table:table-cell table:style-name="ce10" office:value-type="float" office:value="401021" calcext:value-type="float">
            <text:p>401.021</text:p>
          </table:table-cell>
          <table:table-cell table:style-name="ce10" office:value-type="float" office:value="83647" calcext:value-type="float">
            <text:p>83.647</text:p>
          </table:table-cell>
          <table:table-cell table:style-name="ce10" office:value-type="float" office:value="18672" calcext:value-type="float">
            <text:p>18.672</text:p>
          </table:table-cell>
          <table:table-cell table:style-name="ce10" office:value-type="float" office:value="4397" calcext:value-type="float">
            <text:p>4.397</text:p>
          </table:table-cell>
          <table:table-cell table:style-name="ce10" office:value-type="float" office:value="744" calcext:value-type="float">
            <text:p>74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11</text:p>
          </table:table-cell>
          <table:table-cell table:style-name="ce10" office:value-type="float" office:value="3250576" calcext:value-type="float">
            <text:p>3.250.576</text:p>
          </table:table-cell>
          <table:table-cell table:style-name="ce10" office:value-type="float" office:value="1795321" calcext:value-type="float">
            <text:p>1.795.321</text:p>
          </table:table-cell>
          <table:table-cell table:style-name="ce10" office:value-type="float" office:value="847952" calcext:value-type="float">
            <text:p>847.952</text:p>
          </table:table-cell>
          <table:table-cell table:style-name="ce10" office:value-type="float" office:value="313408" calcext:value-type="float">
            <text:p>313.408</text:p>
          </table:table-cell>
          <table:table-cell table:style-name="ce10" office:value-type="float" office:value="138040" calcext:value-type="float">
            <text:p>138.040</text:p>
          </table:table-cell>
          <table:table-cell table:style-name="ce10" office:value-type="float" office:value="84834" calcext:value-type="float">
            <text:p>84.834</text:p>
          </table:table-cell>
          <table:table-cell table:style-name="ce10" office:value-type="float" office:value="46160" calcext:value-type="float">
            <text:p>46.160</text:p>
          </table:table-cell>
          <table:table-cell table:style-name="ce10" office:value-type="float" office:value="13279" calcext:value-type="float">
            <text:p>13.279</text:p>
          </table:table-cell>
          <table:table-cell table:style-name="ce10" office:value-type="float" office:value="6585" calcext:value-type="float">
            <text:p>6.585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679" calcext:value-type="float">
            <text:p>679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04636" calcext:value-type="float">
            <text:p>104.636</text:p>
          </table:table-cell>
          <table:table-cell table:style-name="ce10" office:value-type="float" office:value="28509" calcext:value-type="float">
            <text:p>28.509</text:p>
          </table:table-cell>
          <table:table-cell table:style-name="ce10" office:value-type="float" office:value="17340" calcext:value-type="float">
            <text:p>17.340</text:p>
          </table:table-cell>
          <table:table-cell table:style-name="ce10" office:value-type="float" office:value="11884" calcext:value-type="float">
            <text:p>11.884</text:p>
          </table:table-cell>
          <table:table-cell table:style-name="ce10" office:value-type="float" office:value="11471" calcext:value-type="float">
            <text:p>11.471</text:p>
          </table:table-cell>
          <table:table-cell table:style-name="ce10" office:value-type="float" office:value="13174" calcext:value-type="float">
            <text:p>13.174</text:p>
          </table:table-cell>
          <table:table-cell table:style-name="ce10" office:value-type="float" office:value="12297" calcext:value-type="float">
            <text:p>12.297</text:p>
          </table:table-cell>
          <table:table-cell table:style-name="ce10" office:value-type="float" office:value="4840" calcext:value-type="float">
            <text:p>4.840</text:p>
          </table:table-cell>
          <table:table-cell table:style-name="ce10" office:value-type="float" office:value="2649" calcext:value-type="float">
            <text:p>2.649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1122786" calcext:value-type="float">
            <text:p>1.122.786</text:p>
          </table:table-cell>
          <table:table-cell table:style-name="ce10" office:value-type="float" office:value="399754" calcext:value-type="float">
            <text:p>399.754</text:p>
          </table:table-cell>
          <table:table-cell table:style-name="ce10" office:value-type="float" office:value="353269" calcext:value-type="float">
            <text:p>353.269</text:p>
          </table:table-cell>
          <table:table-cell table:style-name="ce10" office:value-type="float" office:value="179145" calcext:value-type="float">
            <text:p>179.145</text:p>
          </table:table-cell>
          <table:table-cell table:style-name="ce10" office:value-type="float" office:value="93511" calcext:value-type="float">
            <text:p>93.511</text:p>
          </table:table-cell>
          <table:table-cell table:style-name="ce10" office:value-type="float" office:value="59036" calcext:value-type="float">
            <text:p>59.036</text:p>
          </table:table-cell>
          <table:table-cell table:style-name="ce10" office:value-type="float" office:value="27659" calcext:value-type="float">
            <text:p>27.659</text:p>
          </table:table-cell>
          <table:table-cell table:style-name="ce10" office:value-type="float" office:value="6141" calcext:value-type="float">
            <text:p>6.141</text:p>
          </table:table-cell>
          <table:table-cell table:style-name="ce10" office:value-type="float" office:value="2717" calcext:value-type="float">
            <text:p>2.717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706565" calcext:value-type="float">
            <text:p>1.706.565</text:p>
          </table:table-cell>
          <table:table-cell table:style-name="ce10" office:value-type="float" office:value="1196270" calcext:value-type="float">
            <text:p>1.196.270</text:p>
          </table:table-cell>
          <table:table-cell table:style-name="ce10" office:value-type="float" office:value="394907" calcext:value-type="float">
            <text:p>394.907</text:p>
          </table:table-cell>
          <table:table-cell table:style-name="ce10" office:value-type="float" office:value="90297" calcext:value-type="float">
            <text:p>90.297</text:p>
          </table:table-cell>
          <table:table-cell table:style-name="ce10" office:value-type="float" office:value="19552" calcext:value-type="float">
            <text:p>19.552</text:p>
          </table:table-cell>
          <table:table-cell table:style-name="ce10" office:value-type="float" office:value="4781" calcext:value-type="float">
            <text:p>4.781</text:p>
          </table:table-cell>
          <table:table-cell table:style-name="ce10" office:value-type="float" office:value="758" calcext:value-type="float">
            <text:p>75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10</text:p>
          </table:table-cell>
          <table:table-cell table:style-name="ce10" office:value-type="float" office:value="3291263" calcext:value-type="float">
            <text:p>3.291.263</text:p>
          </table:table-cell>
          <table:table-cell table:style-name="ce10" office:value-type="float" office:value="1774005" calcext:value-type="float">
            <text:p>1.774.005</text:p>
          </table:table-cell>
          <table:table-cell table:style-name="ce10" office:value-type="float" office:value="893005" calcext:value-type="float">
            <text:p>893.005</text:p>
          </table:table-cell>
          <table:table-cell table:style-name="ce10" office:value-type="float" office:value="318155" calcext:value-type="float">
            <text:p>318.155</text:p>
          </table:table-cell>
          <table:table-cell table:style-name="ce10" office:value-type="float" office:value="143016" calcext:value-type="float">
            <text:p>143.016</text:p>
          </table:table-cell>
          <table:table-cell table:style-name="ce10" office:value-type="float" office:value="88396" calcext:value-type="float">
            <text:p>88.396</text:p>
          </table:table-cell>
          <table:table-cell table:style-name="ce10" office:value-type="float" office:value="48765" calcext:value-type="float">
            <text:p>48.765</text:p>
          </table:table-cell>
          <table:table-cell table:style-name="ce10" office:value-type="float" office:value="13745" calcext:value-type="float">
            <text:p>13.745</text:p>
          </table:table-cell>
          <table:table-cell table:style-name="ce10" office:value-type="float" office:value="7098" calcext:value-type="float">
            <text:p>7.098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651" calcext:value-type="float">
            <text:p>651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05203" calcext:value-type="float">
            <text:p>105.203</text:p>
          </table:table-cell>
          <table:table-cell table:style-name="ce10" office:value-type="float" office:value="25689" calcext:value-type="float">
            <text:p>25.689</text:p>
          </table:table-cell>
          <table:table-cell table:style-name="ce10" office:value-type="float" office:value="17868" calcext:value-type="float">
            <text:p>17.868</text:p>
          </table:table-cell>
          <table:table-cell table:style-name="ce10" office:value-type="float" office:value="12293" calcext:value-type="float">
            <text:p>12.293</text:p>
          </table:table-cell>
          <table:table-cell table:style-name="ce10" office:value-type="float" office:value="11982" calcext:value-type="float">
            <text:p>11.982</text:p>
          </table:table-cell>
          <table:table-cell table:style-name="ce10" office:value-type="float" office:value="13808" calcext:value-type="float">
            <text:p>13.808</text:p>
          </table:table-cell>
          <table:table-cell table:style-name="ce10" office:value-type="float" office:value="13141" calcext:value-type="float">
            <text:p>13.141</text:p>
          </table:table-cell>
          <table:table-cell table:style-name="ce10" office:value-type="float" office:value="5026" calcext:value-type="float">
            <text:p>5.026</text:p>
          </table:table-cell>
          <table:table-cell table:style-name="ce10" office:value-type="float" office:value="2806" calcext:value-type="float">
            <text:p>2.806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1125990" calcext:value-type="float">
            <text:p>1.125.990</text:p>
          </table:table-cell>
          <table:table-cell table:style-name="ce10" office:value-type="float" office:value="381237" calcext:value-type="float">
            <text:p>381.237</text:p>
          </table:table-cell>
          <table:table-cell table:style-name="ce10" office:value-type="float" office:value="364154" calcext:value-type="float">
            <text:p>364.154</text:p>
          </table:table-cell>
          <table:table-cell table:style-name="ce10" office:value-type="float" office:value="181243" calcext:value-type="float">
            <text:p>181.243</text:p>
          </table:table-cell>
          <table:table-cell table:style-name="ce10" office:value-type="float" office:value="97483" calcext:value-type="float">
            <text:p>97.483</text:p>
          </table:table-cell>
          <table:table-cell table:style-name="ce10" office:value-type="float" office:value="61586" calcext:value-type="float">
            <text:p>61.586</text:p>
          </table:table-cell>
          <table:table-cell table:style-name="ce10" office:value-type="float" office:value="29307" calcext:value-type="float">
            <text:p>29.307</text:p>
          </table:table-cell>
          <table:table-cell table:style-name="ce10" office:value-type="float" office:value="6415" calcext:value-type="float">
            <text:p>6.415</text:p>
          </table:table-cell>
          <table:table-cell table:style-name="ce10" office:value-type="float" office:value="3044" calcext:value-type="float">
            <text:p>3.044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745912" calcext:value-type="float">
            <text:p>1.745.912</text:p>
          </table:table-cell>
          <table:table-cell table:style-name="ce10" office:value-type="float" office:value="1202055" calcext:value-type="float">
            <text:p>1.202.055</text:p>
          </table:table-cell>
          <table:table-cell table:style-name="ce10" office:value-type="float" office:value="426239" calcext:value-type="float">
            <text:p>426.239</text:p>
          </table:table-cell>
          <table:table-cell table:style-name="ce10" office:value-type="float" office:value="91990" calcext:value-type="float">
            <text:p>91.990</text:p>
          </table:table-cell>
          <table:table-cell table:style-name="ce10" office:value-type="float" office:value="19761" calcext:value-type="float">
            <text:p>19.761</text:p>
          </table:table-cell>
          <table:table-cell table:style-name="ce10" office:value-type="float" office:value="4998" calcext:value-type="float">
            <text:p>4.998</text:p>
          </table:table-cell>
          <table:table-cell table:style-name="ce10" office:value-type="float" office:value="869" calcext:value-type="float">
            <text:p>86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09</text:p>
          </table:table-cell>
          <table:table-cell table:style-name="ce10" office:value-type="float" office:value="3355830" calcext:value-type="float">
            <text:p>3.355.830</text:p>
          </table:table-cell>
          <table:table-cell table:style-name="ce10" office:value-type="float" office:value="1767470" calcext:value-type="float">
            <text:p>1.767.470</text:p>
          </table:table-cell>
          <table:table-cell table:style-name="ce10" office:value-type="float" office:value="919092" calcext:value-type="float">
            <text:p>919.092</text:p>
          </table:table-cell>
          <table:table-cell table:style-name="ce10" office:value-type="float" office:value="332671" calcext:value-type="float">
            <text:p>332.671</text:p>
          </table:table-cell>
          <table:table-cell table:style-name="ce10" office:value-type="float" office:value="151233" calcext:value-type="float">
            <text:p>151.233</text:p>
          </table:table-cell>
          <table:table-cell table:style-name="ce10" office:value-type="float" office:value="101601" calcext:value-type="float">
            <text:p>101.601</text:p>
          </table:table-cell>
          <table:table-cell table:style-name="ce10" office:value-type="float" office:value="55641" calcext:value-type="float">
            <text:p>55.641</text:p>
          </table:table-cell>
          <table:table-cell table:style-name="ce10" office:value-type="float" office:value="15075" calcext:value-type="float">
            <text:p>15.075</text:p>
          </table:table-cell>
          <table:table-cell table:style-name="ce10" office:value-type="float" office:value="7672" calcext:value-type="float">
            <text:p>7.672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678" calcext:value-type="float">
            <text:p>678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09330" calcext:value-type="float">
            <text:p>109.330</text:p>
          </table:table-cell>
          <table:table-cell table:style-name="ce10" office:value-type="float" office:value="25680" calcext:value-type="float">
            <text:p>25.680</text:p>
          </table:table-cell>
          <table:table-cell table:style-name="ce10" office:value-type="float" office:value="18129" calcext:value-type="float">
            <text:p>18.129</text:p>
          </table:table-cell>
          <table:table-cell table:style-name="ce10" office:value-type="float" office:value="12416" calcext:value-type="float">
            <text:p>12.416</text:p>
          </table:table-cell>
          <table:table-cell table:style-name="ce10" office:value-type="float" office:value="11393" calcext:value-type="float">
            <text:p>11.393</text:p>
          </table:table-cell>
          <table:table-cell table:style-name="ce10" office:value-type="float" office:value="15334" calcext:value-type="float">
            <text:p>15.334</text:p>
          </table:table-cell>
          <table:table-cell table:style-name="ce10" office:value-type="float" office:value="14825" calcext:value-type="float">
            <text:p>14.825</text:p>
          </table:table-cell>
          <table:table-cell table:style-name="ce10" office:value-type="float" office:value="5581" calcext:value-type="float">
            <text:p>5.581</text:p>
          </table:table-cell>
          <table:table-cell table:style-name="ce10" office:value-type="float" office:value="3109" calcext:value-type="float">
            <text:p>3.109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140820" calcext:value-type="float">
            <text:p>1.140.820</text:p>
          </table:table-cell>
          <table:table-cell table:style-name="ce10" office:value-type="float" office:value="358446" calcext:value-type="float">
            <text:p>358.446</text:p>
          </table:table-cell>
          <table:table-cell table:style-name="ce10" office:value-type="float" office:value="371166" calcext:value-type="float">
            <text:p>371.166</text:p>
          </table:table-cell>
          <table:table-cell table:style-name="ce10" office:value-type="float" office:value="189169" calcext:value-type="float">
            <text:p>189.169</text:p>
          </table:table-cell>
          <table:table-cell table:style-name="ce10" office:value-type="float" office:value="103677" calcext:value-type="float">
            <text:p>103.677</text:p>
          </table:table-cell>
          <table:table-cell table:style-name="ce10" office:value-type="float" office:value="71951" calcext:value-type="float">
            <text:p>71.951</text:p>
          </table:table-cell>
          <table:table-cell table:style-name="ce10" office:value-type="float" office:value="34264" calcext:value-type="float">
            <text:p>34.264</text:p>
          </table:table-cell>
          <table:table-cell table:style-name="ce10" office:value-type="float" office:value="7212" calcext:value-type="float">
            <text:p>7.212</text:p>
          </table:table-cell>
          <table:table-cell table:style-name="ce10" office:value-type="float" office:value="3385" calcext:value-type="float">
            <text:p>3.385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793897" calcext:value-type="float">
            <text:p>1.793.897</text:p>
          </table:table-cell>
          <table:table-cell table:style-name="ce10" office:value-type="float" office:value="1217370" calcext:value-type="float">
            <text:p>1.217.370</text:p>
          </table:table-cell>
          <table:table-cell table:style-name="ce10" office:value-type="float" office:value="449210" calcext:value-type="float">
            <text:p>449.210</text:p>
          </table:table-cell>
          <table:table-cell table:style-name="ce10" office:value-type="float" office:value="98261" calcext:value-type="float">
            <text:p>98.261</text:p>
          </table:table-cell>
          <table:table-cell table:style-name="ce10" office:value-type="float" office:value="22086" calcext:value-type="float">
            <text:p>22.086</text:p>
          </table:table-cell>
          <table:table-cell table:style-name="ce10" office:value-type="float" office:value="5943" calcext:value-type="float">
            <text:p>5.943</text:p>
          </table:table-cell>
          <table:table-cell table:style-name="ce10" office:value-type="float" office:value="1027" calcext:value-type="float">
            <text:p>1.02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08</text:p>
          </table:table-cell>
          <table:table-cell table:style-name="ce10" office:value-type="float" office:value="3422239" calcext:value-type="float">
            <text:p>3.422.239</text:p>
          </table:table-cell>
          <table:table-cell table:style-name="ce10" office:value-type="float" office:value="1754374" calcext:value-type="float">
            <text:p>1.754.374</text:p>
          </table:table-cell>
          <table:table-cell table:style-name="ce10" office:value-type="float" office:value="958711" calcext:value-type="float">
            <text:p>958.711</text:p>
          </table:table-cell>
          <table:table-cell table:style-name="ce10" office:value-type="float" office:value="345848" calcext:value-type="float">
            <text:p>345.848</text:p>
          </table:table-cell>
          <table:table-cell table:style-name="ce10" office:value-type="float" office:value="160460" calcext:value-type="float">
            <text:p>160.460</text:p>
          </table:table-cell>
          <table:table-cell table:style-name="ce10" office:value-type="float" office:value="110369" calcext:value-type="float">
            <text:p>110.369</text:p>
          </table:table-cell>
          <table:table-cell table:style-name="ce10" office:value-type="float" office:value="61709" calcext:value-type="float">
            <text:p>61.709</text:p>
          </table:table-cell>
          <table:table-cell table:style-name="ce10" office:value-type="float" office:value="16242" calcext:value-type="float">
            <text:p>16.242</text:p>
          </table:table-cell>
          <table:table-cell table:style-name="ce10" office:value-type="float" office:value="8061" calcext:value-type="float">
            <text:p>8.061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725" calcext:value-type="float">
            <text:p>725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13130" calcext:value-type="float">
            <text:p>113.130</text:p>
          </table:table-cell>
          <table:table-cell table:style-name="ce10" office:value-type="float" office:value="25617" calcext:value-type="float">
            <text:p>25.617</text:p>
          </table:table-cell>
          <table:table-cell table:style-name="ce10" office:value-type="float" office:value="19221" calcext:value-type="float">
            <text:p>19.221</text:p>
          </table:table-cell>
          <table:table-cell table:style-name="ce10" office:value-type="float" office:value="12567" calcext:value-type="float">
            <text:p>12.567</text:p>
          </table:table-cell>
          <table:table-cell table:style-name="ce10" office:value-type="float" office:value="11741" calcext:value-type="float">
            <text:p>11.741</text:p>
          </table:table-cell>
          <table:table-cell table:style-name="ce10" office:value-type="float" office:value="15809" calcext:value-type="float">
            <text:p>15.809</text:p>
          </table:table-cell>
          <table:table-cell table:style-name="ce10" office:value-type="float" office:value="15690" calcext:value-type="float">
            <text:p>15.690</text:p>
          </table:table-cell>
          <table:table-cell table:style-name="ce10" office:value-type="float" office:value="6016" calcext:value-type="float">
            <text:p>6.016</text:p>
          </table:table-cell>
          <table:table-cell table:style-name="ce10" office:value-type="float" office:value="3278" calcext:value-type="float">
            <text:p>3.278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408" calcext:value-type="float">
            <text:p>408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1145398" calcext:value-type="float">
            <text:p>1.145.398</text:p>
          </table:table-cell>
          <table:table-cell table:style-name="ce10" office:value-type="float" office:value="337754" calcext:value-type="float">
            <text:p>337.754</text:p>
          </table:table-cell>
          <table:table-cell table:style-name="ce10" office:value-type="float" office:value="378258" calcext:value-type="float">
            <text:p>378.258</text:p>
          </table:table-cell>
          <table:table-cell table:style-name="ce10" office:value-type="float" office:value="189420" calcext:value-type="float">
            <text:p>189.420</text:p>
          </table:table-cell>
          <table:table-cell table:style-name="ce10" office:value-type="float" office:value="108677" calcext:value-type="float">
            <text:p>108.677</text:p>
          </table:table-cell>
          <table:table-cell table:style-name="ce10" office:value-type="float" office:value="78283" calcext:value-type="float">
            <text:p>78.283</text:p>
          </table:table-cell>
          <table:table-cell table:style-name="ce10" office:value-type="float" office:value="39074" calcext:value-type="float">
            <text:p>39.074</text:p>
          </table:table-cell>
          <table:table-cell table:style-name="ce10" office:value-type="float" office:value="8038" calcext:value-type="float">
            <text:p>8.038</text:p>
          </table:table-cell>
          <table:table-cell table:style-name="ce10" office:value-type="float" office:value="3622" calcext:value-type="float">
            <text:p>3.622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857931" calcext:value-type="float">
            <text:p>1.857.931</text:p>
          </table:table-cell>
          <table:table-cell table:style-name="ce10" office:value-type="float" office:value="1242389" calcext:value-type="float">
            <text:p>1.242.389</text:p>
          </table:table-cell>
          <table:table-cell table:style-name="ce10" office:value-type="float" office:value="472830" calcext:value-type="float">
            <text:p>472.830</text:p>
          </table:table-cell>
          <table:table-cell table:style-name="ce10" office:value-type="float" office:value="108749" calcext:value-type="float">
            <text:p>108.749</text:p>
          </table:table-cell>
          <table:table-cell table:style-name="ce10" office:value-type="float" office:value="25288" calcext:value-type="float">
            <text:p>25.288</text:p>
          </table:table-cell>
          <table:table-cell table:style-name="ce10" office:value-type="float" office:value="7299" calcext:value-type="float">
            <text:p>7.299</text:p>
          </table:table-cell>
          <table:table-cell table:style-name="ce10" office:value-type="float" office:value="1376" calcext:value-type="float">
            <text:p>1.37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07</text:p>
          </table:table-cell>
          <table:table-cell table:style-name="ce10" office:value-type="float" office:value="3336657" calcext:value-type="float">
            <text:p>3.336.657</text:p>
          </table:table-cell>
          <table:table-cell table:style-name="ce10" office:value-type="float" office:value="1706140" calcext:value-type="float">
            <text:p>1.706.140</text:p>
          </table:table-cell>
          <table:table-cell table:style-name="ce10" office:value-type="float" office:value="932526" calcext:value-type="float">
            <text:p>932.526</text:p>
          </table:table-cell>
          <table:table-cell table:style-name="ce10" office:value-type="float" office:value="340638" calcext:value-type="float">
            <text:p>340.638</text:p>
          </table:table-cell>
          <table:table-cell table:style-name="ce10" office:value-type="float" office:value="158159" calcext:value-type="float">
            <text:p>158.159</text:p>
          </table:table-cell>
          <table:table-cell table:style-name="ce10" office:value-type="float" office:value="108866" calcext:value-type="float">
            <text:p>108.866</text:p>
          </table:table-cell>
          <table:table-cell table:style-name="ce10" office:value-type="float" office:value="60738" calcext:value-type="float">
            <text:p>60.738</text:p>
          </table:table-cell>
          <table:table-cell table:style-name="ce10" office:value-type="float" office:value="15737" calcext:value-type="float">
            <text:p>15.737</text:p>
          </table:table-cell>
          <table:table-cell table:style-name="ce10" office:value-type="float" office:value="7780" calcext:value-type="float">
            <text:p>7.78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684" calcext:value-type="float">
            <text:p>684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15580" calcext:value-type="float">
            <text:p>115.580</text:p>
          </table:table-cell>
          <table:table-cell table:style-name="ce10" office:value-type="float" office:value="25655" calcext:value-type="float">
            <text:p>25.655</text:p>
          </table:table-cell>
          <table:table-cell table:style-name="ce10" office:value-type="float" office:value="19683" calcext:value-type="float">
            <text:p>19.683</text:p>
          </table:table-cell>
          <table:table-cell table:style-name="ce10" office:value-type="float" office:value="12975" calcext:value-type="float">
            <text:p>12.975</text:p>
          </table:table-cell>
          <table:table-cell table:style-name="ce10" office:value-type="float" office:value="12217" calcext:value-type="float">
            <text:p>12.217</text:p>
          </table:table-cell>
          <table:table-cell table:style-name="ce10" office:value-type="float" office:value="16424" calcext:value-type="float">
            <text:p>16.424</text:p>
          </table:table-cell>
          <table:table-cell table:style-name="ce10" office:value-type="float" office:value="16146" calcext:value-type="float">
            <text:p>16.146</text:p>
          </table:table-cell>
          <table:table-cell table:style-name="ce10" office:value-type="float" office:value="6086" calcext:value-type="float">
            <text:p>6.086</text:p>
          </table:table-cell>
          <table:table-cell table:style-name="ce10" office:value-type="float" office:value="3304" calcext:value-type="float">
            <text:p>3.304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83" calcext:value-type="float">
            <text:p>38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078614" calcext:value-type="float">
            <text:p>1.078.614</text:p>
          </table:table-cell>
          <table:table-cell table:style-name="ce10" office:value-type="float" office:value="307812" calcext:value-type="float">
            <text:p>307.812</text:p>
          </table:table-cell>
          <table:table-cell table:style-name="ce10" office:value-type="float" office:value="354735" calcext:value-type="float">
            <text:p>354.735</text:p>
          </table:table-cell>
          <table:table-cell table:style-name="ce10" office:value-type="float" office:value="184135" calcext:value-type="float">
            <text:p>184.135</text:p>
          </table:table-cell>
          <table:table-cell table:style-name="ce10" office:value-type="float" office:value="105350" calcext:value-type="float">
            <text:p>105.350</text:p>
          </table:table-cell>
          <table:table-cell table:style-name="ce10" office:value-type="float" office:value="75974" calcext:value-type="float">
            <text:p>75.974</text:p>
          </table:table-cell>
          <table:table-cell table:style-name="ce10" office:value-type="float" office:value="37618" calcext:value-type="float">
            <text:p>37.618</text:p>
          </table:table-cell>
          <table:table-cell table:style-name="ce10" office:value-type="float" office:value="7591" calcext:value-type="float">
            <text:p>7.591</text:p>
          </table:table-cell>
          <table:table-cell table:style-name="ce10" office:value-type="float" office:value="3388" calcext:value-type="float">
            <text:p>3.388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53012" calcext:value-type="float">
            <text:p>1.853.012</text:p>
          </table:table-cell>
          <table:table-cell table:style-name="ce10" office:value-type="float" office:value="1237792" calcext:value-type="float">
            <text:p>1.237.792</text:p>
          </table:table-cell>
          <table:table-cell table:style-name="ce10" office:value-type="float" office:value="471294" calcext:value-type="float">
            <text:p>471.294</text:p>
          </table:table-cell>
          <table:table-cell table:style-name="ce10" office:value-type="float" office:value="109074" calcext:value-type="float">
            <text:p>109.074</text:p>
          </table:table-cell>
          <table:table-cell table:style-name="ce10" office:value-type="float" office:value="25730" calcext:value-type="float">
            <text:p>25.730</text:p>
          </table:table-cell>
          <table:table-cell table:style-name="ce10" office:value-type="float" office:value="7601" calcext:value-type="float">
            <text:p>7.601</text:p>
          </table:table-cell>
          <table:table-cell table:style-name="ce10" office:value-type="float" office:value="1521" calcext:value-type="float">
            <text:p>1.52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06</text:p>
          </table:table-cell>
          <table:table-cell table:style-name="ce10" office:value-type="float" office:value="3174393" calcext:value-type="float">
            <text:p>3.174.393</text:p>
          </table:table-cell>
          <table:table-cell table:style-name="ce10" office:value-type="float" office:value="1616883" calcext:value-type="float">
            <text:p>1.616.883</text:p>
          </table:table-cell>
          <table:table-cell table:style-name="ce10" office:value-type="float" office:value="881748" calcext:value-type="float">
            <text:p>881.748</text:p>
          </table:table-cell>
          <table:table-cell table:style-name="ce10" office:value-type="float" office:value="328820" calcext:value-type="float">
            <text:p>328.820</text:p>
          </table:table-cell>
          <table:table-cell table:style-name="ce10" office:value-type="float" office:value="154635" calcext:value-type="float">
            <text:p>154.635</text:p>
          </table:table-cell>
          <table:table-cell table:style-name="ce10" office:value-type="float" office:value="105470" calcext:value-type="float">
            <text:p>105.470</text:p>
          </table:table-cell>
          <table:table-cell table:style-name="ce10" office:value-type="float" office:value="58725" calcext:value-type="float">
            <text:p>58.725</text:p>
          </table:table-cell>
          <table:table-cell table:style-name="ce10" office:value-type="float" office:value="15087" calcext:value-type="float">
            <text:p>15.087</text:p>
          </table:table-cell>
          <table:table-cell table:style-name="ce10" office:value-type="float" office:value="7367" calcext:value-type="float">
            <text:p>7.367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658" calcext:value-type="float">
            <text:p>658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17441" calcext:value-type="float">
            <text:p>117.441</text:p>
          </table:table-cell>
          <table:table-cell table:style-name="ce10" office:value-type="float" office:value="25286" calcext:value-type="float">
            <text:p>25.286</text:p>
          </table:table-cell>
          <table:table-cell table:style-name="ce10" office:value-type="float" office:value="19908" calcext:value-type="float">
            <text:p>19.908</text:p>
          </table:table-cell>
          <table:table-cell table:style-name="ce10" office:value-type="float" office:value="13592" calcext:value-type="float">
            <text:p>13.592</text:p>
          </table:table-cell>
          <table:table-cell table:style-name="ce10" office:value-type="float" office:value="12880" calcext:value-type="float">
            <text:p>12.880</text:p>
          </table:table-cell>
          <table:table-cell table:style-name="ce10" office:value-type="float" office:value="16958" calcext:value-type="float">
            <text:p>16.958</text:p>
          </table:table-cell>
          <table:table-cell table:style-name="ce10" office:value-type="float" office:value="16425" calcext:value-type="float">
            <text:p>16.425</text:p>
          </table:table-cell>
          <table:table-cell table:style-name="ce10" office:value-type="float" office:value="6059" calcext:value-type="float">
            <text:p>6.059</text:p>
          </table:table-cell>
          <table:table-cell table:style-name="ce10" office:value-type="float" office:value="3325" calcext:value-type="float">
            <text:p>3.325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72" calcext:value-type="float">
            <text:p>372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992658" calcext:value-type="float">
            <text:p>992.658</text:p>
          </table:table-cell>
          <table:table-cell table:style-name="ce10" office:value-type="float" office:value="267857" calcext:value-type="float">
            <text:p>267.857</text:p>
          </table:table-cell>
          <table:table-cell table:style-name="ce10" office:value-type="float" office:value="328565" calcext:value-type="float">
            <text:p>328.565</text:p>
          </table:table-cell>
          <table:table-cell table:style-name="ce10" office:value-type="float" office:value="175633" calcext:value-type="float">
            <text:p>175.633</text:p>
          </table:table-cell>
          <table:table-cell table:style-name="ce10" office:value-type="float" office:value="101321" calcext:value-type="float">
            <text:p>101.321</text:p>
          </table:table-cell>
          <table:table-cell table:style-name="ce10" office:value-type="float" office:value="72051" calcext:value-type="float">
            <text:p>72.051</text:p>
          </table:table-cell>
          <table:table-cell table:style-name="ce10" office:value-type="float" office:value="35485" calcext:value-type="float">
            <text:p>35.485</text:p>
          </table:table-cell>
          <table:table-cell table:style-name="ce10" office:value-type="float" office:value="7005" calcext:value-type="float">
            <text:p>7.005</text:p>
          </table:table-cell>
          <table:table-cell table:style-name="ce10" office:value-type="float" office:value="3023" calcext:value-type="float">
            <text:p>3.023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791126" calcext:value-type="float">
            <text:p>1.791.126</text:p>
          </table:table-cell>
          <table:table-cell table:style-name="ce10" office:value-type="float" office:value="1202750" calcext:value-type="float">
            <text:p>1.202.750</text:p>
          </table:table-cell>
          <table:table-cell table:style-name="ce10" office:value-type="float" office:value="448155" calcext:value-type="float">
            <text:p>448.155</text:p>
          </table:table-cell>
          <table:table-cell table:style-name="ce10" office:value-type="float" office:value="105500" calcext:value-type="float">
            <text:p>105.500</text:p>
          </table:table-cell>
          <table:table-cell table:style-name="ce10" office:value-type="float" office:value="25635" calcext:value-type="float">
            <text:p>25.635</text:p>
          </table:table-cell>
          <table:table-cell table:style-name="ce10" office:value-type="float" office:value="7591" calcext:value-type="float">
            <text:p>7.591</text:p>
          </table:table-cell>
          <table:table-cell table:style-name="ce10" office:value-type="float" office:value="1495" calcext:value-type="float">
            <text:p>1.49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05</text:p>
          </table:table-cell>
          <table:table-cell table:style-name="ce10" office:value-type="float" office:value="3064129" calcext:value-type="float">
            <text:p>3.064.129</text:p>
          </table:table-cell>
          <table:table-cell table:style-name="ce10" office:value-type="float" office:value="1574166" calcext:value-type="float">
            <text:p>1.574.166</text:p>
          </table:table-cell>
          <table:table-cell table:style-name="ce10" office:value-type="float" office:value="850367" calcext:value-type="float">
            <text:p>850.367</text:p>
          </table:table-cell>
          <table:table-cell table:style-name="ce10" office:value-type="float" office:value="310787" calcext:value-type="float">
            <text:p>310.787</text:p>
          </table:table-cell>
          <table:table-cell table:style-name="ce10" office:value-type="float" office:value="145443" calcext:value-type="float">
            <text:p>145.443</text:p>
          </table:table-cell>
          <table:table-cell table:style-name="ce10" office:value-type="float" office:value="100211" calcext:value-type="float">
            <text:p>100.211</text:p>
          </table:table-cell>
          <table:table-cell table:style-name="ce10" office:value-type="float" office:value="56260" calcext:value-type="float">
            <text:p>56.260</text:p>
          </table:table-cell>
          <table:table-cell table:style-name="ce10" office:value-type="float" office:value="14394" calcext:value-type="float">
            <text:p>14.394</text:p>
          </table:table-cell>
          <table:table-cell table:style-name="ce10" office:value-type="float" office:value="7003" calcext:value-type="float">
            <text:p>7.003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121441" calcext:value-type="float">
            <text:p>121.441</text:p>
          </table:table-cell>
          <table:table-cell table:style-name="ce10" office:value-type="float" office:value="26320" calcext:value-type="float">
            <text:p>26.320</text:p>
          </table:table-cell>
          <table:table-cell table:style-name="ce10" office:value-type="float" office:value="20758" calcext:value-type="float">
            <text:p>20.758</text:p>
          </table:table-cell>
          <table:table-cell table:style-name="ce10" office:value-type="float" office:value="14179" calcext:value-type="float">
            <text:p>14.179</text:p>
          </table:table-cell>
          <table:table-cell table:style-name="ce10" office:value-type="float" office:value="13328" calcext:value-type="float">
            <text:p>13.328</text:p>
          </table:table-cell>
          <table:table-cell table:style-name="ce10" office:value-type="float" office:value="17424" calcext:value-type="float">
            <text:p>17.424</text:p>
          </table:table-cell>
          <table:table-cell table:style-name="ce10" office:value-type="float" office:value="17046" calcext:value-type="float">
            <text:p>17.046</text:p>
          </table:table-cell>
          <table:table-cell table:style-name="ce10" office:value-type="float" office:value="6057" calcext:value-type="float">
            <text:p>6.057</text:p>
          </table:table-cell>
          <table:table-cell table:style-name="ce10" office:value-type="float" office:value="3292" calcext:value-type="float">
            <text:p>3.292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70" calcext:value-type="float">
            <text:p>37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918449" calcext:value-type="float">
            <text:p>918.449</text:p>
          </table:table-cell>
          <table:table-cell table:style-name="ce10" office:value-type="float" office:value="231680" calcext:value-type="float">
            <text:p>231.680</text:p>
          </table:table-cell>
          <table:table-cell table:style-name="ce10" office:value-type="float" office:value="315648" calcext:value-type="float">
            <text:p>315.648</text:p>
          </table:table-cell>
          <table:table-cell table:style-name="ce10" office:value-type="float" office:value="166125" calcext:value-type="float">
            <text:p>166.125</text:p>
          </table:table-cell>
          <table:table-cell table:style-name="ce10" office:value-type="float" office:value="94640" calcext:value-type="float">
            <text:p>94.640</text:p>
          </table:table-cell>
          <table:table-cell table:style-name="ce10" office:value-type="float" office:value="67040" calcext:value-type="float">
            <text:p>67.040</text:p>
          </table:table-cell>
          <table:table-cell table:style-name="ce10" office:value-type="float" office:value="32659" calcext:value-type="float">
            <text:p>32.659</text:p>
          </table:table-cell>
          <table:table-cell table:style-name="ce10" office:value-type="float" office:value="6348" calcext:value-type="float">
            <text:p>6.348</text:p>
          </table:table-cell>
          <table:table-cell table:style-name="ce10" office:value-type="float" office:value="2754" calcext:value-type="float">
            <text:p>2.754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767265" calcext:value-type="float">
            <text:p>1.767.265</text:p>
          </table:table-cell>
          <table:table-cell table:style-name="ce10" office:value-type="float" office:value="1207455" calcext:value-type="float">
            <text:p>1.207.455</text:p>
          </table:table-cell>
          <table:table-cell table:style-name="ce10" office:value-type="float" office:value="430548" calcext:value-type="float">
            <text:p>430.548</text:p>
          </table:table-cell>
          <table:table-cell table:style-name="ce10" office:value-type="float" office:value="97499" calcext:value-type="float">
            <text:p>97.499</text:p>
          </table:table-cell>
          <table:table-cell table:style-name="ce10" office:value-type="float" office:value="23303" calcext:value-type="float">
            <text:p>23.303</text:p>
          </table:table-cell>
          <table:table-cell table:style-name="ce10" office:value-type="float" office:value="7070" calcext:value-type="float">
            <text:p>7.070</text:p>
          </table:table-cell>
          <table:table-cell table:style-name="ce10" office:value-type="float" office:value="1390" calcext:value-type="float">
            <text:p>1.39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04</text:p>
          </table:table-cell>
          <table:table-cell table:style-name="ce10" office:value-type="float" office:value="2942583" calcext:value-type="float">
            <text:p>2.942.583</text:p>
          </table:table-cell>
          <table:table-cell table:style-name="ce10" office:value-type="float" office:value="1500396" calcext:value-type="float">
            <text:p>1.500.396</text:p>
          </table:table-cell>
          <table:table-cell table:style-name="ce10" office:value-type="float" office:value="818149" calcext:value-type="float">
            <text:p>818.149</text:p>
          </table:table-cell>
          <table:table-cell table:style-name="ce10" office:value-type="float" office:value="303783" calcext:value-type="float">
            <text:p>303.783</text:p>
          </table:table-cell>
          <table:table-cell table:style-name="ce10" office:value-type="float" office:value="143417" calcext:value-type="float">
            <text:p>143.417</text:p>
          </table:table-cell>
          <table:table-cell table:style-name="ce10" office:value-type="float" office:value="98245" calcext:value-type="float">
            <text:p>98.245</text:p>
          </table:table-cell>
          <table:table-cell table:style-name="ce10" office:value-type="float" office:value="53267" calcext:value-type="float">
            <text:p>53.267</text:p>
          </table:table-cell>
          <table:table-cell table:style-name="ce10" office:value-type="float" office:value="13470" calcext:value-type="float">
            <text:p>13.470</text:p>
          </table:table-cell>
          <table:table-cell table:style-name="ce10" office:value-type="float" office:value="6650" calcext:value-type="float">
            <text:p>6.65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592" calcext:value-type="float">
            <text:p>592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122579" calcext:value-type="float">
            <text:p>122.579</text:p>
          </table:table-cell>
          <table:table-cell table:style-name="ce10" office:value-type="float" office:value="25347" calcext:value-type="float">
            <text:p>25.347</text:p>
          </table:table-cell>
          <table:table-cell table:style-name="ce10" office:value-type="float" office:value="21026" calcext:value-type="float">
            <text:p>21.026</text:p>
          </table:table-cell>
          <table:table-cell table:style-name="ce10" office:value-type="float" office:value="14789" calcext:value-type="float">
            <text:p>14.789</text:p>
          </table:table-cell>
          <table:table-cell table:style-name="ce10" office:value-type="float" office:value="13896" calcext:value-type="float">
            <text:p>13.896</text:p>
          </table:table-cell>
          <table:table-cell table:style-name="ce10" office:value-type="float" office:value="18112" calcext:value-type="float">
            <text:p>18.112</text:p>
          </table:table-cell>
          <table:table-cell table:style-name="ce10" office:value-type="float" office:value="17058" calcext:value-type="float">
            <text:p>17.058</text:p>
          </table:table-cell>
          <table:table-cell table:style-name="ce10" office:value-type="float" office:value="6076" calcext:value-type="float">
            <text:p>6.076</text:p>
          </table:table-cell>
          <table:table-cell table:style-name="ce10" office:value-type="float" office:value="3273" calcext:value-type="float">
            <text:p>3.273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58" calcext:value-type="float">
            <text:p>3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839958" calcext:value-type="float">
            <text:p>839.958</text:p>
          </table:table-cell>
          <table:table-cell table:style-name="ce10" office:value-type="float" office:value="193953" calcext:value-type="float">
            <text:p>193.953</text:p>
          </table:table-cell>
          <table:table-cell table:style-name="ce10" office:value-type="float" office:value="293078" calcext:value-type="float">
            <text:p>293.078</text:p>
          </table:table-cell>
          <table:table-cell table:style-name="ce10" office:value-type="float" office:value="159387" calcext:value-type="float">
            <text:p>159.387</text:p>
          </table:table-cell>
          <table:table-cell table:style-name="ce10" office:value-type="float" office:value="90699" calcext:value-type="float">
            <text:p>90.699</text:p>
          </table:table-cell>
          <table:table-cell table:style-name="ce10" office:value-type="float" office:value="63449" calcext:value-type="float">
            <text:p>63.449</text:p>
          </table:table-cell>
          <table:table-cell table:style-name="ce10" office:value-type="float" office:value="29872" calcext:value-type="float">
            <text:p>29.872</text:p>
          </table:table-cell>
          <table:table-cell table:style-name="ce10" office:value-type="float" office:value="5676" calcext:value-type="float">
            <text:p>5.676</text:p>
          </table:table-cell>
          <table:table-cell table:style-name="ce10" office:value-type="float" office:value="2480" calcext:value-type="float">
            <text:p>2.48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738456" calcext:value-type="float">
            <text:p>1.738.456</text:p>
          </table:table-cell>
          <table:table-cell table:style-name="ce10" office:value-type="float" office:value="1183572" calcext:value-type="float">
            <text:p>1.183.572</text:p>
          </table:table-cell>
          <table:table-cell table:style-name="ce10" office:value-type="float" office:value="423608" calcext:value-type="float">
            <text:p>423.608</text:p>
          </table:table-cell>
          <table:table-cell table:style-name="ce10" office:value-type="float" office:value="97321" calcext:value-type="float">
            <text:p>97.321</text:p>
          </table:table-cell>
          <table:table-cell table:style-name="ce10" office:value-type="float" office:value="24456" calcext:value-type="float">
            <text:p>24.456</text:p>
          </table:table-cell>
          <table:table-cell table:style-name="ce10" office:value-type="float" office:value="7928" calcext:value-type="float">
            <text:p>7.928</text:p>
          </table:table-cell>
          <table:table-cell table:style-name="ce10" office:value-type="float" office:value="1571" calcext:value-type="float">
            <text:p>1.57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03</text:p>
          </table:table-cell>
          <table:table-cell table:style-name="ce10" office:value-type="float" office:value="2813159" calcext:value-type="float">
            <text:p>2.813.159</text:p>
          </table:table-cell>
          <table:table-cell table:style-name="ce10" office:value-type="float" office:value="1459938" calcext:value-type="float">
            <text:p>1.459.938</text:p>
          </table:table-cell>
          <table:table-cell table:style-name="ce10" office:value-type="float" office:value="760515" calcext:value-type="float">
            <text:p>760.515</text:p>
          </table:table-cell>
          <table:table-cell table:style-name="ce10" office:value-type="float" office:value="285651" calcext:value-type="float">
            <text:p>285.651</text:p>
          </table:table-cell>
          <table:table-cell table:style-name="ce10" office:value-type="float" office:value="136679" calcext:value-type="float">
            <text:p>136.679</text:p>
          </table:table-cell>
          <table:table-cell table:style-name="ce10" office:value-type="float" office:value="93823" calcext:value-type="float">
            <text:p>93.823</text:p>
          </table:table-cell>
          <table:table-cell table:style-name="ce10" office:value-type="float" office:value="51619" calcext:value-type="float">
            <text:p>51.619</text:p>
          </table:table-cell>
          <table:table-cell table:style-name="ce10" office:value-type="float" office:value="13486" calcext:value-type="float">
            <text:p>13.486</text:p>
          </table:table-cell>
          <table:table-cell table:style-name="ce10" office:value-type="float" office:value="6402" calcext:value-type="float">
            <text:p>6.402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550" calcext:value-type="float">
            <text:p>550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24468" calcext:value-type="float">
            <text:p>124.468</text:p>
          </table:table-cell>
          <table:table-cell table:style-name="ce10" office:value-type="float" office:value="24823" calcext:value-type="float">
            <text:p>24.823</text:p>
          </table:table-cell>
          <table:table-cell table:style-name="ce10" office:value-type="float" office:value="21616" calcext:value-type="float">
            <text:p>21.616</text:p>
          </table:table-cell>
          <table:table-cell table:style-name="ce10" office:value-type="float" office:value="15139" calcext:value-type="float">
            <text:p>15.139</text:p>
          </table:table-cell>
          <table:table-cell table:style-name="ce10" office:value-type="float" office:value="14862" calcext:value-type="float">
            <text:p>14.862</text:p>
          </table:table-cell>
          <table:table-cell table:style-name="ce10" office:value-type="float" office:value="18109" calcext:value-type="float">
            <text:p>18.109</text:p>
          </table:table-cell>
          <table:table-cell table:style-name="ce10" office:value-type="float" office:value="17254" calcext:value-type="float">
            <text:p>17.254</text:p>
          </table:table-cell>
          <table:table-cell table:style-name="ce10" office:value-type="float" office:value="6272" calcext:value-type="float">
            <text:p>6.272</text:p>
          </table:table-cell>
          <table:table-cell table:style-name="ce10" office:value-type="float" office:value="3378" calcext:value-type="float">
            <text:p>3.378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37" calcext:value-type="float">
            <text:p>337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73151" calcext:value-type="float">
            <text:p>773.151</text:p>
          </table:table-cell>
          <table:table-cell table:style-name="ce10" office:value-type="float" office:value="172383" calcext:value-type="float">
            <text:p>172.383</text:p>
          </table:table-cell>
          <table:table-cell table:style-name="ce10" office:value-type="float" office:value="268191" calcext:value-type="float">
            <text:p>268.191</text:p>
          </table:table-cell>
          <table:table-cell table:style-name="ce10" office:value-type="float" office:value="149127" calcext:value-type="float">
            <text:p>149.127</text:p>
          </table:table-cell>
          <table:table-cell table:style-name="ce10" office:value-type="float" office:value="86507" calcext:value-type="float">
            <text:p>86.507</text:p>
          </table:table-cell>
          <table:table-cell table:style-name="ce10" office:value-type="float" office:value="59667" calcext:value-type="float">
            <text:p>59.667</text:p>
          </table:table-cell>
          <table:table-cell table:style-name="ce10" office:value-type="float" office:value="28151" calcext:value-type="float">
            <text:p>28.151</text:p>
          </table:table-cell>
          <table:table-cell table:style-name="ce10" office:value-type="float" office:value="5625" calcext:value-type="float">
            <text:p>5.625</text:p>
          </table:table-cell>
          <table:table-cell table:style-name="ce10" office:value-type="float" office:value="2251" calcext:value-type="float">
            <text:p>2.251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694543" calcext:value-type="float">
            <text:p>1.694.543</text:p>
          </table:table-cell>
          <table:table-cell table:style-name="ce10" office:value-type="float" office:value="1173421" calcext:value-type="float">
            <text:p>1.173.421</text:p>
          </table:table-cell>
          <table:table-cell table:style-name="ce10" office:value-type="float" office:value="398706" calcext:value-type="float">
            <text:p>398.706</text:p>
          </table:table-cell>
          <table:table-cell table:style-name="ce10" office:value-type="float" office:value="91215" calcext:value-type="float">
            <text:p>91.215</text:p>
          </table:table-cell>
          <table:table-cell table:style-name="ce10" office:value-type="float" office:value="22553" calcext:value-type="float">
            <text:p>22.553</text:p>
          </table:table-cell>
          <table:table-cell table:style-name="ce10" office:value-type="float" office:value="7244" calcext:value-type="float">
            <text:p>7.244</text:p>
          </table:table-cell>
          <table:table-cell table:style-name="ce10" office:value-type="float" office:value="1404" calcext:value-type="float">
            <text:p>1.40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02</text:p>
          </table:table-cell>
          <table:table-cell table:style-name="ce10" office:value-type="float" office:value="2710400" calcext:value-type="float">
            <text:p>2.710.400</text:p>
          </table:table-cell>
          <table:table-cell table:style-name="ce10" office:value-type="float" office:value="1425332" calcext:value-type="float">
            <text:p>1.425.332</text:p>
          </table:table-cell>
          <table:table-cell table:style-name="ce10" office:value-type="float" office:value="716914" calcext:value-type="float">
            <text:p>716.914</text:p>
          </table:table-cell>
          <table:table-cell table:style-name="ce10" office:value-type="float" office:value="271764" calcext:value-type="float">
            <text:p>271.764</text:p>
          </table:table-cell>
          <table:table-cell table:style-name="ce10" office:value-type="float" office:value="131666" calcext:value-type="float">
            <text:p>131.666</text:p>
          </table:table-cell>
          <table:table-cell table:style-name="ce10" office:value-type="float" office:value="89840" calcext:value-type="float">
            <text:p>89.840</text:p>
          </table:table-cell>
          <table:table-cell table:style-name="ce10" office:value-type="float" office:value="50595" calcext:value-type="float">
            <text:p>50.595</text:p>
          </table:table-cell>
          <table:table-cell table:style-name="ce10" office:value-type="float" office:value="13468" calcext:value-type="float">
            <text:p>13.468</text:p>
          </table:table-cell>
          <table:table-cell table:style-name="ce10" office:value-type="float" office:value="6190" calcext:value-type="float">
            <text:p>6.19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466" calcext:value-type="float">
            <text:p>466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126529" calcext:value-type="float">
            <text:p>126.529</text:p>
          </table:table-cell>
          <table:table-cell table:style-name="ce10" office:value-type="float" office:value="24717" calcext:value-type="float">
            <text:p>24.717</text:p>
          </table:table-cell>
          <table:table-cell table:style-name="ce10" office:value-type="float" office:value="22063" calcext:value-type="float">
            <text:p>22.063</text:p>
          </table:table-cell>
          <table:table-cell table:style-name="ce10" office:value-type="float" office:value="15527" calcext:value-type="float">
            <text:p>15.527</text:p>
          </table:table-cell>
          <table:table-cell table:style-name="ce10" office:value-type="float" office:value="15306" calcext:value-type="float">
            <text:p>15.306</text:p>
          </table:table-cell>
          <table:table-cell table:style-name="ce10" office:value-type="float" office:value="18597" calcext:value-type="float">
            <text:p>18.597</text:p>
          </table:table-cell>
          <table:table-cell table:style-name="ce10" office:value-type="float" office:value="17525" calcext:value-type="float">
            <text:p>17.525</text:p>
          </table:table-cell>
          <table:table-cell table:style-name="ce10" office:value-type="float" office:value="6422" calcext:value-type="float">
            <text:p>6.422</text:p>
          </table:table-cell>
          <table:table-cell table:style-name="ce10" office:value-type="float" office:value="3385" calcext:value-type="float">
            <text:p>3.385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32" calcext:value-type="float">
            <text:p>332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716542" calcext:value-type="float">
            <text:p>716.542</text:p>
          </table:table-cell>
          <table:table-cell table:style-name="ce10" office:value-type="float" office:value="155503" calcext:value-type="float">
            <text:p>155.503</text:p>
          </table:table-cell>
          <table:table-cell table:style-name="ce10" office:value-type="float" office:value="247098" calcext:value-type="float">
            <text:p>247.098</text:p>
          </table:table-cell>
          <table:table-cell table:style-name="ce10" office:value-type="float" office:value="140051" calcext:value-type="float">
            <text:p>140.051</text:p>
          </table:table-cell>
          <table:table-cell table:style-name="ce10" office:value-type="float" office:value="81900" calcext:value-type="float">
            <text:p>81.900</text:p>
          </table:table-cell>
          <table:table-cell table:style-name="ce10" office:value-type="float" office:value="56303" calcext:value-type="float">
            <text:p>56.303</text:p>
          </table:table-cell>
          <table:table-cell table:style-name="ce10" office:value-type="float" office:value="27138" calcext:value-type="float">
            <text:p>27.138</text:p>
          </table:table-cell>
          <table:table-cell table:style-name="ce10" office:value-type="float" office:value="5434" calcext:value-type="float">
            <text:p>5.434</text:p>
          </table:table-cell>
          <table:table-cell table:style-name="ce10" office:value-type="float" office:value="2063" calcext:value-type="float">
            <text:p>2.063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662183" calcext:value-type="float">
            <text:p>1.662.183</text:p>
          </table:table-cell>
          <table:table-cell table:style-name="ce10" office:value-type="float" office:value="1160099" calcext:value-type="float">
            <text:p>1.160.099</text:p>
          </table:table-cell>
          <table:table-cell table:style-name="ce10" office:value-type="float" office:value="382502" calcext:value-type="float">
            <text:p>382.502</text:p>
          </table:table-cell>
          <table:table-cell table:style-name="ce10" office:value-type="float" office:value="88426" calcext:value-type="float">
            <text:p>88.426</text:p>
          </table:table-cell>
          <table:table-cell table:style-name="ce10" office:value-type="float" office:value="22306" calcext:value-type="float">
            <text:p>22.306</text:p>
          </table:table-cell>
          <table:table-cell table:style-name="ce10" office:value-type="float" office:value="7257" calcext:value-type="float">
            <text:p>7.257</text:p>
          </table:table-cell>
          <table:table-cell table:style-name="ce10" office:value-type="float" office:value="1593" calcext:value-type="float">
            <text:p>1.59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01</text:p>
          </table:table-cell>
          <table:table-cell table:style-name="ce10" office:value-type="float" office:value="2645317" calcext:value-type="float">
            <text:p>2.645.317</text:p>
          </table:table-cell>
          <table:table-cell table:style-name="ce10" office:value-type="float" office:value="1408792" calcext:value-type="float">
            <text:p>1.408.792</text:p>
          </table:table-cell>
          <table:table-cell table:style-name="ce10" office:value-type="float" office:value="692964" calcext:value-type="float">
            <text:p>692.964</text:p>
          </table:table-cell>
          <table:table-cell table:style-name="ce10" office:value-type="float" office:value="259764" calcext:value-type="float">
            <text:p>259.764</text:p>
          </table:table-cell>
          <table:table-cell table:style-name="ce10" office:value-type="float" office:value="126050" calcext:value-type="float">
            <text:p>126.050</text:p>
          </table:table-cell>
          <table:table-cell table:style-name="ce10" office:value-type="float" office:value="86308" calcext:value-type="float">
            <text:p>86.308</text:p>
          </table:table-cell>
          <table:table-cell table:style-name="ce10" office:value-type="float" office:value="48205" calcext:value-type="float">
            <text:p>48.205</text:p>
          </table:table-cell>
          <table:table-cell table:style-name="ce10" office:value-type="float" office:value="12953" calcext:value-type="float">
            <text:p>12.953</text:p>
          </table:table-cell>
          <table:table-cell table:style-name="ce10" office:value-type="float" office:value="5867" calcext:value-type="float">
            <text:p>5.867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29349" calcext:value-type="float">
            <text:p>129.349</text:p>
          </table:table-cell>
          <table:table-cell table:style-name="ce10" office:value-type="float" office:value="25024" calcext:value-type="float">
            <text:p>25.024</text:p>
          </table:table-cell>
          <table:table-cell table:style-name="ce10" office:value-type="float" office:value="22980" calcext:value-type="float">
            <text:p>22.980</text:p>
          </table:table-cell>
          <table:table-cell table:style-name="ce10" office:value-type="float" office:value="16070" calcext:value-type="float">
            <text:p>16.070</text:p>
          </table:table-cell>
          <table:table-cell table:style-name="ce10" office:value-type="float" office:value="16017" calcext:value-type="float">
            <text:p>16.017</text:p>
          </table:table-cell>
          <table:table-cell table:style-name="ce10" office:value-type="float" office:value="18909" calcext:value-type="float">
            <text:p>18.909</text:p>
          </table:table-cell>
          <table:table-cell table:style-name="ce10" office:value-type="float" office:value="17672" calcext:value-type="float">
            <text:p>17.672</text:p>
          </table:table-cell>
          <table:table-cell table:style-name="ce10" office:value-type="float" office:value="6382" calcext:value-type="float">
            <text:p>6.382</text:p>
          </table:table-cell>
          <table:table-cell table:style-name="ce10" office:value-type="float" office:value="3341" calcext:value-type="float">
            <text:p>3.341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11" calcext:value-type="float">
            <text:p>311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67441" calcext:value-type="float">
            <text:p>667.441</text:p>
          </table:table-cell>
          <table:table-cell table:style-name="ce10" office:value-type="float" office:value="144205" calcext:value-type="float">
            <text:p>144.205</text:p>
          </table:table-cell>
          <table:table-cell table:style-name="ce10" office:value-type="float" office:value="229835" calcext:value-type="float">
            <text:p>229.835</text:p>
          </table:table-cell>
          <table:table-cell table:style-name="ce10" office:value-type="float" office:value="131645" calcext:value-type="float">
            <text:p>131.645</text:p>
          </table:table-cell>
          <table:table-cell table:style-name="ce10" office:value-type="float" office:value="76637" calcext:value-type="float">
            <text:p>76.637</text:p>
          </table:table-cell>
          <table:table-cell table:style-name="ce10" office:value-type="float" office:value="52618" calcext:value-type="float">
            <text:p>52.618</text:p>
          </table:table-cell>
          <table:table-cell table:style-name="ce10" office:value-type="float" office:value="24744" calcext:value-type="float">
            <text:p>24.744</text:p>
          </table:table-cell>
          <table:table-cell table:style-name="ce10" office:value-type="float" office:value="5035" calcext:value-type="float">
            <text:p>5.035</text:p>
          </table:table-cell>
          <table:table-cell table:style-name="ce10" office:value-type="float" office:value="1820" calcext:value-type="float">
            <text:p>1.82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51265" calcext:value-type="float">
            <text:p>1.651.265</text:p>
          </table:table-cell>
          <table:table-cell table:style-name="ce10" office:value-type="float" office:value="1158380" calcext:value-type="float">
            <text:p>1.158.380</text:p>
          </table:table-cell>
          <table:table-cell table:style-name="ce10" office:value-type="float" office:value="376997" calcext:value-type="float">
            <text:p>376.997</text:p>
          </table:table-cell>
          <table:table-cell table:style-name="ce10" office:value-type="float" office:value="85272" calcext:value-type="float">
            <text:p>85.272</text:p>
          </table:table-cell>
          <table:table-cell table:style-name="ce10" office:value-type="float" office:value="21710" calcext:value-type="float">
            <text:p>21.710</text:p>
          </table:table-cell>
          <table:table-cell table:style-name="ce10" office:value-type="float" office:value="7287" calcext:value-type="float">
            <text:p>7.287</text:p>
          </table:table-cell>
          <table:table-cell table:style-name="ce10" office:value-type="float" office:value="1619" calcext:value-type="float">
            <text:p>1.61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2000</text:p>
          </table:table-cell>
          <table:table-cell table:style-name="ce10" office:value-type="float" office:value="2595392" calcext:value-type="float">
            <text:p>2.595.392</text:p>
          </table:table-cell>
          <table:table-cell table:style-name="ce10" office:value-type="float" office:value="1417221" calcext:value-type="float">
            <text:p>1.417.221</text:p>
          </table:table-cell>
          <table:table-cell table:style-name="ce10" office:value-type="float" office:value="666054" calcext:value-type="float">
            <text:p>666.054</text:p>
          </table:table-cell>
          <table:table-cell table:style-name="ce10" office:value-type="float" office:value="246660" calcext:value-type="float">
            <text:p>246.660</text:p>
          </table:table-cell>
          <table:table-cell table:style-name="ce10" office:value-type="float" office:value="108534" calcext:value-type="float">
            <text:p>108.534</text:p>
          </table:table-cell>
          <table:table-cell table:style-name="ce10" office:value-type="float" office:value="85259" calcext:value-type="float">
            <text:p>85.259</text:p>
          </table:table-cell>
          <table:table-cell table:style-name="ce10" office:value-type="float" office:value="49855" calcext:value-type="float">
            <text:p>49.855</text:p>
          </table:table-cell>
          <table:table-cell table:style-name="ce10" office:value-type="float" office:value="12362" calcext:value-type="float">
            <text:p>12.362</text:p>
          </table:table-cell>
          <table:table-cell table:style-name="ce10" office:value-type="float" office:value="5373" calcext:value-type="float">
            <text:p>5.373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96" calcext:value-type="float">
            <text:p>396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31079" calcext:value-type="float">
            <text:p>131.079</text:p>
          </table:table-cell>
          <table:table-cell table:style-name="ce10" office:value-type="float" office:value="24927" calcext:value-type="float">
            <text:p>24.927</text:p>
          </table:table-cell>
          <table:table-cell table:style-name="ce10" office:value-type="float" office:value="23728" calcext:value-type="float">
            <text:p>23.728</text:p>
          </table:table-cell>
          <table:table-cell table:style-name="ce10" office:value-type="float" office:value="16939" calcext:value-type="float">
            <text:p>16.939</text:p>
          </table:table-cell>
          <table:table-cell table:style-name="ce10" office:value-type="float" office:value="14437" calcext:value-type="float">
            <text:p>14.437</text:p>
          </table:table-cell>
          <table:table-cell table:style-name="ce10" office:value-type="float" office:value="19366" calcext:value-type="float">
            <text:p>19.366</text:p>
          </table:table-cell>
          <table:table-cell table:style-name="ce10" office:value-type="float" office:value="18997" calcext:value-type="float">
            <text:p>18.997</text:p>
          </table:table-cell>
          <table:table-cell table:style-name="ce10" office:value-type="float" office:value="6532" calcext:value-type="float">
            <text:p>6.532</text:p>
          </table:table-cell>
          <table:table-cell table:style-name="ce10" office:value-type="float" office:value="3278" calcext:value-type="float">
            <text:p>3.278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12374" calcext:value-type="float">
            <text:p>612.374</text:p>
          </table:table-cell>
          <table:table-cell table:style-name="ce10" office:value-type="float" office:value="131012" calcext:value-type="float">
            <text:p>131.012</text:p>
          </table:table-cell>
          <table:table-cell table:style-name="ce10" office:value-type="float" office:value="212966" calcext:value-type="float">
            <text:p>212.966</text:p>
          </table:table-cell>
          <table:table-cell table:style-name="ce10" office:value-type="float" office:value="122691" calcext:value-type="float">
            <text:p>122.691</text:p>
          </table:table-cell>
          <table:table-cell table:style-name="ce10" office:value-type="float" office:value="63926" calcext:value-type="float">
            <text:p>63.926</text:p>
          </table:table-cell>
          <table:table-cell table:style-name="ce10" office:value-type="float" office:value="50495" calcext:value-type="float">
            <text:p>50.495</text:p>
          </table:table-cell>
          <table:table-cell table:style-name="ce10" office:value-type="float" office:value="24581" calcext:value-type="float">
            <text:p>24.581</text:p>
          </table:table-cell>
          <table:table-cell table:style-name="ce10" office:value-type="float" office:value="4528" calcext:value-type="float">
            <text:p>4.528</text:p>
          </table:table-cell>
          <table:table-cell table:style-name="ce10" office:value-type="float" office:value="1484" calcext:value-type="float">
            <text:p>1.484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662679" calcext:value-type="float">
            <text:p>1.662.679</text:p>
          </table:table-cell>
          <table:table-cell table:style-name="ce10" office:value-type="float" office:value="1183491" calcext:value-type="float">
            <text:p>1.183.491</text:p>
          </table:table-cell>
          <table:table-cell table:style-name="ce10" office:value-type="float" office:value="368291" calcext:value-type="float">
            <text:p>368.291</text:p>
          </table:table-cell>
          <table:table-cell table:style-name="ce10" office:value-type="float" office:value="81402" calcext:value-type="float">
            <text:p>81.402</text:p>
          </table:table-cell>
          <table:table-cell table:style-name="ce10" office:value-type="float" office:value="19663" calcext:value-type="float">
            <text:p>19.663</text:p>
          </table:table-cell>
          <table:table-cell table:style-name="ce10" office:value-type="float" office:value="7966" calcext:value-type="float">
            <text:p>7.966</text:p>
          </table:table-cell>
          <table:table-cell table:style-name="ce10" office:value-type="float" office:value="1866" calcext:value-type="float">
            <text:p>1.86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1999</text:p>
          </table:table-cell>
          <table:table-cell table:style-name="ce10" office:value-type="float" office:value="2518801" calcext:value-type="float">
            <text:p>2.518.801</text:p>
          </table:table-cell>
          <table:table-cell table:style-name="ce10" office:value-type="float" office:value="1388116" calcext:value-type="float">
            <text:p>1.388.116</text:p>
          </table:table-cell>
          <table:table-cell table:style-name="ce10" office:value-type="float" office:value="648771" calcext:value-type="float">
            <text:p>648.771</text:p>
          </table:table-cell>
          <table:table-cell table:style-name="ce10" office:value-type="float" office:value="235131" calcext:value-type="float">
            <text:p>235.131</text:p>
          </table:table-cell>
          <table:table-cell table:style-name="ce10" office:value-type="float" office:value="101717" calcext:value-type="float">
            <text:p>101.717</text:p>
          </table:table-cell>
          <table:table-cell table:style-name="ce10" office:value-type="float" office:value="79423" calcext:value-type="float">
            <text:p>79.423</text:p>
          </table:table-cell>
          <table:table-cell table:style-name="ce10" office:value-type="float" office:value="45639" calcext:value-type="float">
            <text:p>45.639</text:p>
          </table:table-cell>
          <table:table-cell table:style-name="ce10" office:value-type="float" office:value="11348" calcext:value-type="float">
            <text:p>11.348</text:p>
          </table:table-cell>
          <table:table-cell table:style-name="ce10" office:value-type="float" office:value="4826" calcext:value-type="float">
            <text:p>4.826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362" calcext:value-type="float">
            <text:p>3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33410" calcext:value-type="float">
            <text:p>133.410</text:p>
          </table:table-cell>
          <table:table-cell table:style-name="ce10" office:value-type="float" office:value="25232" calcext:value-type="float">
            <text:p>25.232</text:p>
          </table:table-cell>
          <table:table-cell table:style-name="ce10" office:value-type="float" office:value="24955" calcext:value-type="float">
            <text:p>24.955</text:p>
          </table:table-cell>
          <table:table-cell table:style-name="ce10" office:value-type="float" office:value="17981" calcext:value-type="float">
            <text:p>17.981</text:p>
          </table:table-cell>
          <table:table-cell table:style-name="ce10" office:value-type="float" office:value="14927" calcext:value-type="float">
            <text:p>14.927</text:p>
          </table:table-cell>
          <table:table-cell table:style-name="ce10" office:value-type="float" office:value="19652" calcext:value-type="float">
            <text:p>19.652</text:p>
          </table:table-cell>
          <table:table-cell table:style-name="ce10" office:value-type="float" office:value="18611" calcext:value-type="float">
            <text:p>18.611</text:p>
          </table:table-cell>
          <table:table-cell table:style-name="ce10" office:value-type="float" office:value="6211" calcext:value-type="float">
            <text:p>6.211</text:p>
          </table:table-cell>
          <table:table-cell table:style-name="ce10" office:value-type="float" office:value="3107" calcext:value-type="float">
            <text:p>3.107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9483" calcext:value-type="float">
            <text:p>559.483</text:p>
          </table:table-cell>
          <table:table-cell table:style-name="ce10" office:value-type="float" office:value="106245" calcext:value-type="float">
            <text:p>106.245</text:p>
          </table:table-cell>
          <table:table-cell table:style-name="ce10" office:value-type="float" office:value="208050" calcext:value-type="float">
            <text:p>208.050</text:p>
          </table:table-cell>
          <table:table-cell table:style-name="ce10" office:value-type="float" office:value="114920" calcext:value-type="float">
            <text:p>114.920</text:p>
          </table:table-cell>
          <table:table-cell table:style-name="ce10" office:value-type="float" office:value="58260" calcext:value-type="float">
            <text:p>58.260</text:p>
          </table:table-cell>
          <table:table-cell table:style-name="ce10" office:value-type="float" office:value="45274" calcext:value-type="float">
            <text:p>45.274</text:p>
          </table:table-cell>
          <table:table-cell table:style-name="ce10" office:value-type="float" office:value="21070" calcext:value-type="float">
            <text:p>21.070</text:p>
          </table:table-cell>
          <table:table-cell table:style-name="ce10" office:value-type="float" office:value="3873" calcext:value-type="float">
            <text:p>3.873</text:p>
          </table:table-cell>
          <table:table-cell table:style-name="ce10" office:value-type="float" office:value="1177" calcext:value-type="float">
            <text:p>1.177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47699" calcext:value-type="float">
            <text:p>1.647.699</text:p>
          </table:table-cell>
          <table:table-cell table:style-name="ce10" office:value-type="float" office:value="1183849" calcext:value-type="float">
            <text:p>1.183.849</text:p>
          </table:table-cell>
          <table:table-cell table:style-name="ce10" office:value-type="float" office:value="357598" calcext:value-type="float">
            <text:p>357.598</text:p>
          </table:table-cell>
          <table:table-cell table:style-name="ce10" office:value-type="float" office:value="78059" calcext:value-type="float">
            <text:p>78.059</text:p>
          </table:table-cell>
          <table:table-cell table:style-name="ce10" office:value-type="float" office:value="18682" calcext:value-type="float">
            <text:p>18.682</text:p>
          </table:table-cell>
          <table:table-cell table:style-name="ce10" office:value-type="float" office:value="7678" calcext:value-type="float">
            <text:p>7.678</text:p>
          </table:table-cell>
          <table:table-cell table:style-name="ce10" office:value-type="float" office:value="1833" calcext:value-type="float">
            <text:p>1.83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7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Nota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uente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ituto Nacional de Estadístic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Sin asalariados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string" calcext:value-type="string">
            <text:p>1 A 9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string" calcext:value-type="string">
            <text:p>10 a 49</text:p>
          </table:table-cell>
          <table:table-cell table:style-name="ce11" office:value-type="string" calcext:value-type="string">
            <text:p>%</text:p>
          </table:table-cell>
          <table:table-cell table:style-name="ce11" office:value-type="string" calcext:value-type="string">
            <text:p>50 a 249</text:p>
          </table:table-cell>
          <table:table-cell table:style-name="ce11" office:value-type="string" calcext:value-type="string">
            <text:p>%</text:p>
          </table:table-cell>
          <table:table-cell office:value-type="string" calcext:value-type="string">
            <text:p>Mas de 250</text:p>
          </table:table-cell>
          <table:table-cell table:style-name="ce11" office:value-type="string" calcext:value-type="string">
            <text:p>%</text:p>
          </table:table-cell>
          <table:table-cell office:value-type="string" calcext:value-type="string">
            <text:p>SOCIEDAD ANÓNIMA</text:p>
          </table:table-cell>
          <table:table-cell table:style-name="ce11" office:value-type="string" calcext:value-type="string">
            <text:p>%</text:p>
          </table:table-cell>
          <table:table-cell office:value-type="string" calcext:value-type="string">
            <text:p>SOCIEDAD LIMITADA</text:p>
          </table:table-cell>
          <table:table-cell table:style-name="ce11" office:value-type="string" calcext:value-type="string">
            <text:p>%</text:p>
          </table:table-cell>
          <table:table-cell office:value-type="string" calcext:value-type="string">
            <text:p>PERSONAS FISICAS</text:p>
          </table:table-cell>
          <table:table-cell table:style-name="ce11" office:value-type="string" calcext:value-type="string">
            <text:p>%</text:p>
          </table:table-cell>
          <table:table-cell office:value-type="string" calcext:value-type="string">
            <text:p>OTRAS FORMAS JURIDICAS</text:p>
          </table:table-cell>
          <table:table-cell table:style-name="ce11" office:value-type="string" calcext:value-type="string">
            <text:p>%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20</text:p>
          </table:table-cell>
          <table:table-cell table:style-name="ce10" office:value-type="float" office:value="3404428" calcext:value-type="float">
            <text:p>3.404.428</text:p>
          </table:table-cell>
          <table:table-cell table:style-name="ce10" office:value-type="float" office:value="1912010" calcext:value-type="float">
            <text:p>1.912.010</text:p>
          </table:table-cell>
          <table:table-cell table:formula="of:=[.C39]/[.B39]" office:value-type="float" office:value="0.561624449099819" calcext:value-type="float">
            <text:p>0,561624449099819</text:p>
          </table:table-cell>
          <table:table-cell table:style-name="ce11" table:formula="of:=[.D9]+[.E9]+[.F9]" office:value-type="float" office:value="1338650" calcext:value-type="float">
            <text:p>1338650</text:p>
          </table:table-cell>
          <table:table-cell table:style-name="ce11" table:formula="of:=[.E39]/[.B39]" office:value-type="float" office:value="0.393208491999243" calcext:value-type="float">
            <text:p>0,393208491999243</text:p>
          </table:table-cell>
          <table:table-cell table:formula="of:=[.G9]+[.H9]" office:value-type="float" office:value="127399" calcext:value-type="float">
            <text:p>127399</text:p>
          </table:table-cell>
          <table:table-cell table:formula="of:=[.G39]/[.B39]" office:value-type="float" office:value="0.0374215580414683" calcext:value-type="float">
            <text:p>0,037421558041468</text:p>
          </table:table-cell>
          <table:table-cell table:formula="of:=[.I9]+[.J9]+[.K9]" office:value-type="float" office:value="21543" calcext:value-type="float">
            <text:p>21543</text:p>
          </table:table-cell>
          <table:table-cell table:formula="of:=[.I39]/[.B39]" office:value-type="float" office:value="0.00632793526548366" calcext:value-type="float">
            <text:p>0,006327935265484</text:p>
          </table:table-cell>
          <table:table-cell table:formula="of:=[.L9]+[.M9]+[.N9]" office:value-type="float" office:value="4826" calcext:value-type="float">
            <text:p>4826</text:p>
          </table:table-cell>
          <table:table-cell table:formula="of:=[.K39]/[.B39]" office:value-type="float" office:value="0.00141756559398525" calcext:value-type="float">
            <text:p>0,001417565593985</text:p>
          </table:table-cell>
          <table:table-cell table:style-name="ce10" office:value-type="float" office:value="63456" calcext:value-type="float">
            <text:p>63.456</text:p>
          </table:table-cell>
          <table:table-cell table:formula="of:=[.M39]/[.B39]" office:value-type="float" office:value="0.0186392545238143" calcext:value-type="float">
            <text:p>0,018639254523814</text:p>
          </table:table-cell>
          <table:table-cell table:style-name="ce10" office:value-type="float" office:value="1143625" calcext:value-type="float">
            <text:p>1.143.625</text:p>
          </table:table-cell>
          <table:table-cell table:formula="of:=[.O39]/[.B39]" office:value-type="float" office:value="0.335922804065764" calcext:value-type="float">
            <text:p>0,335922804065764</text:p>
          </table:table-cell>
          <table:table-cell table:style-name="ce10" office:value-type="float" office:value="1899810" calcext:value-type="float">
            <text:p>1.899.810</text:p>
          </table:table-cell>
          <table:table-cell table:formula="of:=[.Q39]/[.B39]" office:value-type="float" office:value="0.558040880876318" calcext:value-type="float">
            <text:p>0,558040880876318</text:p>
          </table:table-cell>
          <table:table-cell table:formula="of:=[.B39]-([.Q39]+[.O39]+[.M39])" office:value-type="float" office:value="297537" calcext:value-type="float">
            <text:p>297537</text:p>
          </table:table-cell>
          <table:table-cell table:formula="of:=[.S39]/[.B39]" office:value-type="float" office:value="0.0873970605341044" calcext:value-type="float">
            <text:p>0,087397060534104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19</text:p>
          </table:table-cell>
          <table:table-cell table:style-name="ce10" office:value-type="float" office:value="3363197" calcext:value-type="float">
            <text:p>3.363.197</text:p>
          </table:table-cell>
          <table:table-cell table:style-name="ce10" office:value-type="float" office:value="1882745" calcext:value-type="float">
            <text:p>1.882.745</text:p>
          </table:table-cell>
          <table:table-cell table:formula="of:=[.C40]/[.B40]" office:value-type="float" office:value="0.559808123044829" calcext:value-type="float">
            <text:p>0,559808123044829</text:p>
          </table:table-cell>
          <table:table-cell table:style-name="ce11" table:formula="of:=[.D10]+[.E10]+[.F10]" office:value-type="float" office:value="1330812" calcext:value-type="float">
            <text:p>1330812</text:p>
          </table:table-cell>
          <table:table-cell table:style-name="ce11" table:formula="of:=[.E40]/[.B40]" office:value-type="float" office:value="0.395698497590239" calcext:value-type="float">
            <text:p>0,395698497590239</text:p>
          </table:table-cell>
          <table:table-cell table:formula="of:=[.G10]+[.H10]" office:value-type="float" office:value="124475" calcext:value-type="float">
            <text:p>124475</text:p>
          </table:table-cell>
          <table:table-cell table:formula="of:=[.G40]/[.B40]" office:value-type="float" office:value="0.0370109155068823" calcext:value-type="float">
            <text:p>0,037010915506882</text:p>
          </table:table-cell>
          <table:table-cell table:formula="of:=[.I10]+[.J10]" office:value-type="float" office:value="19283" calcext:value-type="float">
            <text:p>19283</text:p>
          </table:table-cell>
          <table:table-cell table:formula="of:=[.I40]/[.B40]" office:value-type="float" office:value="0.00573353270712361" calcext:value-type="float">
            <text:p>0,005733532707124</text:p>
          </table:table-cell>
          <table:table-cell table:formula="of:=[.M10]+[.N10]" office:value-type="float" office:value="1010" calcext:value-type="float">
            <text:p>1010</text:p>
          </table:table-cell>
          <table:table-cell table:formula="of:=[.K40]/[.B40]" office:value-type="float" office:value="0.000300309497183781" calcext:value-type="float">
            <text:p>0,000300309497184</text:p>
          </table:table-cell>
          <table:table-cell table:style-name="ce10" office:value-type="float" office:value="67546" calcext:value-type="float">
            <text:p>67.546</text:p>
          </table:table-cell>
          <table:table-cell table:formula="of:=[.M40]/[.B40]" office:value-type="float" office:value="0.0200838666304709" calcext:value-type="float">
            <text:p>0,020083866630471</text:p>
          </table:table-cell>
          <table:table-cell table:style-name="ce10" office:value-type="float" office:value="1154289" calcext:value-type="float">
            <text:p>1.154.289</text:p>
          </table:table-cell>
          <table:table-cell table:formula="of:=[.O40]/[.B40]" office:value-type="float" office:value="0.34321183088591" calcext:value-type="float">
            <text:p>0,34321183088591</text:p>
          </table:table-cell>
          <table:table-cell table:style-name="ce10" office:value-type="float" office:value="1847996" calcext:value-type="float">
            <text:p>1.847.996</text:p>
          </table:table-cell>
          <table:table-cell table:formula="of:=[.Q40]/[.B40]" office:value-type="float" office:value="0.549475989661028" calcext:value-type="float">
            <text:p>0,549475989661028</text:p>
          </table:table-cell>
          <table:table-cell table:formula="of:=[.B40]-([.Q40]+[.O40]+[.M40])" office:value-type="float" office:value="293366" calcext:value-type="float">
            <text:p>293366</text:p>
          </table:table-cell>
          <table:table-cell table:formula="of:=[.S40]/[.B40]" office:value-type="float" office:value="0.0872283128225911" calcext:value-type="float">
            <text:p>0,087228312822591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18</text:p>
          </table:table-cell>
          <table:table-cell table:style-name="ce10" office:value-type="float" office:value="3337646" calcext:value-type="float">
            <text:p>3.337.646</text:p>
          </table:table-cell>
          <table:table-cell table:style-name="ce10" office:value-type="float" office:value="1845881" calcext:value-type="float">
            <text:p>1.845.881</text:p>
          </table:table-cell>
          <table:table-cell table:formula="of:=[.C41]/[.B41]" office:value-type="float" office:value="0.553048765507187" calcext:value-type="float">
            <text:p>0,553048765507187</text:p>
          </table:table-cell>
          <table:table-cell table:style-name="ce11" table:formula="of:=[.D11]+[.E11]+[.F11]" office:value-type="float" office:value="1339433" calcext:value-type="float">
            <text:p>1339433</text:p>
          </table:table-cell>
          <table:table-cell table:style-name="ce11" table:formula="of:=[.E41]/[.B41]" office:value-type="float" office:value="0.401310684236734" calcext:value-type="float">
            <text:p>0,401310684236734</text:p>
          </table:table-cell>
          <table:table-cell table:formula="of:=[.G11]+[.H11]" office:value-type="float" office:value="126345" calcext:value-type="float">
            <text:p>126345</text:p>
          </table:table-cell>
          <table:table-cell table:formula="of:=[.G41]/[.B41]" office:value-type="float" office:value="0.0378545238170855" calcext:value-type="float">
            <text:p>0,037854523817086</text:p>
          </table:table-cell>
          <table:table-cell table:formula="of:=[.I11]+[.J11]" office:value-type="float" office:value="20149" calcext:value-type="float">
            <text:p>20149</text:p>
          </table:table-cell>
          <table:table-cell table:formula="of:=[.I41]/[.B41]" office:value-type="float" office:value="0.00603688947240061" calcext:value-type="float">
            <text:p>0,006036889472401</text:p>
          </table:table-cell>
          <table:table-cell table:formula="of:=[.M11]+[.N11]" office:value-type="float" office:value="869" calcext:value-type="float">
            <text:p>869</text:p>
          </table:table-cell>
          <table:table-cell table:formula="of:=[.K41]/[.B41]" office:value-type="float" office:value="0.000260363142166665" calcext:value-type="float">
            <text:p>0,000260363142167</text:p>
          </table:table-cell>
          <table:table-cell table:style-name="ce10" office:value-type="float" office:value="78866" calcext:value-type="float">
            <text:p>78.866</text:p>
          </table:table-cell>
          <table:table-cell table:formula="of:=[.M41]/[.B41]" office:value-type="float" office:value="0.0236292285041613" calcext:value-type="float">
            <text:p>0,023629228504161</text:p>
          </table:table-cell>
          <table:table-cell table:style-name="ce10" office:value-type="float" office:value="1181391" calcext:value-type="float">
            <text:p>1.181.391</text:p>
          </table:table-cell>
          <table:table-cell table:formula="of:=[.O41]/[.B41]" office:value-type="float" office:value="0.353959347396339" calcext:value-type="float">
            <text:p>0,353959347396339</text:p>
          </table:table-cell>
          <table:table-cell table:style-name="ce10" office:value-type="float" office:value="1786037" calcext:value-type="float">
            <text:p>1.786.037</text:p>
          </table:table-cell>
          <table:table-cell table:formula="of:=[.Q41]/[.B41]" office:value-type="float" office:value="0.535118763343986" calcext:value-type="float">
            <text:p>0,535118763343986</text:p>
          </table:table-cell>
          <table:table-cell table:formula="of:=[.B41]-([.Q41]+[.O41]+[.M41])" office:value-type="float" office:value="291352" calcext:value-type="float">
            <text:p>291352</text:p>
          </table:table-cell>
          <table:table-cell table:formula="of:=[.S41]/[.B41]" office:value-type="float" office:value="0.0872926607555145" calcext:value-type="float">
            <text:p>0,087292660755515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17</text:p>
          </table:table-cell>
          <table:table-cell table:style-name="ce10" office:value-type="float" office:value="3282346" calcext:value-type="float">
            <text:p>3.282.346</text:p>
          </table:table-cell>
          <table:table-cell table:style-name="ce10" office:value-type="float" office:value="1823250" calcext:value-type="float">
            <text:p>1.823.250</text:p>
          </table:table-cell>
          <table:table-cell table:formula="of:=[.C42]/[.B42]" office:value-type="float" office:value="0.555471604760741" calcext:value-type="float">
            <text:p>0,555471604760741</text:p>
          </table:table-cell>
          <table:table-cell table:style-name="ce11" table:formula="of:=[.D12]+[.E12]+[.F12]" office:value-type="float" office:value="1313619" calcext:value-type="float">
            <text:p>1313619</text:p>
          </table:table-cell>
          <table:table-cell table:style-name="ce11" table:formula="of:=[.E42]/[.B42]" office:value-type="float" office:value="0.400207351692966" calcext:value-type="float">
            <text:p>0,400207351692966</text:p>
          </table:table-cell>
          <table:table-cell table:formula="of:=[.G12]+[.H12]" office:value-type="float" office:value="120711" calcext:value-type="float">
            <text:p>120711</text:p>
          </table:table-cell>
          <table:table-cell table:formula="of:=[.G42]/[.B42]" office:value-type="float" office:value="0.0367758304578494" calcext:value-type="float">
            <text:p>0,036775830457849</text:p>
          </table:table-cell>
          <table:table-cell table:formula="of:=[.I12]+[.J12]" office:value-type="float" office:value="19214" calcext:value-type="float">
            <text:p>19214</text:p>
          </table:table-cell>
          <table:table-cell table:formula="of:=[.I42]/[.B42]" office:value-type="float" office:value="0.00585373997744296" calcext:value-type="float">
            <text:p>0,005853739977443</text:p>
          </table:table-cell>
          <table:table-cell table:formula="of:=[.M12]+[.N12]" office:value-type="float" office:value="827" calcext:value-type="float">
            <text:p>827</text:p>
          </table:table-cell>
          <table:table-cell table:formula="of:=[.K42]/[.B42]" office:value-type="float" office:value="0.000251953937823739" calcext:value-type="float">
            <text:p>0,000251953937824</text:p>
          </table:table-cell>
          <table:table-cell table:style-name="ce10" office:value-type="float" office:value="81954" calcext:value-type="float">
            <text:p>81.954</text:p>
          </table:table-cell>
          <table:table-cell table:formula="of:=[.M42]/[.B42]" office:value-type="float" office:value="0.0249681173160904" calcext:value-type="float">
            <text:p>0,02496811731609</text:p>
          </table:table-cell>
          <table:table-cell table:style-name="ce10" office:value-type="float" office:value="1162254" calcext:value-type="float">
            <text:p>1.162.254</text:p>
          </table:table-cell>
          <table:table-cell table:formula="of:=[.O42]/[.B42]" office:value-type="float" office:value="0.354092469227802" calcext:value-type="float">
            <text:p>0,354092469227802</text:p>
          </table:table-cell>
          <table:table-cell table:style-name="ce10" office:value-type="float" office:value="1747159" calcext:value-type="float">
            <text:p>1.747.159</text:p>
          </table:table-cell>
          <table:table-cell table:formula="of:=[.Q42]/[.B42]" office:value-type="float" office:value="0.53228970985996" calcext:value-type="float">
            <text:p>0,53228970985996</text:p>
          </table:table-cell>
          <table:table-cell table:formula="of:=[.B42]-([.Q42]+[.O42]+[.M42])" office:value-type="float" office:value="290979" calcext:value-type="float">
            <text:p>290979</text:p>
          </table:table-cell>
          <table:table-cell table:formula="of:=[.S42]/[.B42]" office:value-type="float" office:value="0.0886497035961474" calcext:value-type="float">
            <text:p>0,088649703596147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16</text:p>
          </table:table-cell>
          <table:table-cell table:style-name="ce10" office:value-type="float" office:value="3236582" calcext:value-type="float">
            <text:p>3.236.582</text:p>
          </table:table-cell>
          <table:table-cell table:style-name="ce10" office:value-type="float" office:value="1791909" calcext:value-type="float">
            <text:p>1.791.909</text:p>
          </table:table-cell>
          <table:table-cell table:formula="of:=[.C43]/[.B43]" office:value-type="float" office:value="0.553642391881312" calcext:value-type="float">
            <text:p>0,553642391881312</text:p>
          </table:table-cell>
          <table:table-cell table:style-name="ce11" table:formula="of:=[.D13]+[.E13]+[.F13]" office:value-type="float" office:value="1305270" calcext:value-type="float">
            <text:p>1305270</text:p>
          </table:table-cell>
          <table:table-cell table:style-name="ce11" table:formula="of:=[.E43]/[.B43]" office:value-type="float" office:value="0.403286553530854" calcext:value-type="float">
            <text:p>0,403286553530854</text:p>
          </table:table-cell>
          <table:table-cell table:formula="of:=[.G13]+[.H13]" office:value-type="float" office:value="115917" calcext:value-type="float">
            <text:p>115917</text:p>
          </table:table-cell>
          <table:table-cell table:formula="of:=[.G43]/[.B43]" office:value-type="float" office:value="0.0358146340800264" calcext:value-type="float">
            <text:p>0,035814634080026</text:p>
          </table:table-cell>
          <table:table-cell table:formula="of:=[.I13]+[.J13]" office:value-type="float" office:value="18263" calcext:value-type="float">
            <text:p>18263</text:p>
          </table:table-cell>
          <table:table-cell table:formula="of:=[.I43]/[.B43]" office:value-type="float" office:value="0.00564268107528251" calcext:value-type="float">
            <text:p>0,005642681075283</text:p>
          </table:table-cell>
          <table:table-cell table:formula="of:=[.M13]+[.N13]" office:value-type="float" office:value="783" calcext:value-type="float">
            <text:p>783</text:p>
          </table:table-cell>
          <table:table-cell table:formula="of:=[.K43]/[.B43]" office:value-type="float" office:value="0.000241921879315896" calcext:value-type="float">
            <text:p>0,000241921879316</text:p>
          </table:table-cell>
          <table:table-cell table:style-name="ce10" office:value-type="float" office:value="85430" calcext:value-type="float">
            <text:p>85.430</text:p>
          </table:table-cell>
          <table:table-cell table:formula="of:=[.M43]/[.B43]" office:value-type="float" office:value="0.0263951291825759" calcext:value-type="float">
            <text:p>0,026395129182576</text:p>
          </table:table-cell>
          <table:table-cell table:style-name="ce10" office:value-type="float" office:value="1152813" calcext:value-type="float">
            <text:p>1.152.813</text:p>
          </table:table-cell>
          <table:table-cell table:formula="of:=[.O43]/[.B43]" office:value-type="float" office:value="0.35618223174942" calcext:value-type="float">
            <text:p>0,35618223174942</text:p>
          </table:table-cell>
          <table:table-cell table:style-name="ce10" office:value-type="float" office:value="1681838" calcext:value-type="float">
            <text:p>1.681.838</text:p>
          </table:table-cell>
          <table:table-cell table:formula="of:=[.Q43]/[.B43]" office:value-type="float" office:value="0.519633984246344" calcext:value-type="float">
            <text:p>0,519633984246344</text:p>
          </table:table-cell>
          <table:table-cell table:formula="of:=[.B43]-([.Q43]+[.O43]+[.M43])" office:value-type="float" office:value="316501" calcext:value-type="float">
            <text:p>316501</text:p>
          </table:table-cell>
          <table:table-cell table:formula="of:=[.S43]/[.B43]" office:value-type="float" office:value="0.0977886548216606" calcext:value-type="float">
            <text:p>0,097788654821661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15</text:p>
          </table:table-cell>
          <table:table-cell table:style-name="ce10" office:value-type="float" office:value="3186878" calcext:value-type="float">
            <text:p>3.186.878</text:p>
          </table:table-cell>
          <table:table-cell table:style-name="ce10" office:value-type="float" office:value="1754002" calcext:value-type="float">
            <text:p>1.754.002</text:p>
          </table:table-cell>
          <table:table-cell table:formula="of:=[.C44]/[.B44]" office:value-type="float" office:value="0.550382537392395" calcext:value-type="float">
            <text:p>0,550382537392395</text:p>
          </table:table-cell>
          <table:table-cell table:style-name="ce11" table:formula="of:=[.D14]+[.E14]+[.F14]" office:value-type="float" office:value="1299759" calcext:value-type="float">
            <text:p>1299759</text:p>
          </table:table-cell>
          <table:table-cell table:style-name="ce11" table:formula="of:=[.E44]/[.B44]" office:value-type="float" office:value="0.407847115578318" calcext:value-type="float">
            <text:p>0,407847115578318</text:p>
          </table:table-cell>
          <table:table-cell table:formula="of:=[.G14]+[.H14]" office:value-type="float" office:value="110619" calcext:value-type="float">
            <text:p>110619</text:p>
          </table:table-cell>
          <table:table-cell table:formula="of:=[.G44]/[.B44]" office:value-type="float" office:value="0.03471077336503" calcext:value-type="float">
            <text:p>0,03471077336503</text:p>
          </table:table-cell>
          <table:table-cell table:formula="of:=[.I14]+[.J14]" office:value-type="float" office:value="17431" calcext:value-type="float">
            <text:p>17431</text:p>
          </table:table-cell>
          <table:table-cell table:formula="of:=[.I44]/[.B44]" office:value-type="float" office:value="0.00546961634552688" calcext:value-type="float">
            <text:p>0,005469616345527</text:p>
          </table:table-cell>
          <table:table-cell table:formula="of:=[.M14]+[.N14]" office:value-type="float" office:value="790" calcext:value-type="float">
            <text:p>790</text:p>
          </table:table-cell>
          <table:table-cell table:formula="of:=[.K44]/[.B44]" office:value-type="float" office:value="0.000247891510123701" calcext:value-type="float">
            <text:p>0,000247891510124</text:p>
          </table:table-cell>
          <table:table-cell table:style-name="ce10" office:value-type="float" office:value="89392" calcext:value-type="float">
            <text:p>89.392</text:p>
          </table:table-cell>
          <table:table-cell table:formula="of:=[.M44]/[.B44]" office:value-type="float" office:value="0.0280500226240226" calcext:value-type="float">
            <text:p>0,028050022624023</text:p>
          </table:table-cell>
          <table:table-cell table:style-name="ce10" office:value-type="float" office:value="1146131" calcext:value-type="float">
            <text:p>1.146.131</text:p>
          </table:table-cell>
          <table:table-cell table:formula="of:=[.O44]/[.B44]" office:value-type="float" office:value="0.359640689100744" calcext:value-type="float">
            <text:p>0,359640689100744</text:p>
          </table:table-cell>
          <table:table-cell table:style-name="ce10" office:value-type="float" office:value="1626938" calcext:value-type="float">
            <text:p>1.626.938</text:p>
          </table:table-cell>
          <table:table-cell table:formula="of:=[.Q44]/[.B44]" office:value-type="float" office:value="0.51051154138941" calcext:value-type="float">
            <text:p>0,51051154138941</text:p>
          </table:table-cell>
          <table:table-cell table:formula="of:=[.B44]-([.Q44]+[.O44]+[.M44])" office:value-type="float" office:value="324417" calcext:value-type="float">
            <text:p>324417</text:p>
          </table:table-cell>
          <table:table-cell table:formula="of:=[.S44]/[.B44]" office:value-type="float" office:value="0.101797746885824" calcext:value-type="float">
            <text:p>0,101797746885824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14</text:p>
          </table:table-cell>
          <table:table-cell table:style-name="ce10" office:value-type="float" office:value="3119310" calcext:value-type="float">
            <text:p>3.119.310</text:p>
          </table:table-cell>
          <table:table-cell table:style-name="ce10" office:value-type="float" office:value="1672483" calcext:value-type="float">
            <text:p>1.672.483</text:p>
          </table:table-cell>
          <table:table-cell table:formula="of:=[.C45]/[.B45]" office:value-type="float" office:value="0.536170819828744" calcext:value-type="float">
            <text:p>0,536170819828744</text:p>
          </table:table-cell>
          <table:table-cell table:style-name="ce11" table:formula="of:=[.D15]+[.E15]+[.F15]" office:value-type="float" office:value="1316431" calcext:value-type="float">
            <text:p>1316431</text:p>
          </table:table-cell>
          <table:table-cell table:style-name="ce11" table:formula="of:=[.E45]/[.B45]" office:value-type="float" office:value="0.422026345570014" calcext:value-type="float">
            <text:p>0,422026345570014</text:p>
          </table:table-cell>
          <table:table-cell table:formula="of:=[.G15]+[.H15]" office:value-type="float" office:value="108383" calcext:value-type="float">
            <text:p>108383</text:p>
          </table:table-cell>
          <table:table-cell table:formula="of:=[.G45]/[.B45]" office:value-type="float" office:value="0.0347458251985215" calcext:value-type="float">
            <text:p>0,034745825198522</text:p>
          </table:table-cell>
          <table:table-cell table:formula="of:=[.I15]+[.J15]" office:value-type="float" office:value="16976" calcext:value-type="float">
            <text:p>16976</text:p>
          </table:table-cell>
          <table:table-cell table:formula="of:=[.I45]/[.B45]" office:value-type="float" office:value="0.00544222921094729" calcext:value-type="float">
            <text:p>0,005442229210947</text:p>
          </table:table-cell>
          <table:table-cell table:formula="of:=[.M15]+[.N15]" office:value-type="float" office:value="749" calcext:value-type="float">
            <text:p>749</text:p>
          </table:table-cell>
          <table:table-cell table:formula="of:=[.K45]/[.B45]" office:value-type="float" office:value="0.000240117205407606" calcext:value-type="float">
            <text:p>0,000240117205408</text:p>
          </table:table-cell>
          <table:table-cell table:style-name="ce10" office:value-type="float" office:value="92986" calcext:value-type="float">
            <text:p>92.986</text:p>
          </table:table-cell>
          <table:table-cell table:formula="of:=[.M45]/[.B45]" office:value-type="float" office:value="0.029809797679615" calcext:value-type="float">
            <text:p>0,029809797679615</text:p>
          </table:table-cell>
          <table:table-cell table:style-name="ce10" office:value-type="float" office:value="1137696" calcext:value-type="float">
            <text:p>1.137.696</text:p>
          </table:table-cell>
          <table:table-cell table:formula="of:=[.O45]/[.B45]" office:value-type="float" office:value="0.364726814583994" calcext:value-type="float">
            <text:p>0,364726814583994</text:p>
          </table:table-cell>
          <table:table-cell table:style-name="ce10" office:value-type="float" office:value="1574729" calcext:value-type="float">
            <text:p>1.574.729</text:p>
          </table:table-cell>
          <table:table-cell table:formula="of:=[.Q45]/[.B45]" office:value-type="float" office:value="0.504832478977723" calcext:value-type="float">
            <text:p>0,504832478977723</text:p>
          </table:table-cell>
          <table:table-cell table:formula="of:=[.B45]-([.Q45]+[.O45]+[.M45])" office:value-type="float" office:value="313899" calcext:value-type="float">
            <text:p>313899</text:p>
          </table:table-cell>
          <table:table-cell table:formula="of:=[.S45]/[.B45]" office:value-type="float" office:value="0.100630908758668" calcext:value-type="float">
            <text:p>0,100630908758668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13</text:p>
          </table:table-cell>
          <table:table-cell table:style-name="ce10" office:value-type="float" office:value="3146570" calcext:value-type="float">
            <text:p>3.146.570</text:p>
          </table:table-cell>
          <table:table-cell table:style-name="ce10" office:value-type="float" office:value="1681588" calcext:value-type="float">
            <text:p>1.681.588</text:p>
          </table:table-cell>
          <table:table-cell table:formula="of:=[.C46]/[.B46]" office:value-type="float" office:value="0.53441938364632" calcext:value-type="float">
            <text:p>0,53441938364632</text:p>
          </table:table-cell>
          <table:table-cell table:style-name="ce11" table:formula="of:=[.D16]+[.E16]+[.F16]" office:value-type="float" office:value="1328318" calcext:value-type="float">
            <text:p>1328318</text:p>
          </table:table-cell>
          <table:table-cell table:style-name="ce11" table:formula="of:=[.E46]/[.B46]" office:value-type="float" office:value="0.422147926154511" calcext:value-type="float">
            <text:p>0,422147926154511</text:p>
          </table:table-cell>
          <table:table-cell table:formula="of:=[.G16]+[.H16]" office:value-type="float" office:value="113710" calcext:value-type="float">
            <text:p>113710</text:p>
          </table:table-cell>
          <table:table-cell table:formula="of:=[.G46]/[.B46]" office:value-type="float" office:value="0.0361377627066933" calcext:value-type="float">
            <text:p>0,036137762706693</text:p>
          </table:table-cell>
          <table:table-cell table:formula="of:=[.I16]+[.J16]" office:value-type="float" office:value="17875" calcext:value-type="float">
            <text:p>17875</text:p>
          </table:table-cell>
          <table:table-cell table:formula="of:=[.I46]/[.B46]" office:value-type="float" office:value="0.00568078892254105" calcext:value-type="float">
            <text:p>0,005680788922541</text:p>
          </table:table-cell>
          <table:table-cell table:formula="of:=[.M16]+[.N16]" office:value-type="float" office:value="744" calcext:value-type="float">
            <text:p>744</text:p>
          </table:table-cell>
          <table:table-cell table:formula="of:=[.K46]/[.B46]" office:value-type="float" office:value="0.000236447941727023" calcext:value-type="float">
            <text:p>0,000236447941727</text:p>
          </table:table-cell>
          <table:table-cell table:style-name="ce10" office:value-type="float" office:value="96600" calcext:value-type="float">
            <text:p>96.600</text:p>
          </table:table-cell>
          <table:table-cell table:formula="of:=[.M46]/[.B46]" office:value-type="float" office:value="0.0307000956597184" calcext:value-type="float">
            <text:p>0,030700095659718</text:p>
          </table:table-cell>
          <table:table-cell table:style-name="ce10" office:value-type="float" office:value="1125041" calcext:value-type="float">
            <text:p>1.125.041</text:p>
          </table:table-cell>
          <table:table-cell table:formula="of:=[.O46]/[.B46]" office:value-type="float" office:value="0.357545200011441" calcext:value-type="float">
            <text:p>0,357545200011441</text:p>
          </table:table-cell>
          <table:table-cell table:style-name="ce10" office:value-type="float" office:value="1619614" calcext:value-type="float">
            <text:p>1.619.614</text:p>
          </table:table-cell>
          <table:table-cell table:formula="of:=[.Q46]/[.B46]" office:value-type="float" office:value="0.514723651468106" calcext:value-type="float">
            <text:p>0,514723651468106</text:p>
          </table:table-cell>
          <table:table-cell table:formula="of:=[.B46]-([.Q46]+[.O46]+[.M46])" office:value-type="float" office:value="305315" calcext:value-type="float">
            <text:p>305315</text:p>
          </table:table-cell>
          <table:table-cell table:formula="of:=[.S46]/[.B46]" office:value-type="float" office:value="0.0970310528607341" calcext:value-type="float">
            <text:p>0,097031052860734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12</text:p>
          </table:table-cell>
          <table:table-cell table:style-name="ce10" office:value-type="float" office:value="3199617" calcext:value-type="float">
            <text:p>3.199.617</text:p>
          </table:table-cell>
          <table:table-cell table:style-name="ce10" office:value-type="float" office:value="1764987" calcext:value-type="float">
            <text:p>1.764.987</text:p>
          </table:table-cell>
          <table:table-cell table:formula="of:=[.C47]/[.B47]" office:value-type="float" office:value="0.551624460052562" calcext:value-type="float">
            <text:p>0,551624460052562</text:p>
          </table:table-cell>
          <table:table-cell table:style-name="ce11" table:formula="of:=[.D17]+[.E17]+[.F17]" office:value-type="float" office:value="1288390" calcext:value-type="float">
            <text:p>1288390</text:p>
          </table:table-cell>
          <table:table-cell table:style-name="ce11" table:formula="of:=[.E47]/[.B47]" office:value-type="float" office:value="0.402670069573952" calcext:value-type="float">
            <text:p>0,402670069573952</text:p>
          </table:table-cell>
          <table:table-cell table:formula="of:=[.G17]+[.H17]" office:value-type="float" office:value="122183" calcext:value-type="float">
            <text:p>122183</text:p>
          </table:table-cell>
          <table:table-cell table:formula="of:=[.G47]/[.B47]" office:value-type="float" office:value="0.0381867579775954" calcext:value-type="float">
            <text:p>0,038186757977596</text:p>
          </table:table-cell>
          <table:table-cell table:formula="of:=[.I17]+[.J17]" office:value-type="float" office:value="19134" calcext:value-type="float">
            <text:p>19134</text:p>
          </table:table-cell>
          <table:table-cell table:formula="of:=[.I47]/[.B47]" office:value-type="float" office:value="0.0059800907421107" calcext:value-type="float">
            <text:p>0,005980090742111</text:p>
          </table:table-cell>
          <table:table-cell table:formula="of:=[.M17]+[.N17]" office:value-type="float" office:value="774" calcext:value-type="float">
            <text:p>774</text:p>
          </table:table-cell>
          <table:table-cell table:formula="of:=[.K47]/[.B47]" office:value-type="float" office:value="0.00024190395287936" calcext:value-type="float">
            <text:p>0,000241903952879</text:p>
          </table:table-cell>
          <table:table-cell table:style-name="ce10" office:value-type="float" office:value="102532" calcext:value-type="float">
            <text:p>102.532</text:p>
          </table:table-cell>
          <table:table-cell table:formula="of:=[.M47]/[.B47]" office:value-type="float" office:value="0.0320450853961583" calcext:value-type="float">
            <text:p>0,032045085396158</text:p>
          </table:table-cell>
          <table:table-cell table:style-name="ce10" office:value-type="float" office:value="1123574" calcext:value-type="float">
            <text:p>1.123.574</text:p>
          </table:table-cell>
          <table:table-cell table:formula="of:=[.O47]/[.B47]" office:value-type="float" office:value="0.351158904331362" calcext:value-type="float">
            <text:p>0,351158904331362</text:p>
          </table:table-cell>
          <table:table-cell table:style-name="ce10" office:value-type="float" office:value="1656467" calcext:value-type="float">
            <text:p>1.656.467</text:p>
          </table:table-cell>
          <table:table-cell table:formula="of:=[.Q47]/[.B47]" office:value-type="float" office:value="0.517707900664361" calcext:value-type="float">
            <text:p>0,517707900664361</text:p>
          </table:table-cell>
          <table:table-cell table:formula="of:=[.B47]-([.Q47]+[.O47]+[.M47])" office:value-type="float" office:value="317044" calcext:value-type="float">
            <text:p>317044</text:p>
          </table:table-cell>
          <table:table-cell table:formula="of:=[.S47]/[.B47]" office:value-type="float" office:value="0.0990881096081187" calcext:value-type="float">
            <text:p>0,09908810960811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11</text:p>
          </table:table-cell>
          <table:table-cell table:style-name="ce10" office:value-type="float" office:value="3250576" calcext:value-type="float">
            <text:p>3.250.576</text:p>
          </table:table-cell>
          <table:table-cell table:style-name="ce10" office:value-type="float" office:value="1795321" calcext:value-type="float">
            <text:p>1.795.321</text:p>
          </table:table-cell>
          <table:table-cell table:formula="of:=[.C48]/[.B48]" office:value-type="float" office:value="0.552308575464779" calcext:value-type="float">
            <text:p>0,552308575464779</text:p>
          </table:table-cell>
          <table:table-cell table:style-name="ce11" table:formula="of:=[.D18]+[.E18]+[.F18]" office:value-type="float" office:value="1299400" calcext:value-type="float">
            <text:p>1299400</text:p>
          </table:table-cell>
          <table:table-cell table:style-name="ce11" table:formula="of:=[.E48]/[.B48]" office:value-type="float" office:value="0.399744537583493" calcext:value-type="float">
            <text:p>0,399744537583493</text:p>
          </table:table-cell>
          <table:table-cell table:formula="of:=[.G18]+[.H18]" office:value-type="float" office:value="130994" calcext:value-type="float">
            <text:p>130994</text:p>
          </table:table-cell>
          <table:table-cell table:formula="of:=[.G48]/[.B48]" office:value-type="float" office:value="0.0402987039835401" calcext:value-type="float">
            <text:p>0,04029870398354</text:p>
          </table:table-cell>
          <table:table-cell table:formula="of:=[.I18]+[.J18]" office:value-type="float" office:value="19864" calcext:value-type="float">
            <text:p>19864</text:p>
          </table:table-cell>
          <table:table-cell table:formula="of:=[.I48]/[.B48]" office:value-type="float" office:value="0.00611091695748692" calcext:value-type="float">
            <text:p>0,006110916957487</text:p>
          </table:table-cell>
          <table:table-cell table:formula="of:=[.M18]+[.N18]" office:value-type="float" office:value="786" calcext:value-type="float">
            <text:p>786</text:p>
          </table:table-cell>
          <table:table-cell table:formula="of:=[.K48]/[.B48]" office:value-type="float" office:value="0.000241803298861494" calcext:value-type="float">
            <text:p>0,000241803298861</text:p>
          </table:table-cell>
          <table:table-cell table:style-name="ce10" office:value-type="float" office:value="104636" calcext:value-type="float">
            <text:p>104.636</text:p>
          </table:table-cell>
          <table:table-cell table:formula="of:=[.M48]/[.B48]" office:value-type="float" office:value="0.0321899872514902" calcext:value-type="float">
            <text:p>0,03218998725149</text:p>
          </table:table-cell>
          <table:table-cell table:style-name="ce10" office:value-type="float" office:value="1122786" calcext:value-type="float">
            <text:p>1.122.786</text:p>
          </table:table-cell>
          <table:table-cell table:formula="of:=[.O48]/[.B48]" office:value-type="float" office:value="0.345411397856872" calcext:value-type="float">
            <text:p>0,345411397856872</text:p>
          </table:table-cell>
          <table:table-cell table:style-name="ce10" office:value-type="float" office:value="1706565" calcext:value-type="float">
            <text:p>1.706.565</text:p>
          </table:table-cell>
          <table:table-cell table:formula="of:=[.Q48]/[.B48]" office:value-type="float" office:value="0.525003876236089" calcext:value-type="float">
            <text:p>0,525003876236089</text:p>
          </table:table-cell>
          <table:table-cell table:formula="of:=[.B48]-([.Q48]+[.O48]+[.M48])" office:value-type="float" office:value="316589" calcext:value-type="float">
            <text:p>316589</text:p>
          </table:table-cell>
          <table:table-cell table:formula="of:=[.S48]/[.B48]" office:value-type="float" office:value="0.097394738655549" calcext:value-type="float">
            <text:p>0,09739473865554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10</text:p>
          </table:table-cell>
          <table:table-cell table:style-name="ce10" office:value-type="float" office:value="3291263" calcext:value-type="float">
            <text:p>3.291.263</text:p>
          </table:table-cell>
          <table:table-cell table:style-name="ce10" office:value-type="float" office:value="1774005" calcext:value-type="float">
            <text:p>1.774.005</text:p>
          </table:table-cell>
          <table:table-cell table:formula="of:=[.C49]/[.B49]" office:value-type="float" office:value="0.539004327518038" calcext:value-type="float">
            <text:p>0,539004327518038</text:p>
          </table:table-cell>
          <table:table-cell table:style-name="ce11" table:formula="of:=[.D19]+[.E19]+[.F19]" office:value-type="float" office:value="1354176" calcext:value-type="float">
            <text:p>1354176</text:p>
          </table:table-cell>
          <table:table-cell table:style-name="ce11" table:formula="of:=[.E49]/[.B49]" office:value-type="float" office:value="0.411445697290068" calcext:value-type="float">
            <text:p>0,411445697290068</text:p>
          </table:table-cell>
          <table:table-cell table:formula="of:=[.G19]+[.H19]" office:value-type="float" office:value="137161" calcext:value-type="float">
            <text:p>137161</text:p>
          </table:table-cell>
          <table:table-cell table:formula="of:=[.G49]/[.B49]" office:value-type="float" office:value="0.0416742751946593" calcext:value-type="float">
            <text:p>0,041674275194659</text:p>
          </table:table-cell>
          <table:table-cell table:formula="of:=[.I19]+[.J19]" office:value-type="float" office:value="20843" calcext:value-type="float">
            <text:p>20843</text:p>
          </table:table-cell>
          <table:table-cell table:formula="of:=[.I49]/[.B49]" office:value-type="float" office:value="0.00633282724595391" calcext:value-type="float">
            <text:p>0,006332827245954</text:p>
          </table:table-cell>
          <table:table-cell table:formula="of:=[.M19]+[.N19]" office:value-type="float" office:value="752" calcext:value-type="float">
            <text:p>752</text:p>
          </table:table-cell>
          <table:table-cell table:formula="of:=[.K49]/[.B49]" office:value-type="float" office:value="0.000228483715825809" calcext:value-type="float">
            <text:p>0,000228483715826</text:p>
          </table:table-cell>
          <table:table-cell table:style-name="ce10" office:value-type="float" office:value="105203" calcext:value-type="float">
            <text:p>105.203</text:p>
          </table:table-cell>
          <table:table-cell table:formula="of:=[.M49]/[.B49]" office:value-type="float" office:value="0.0319643249415194" calcext:value-type="float">
            <text:p>0,03196432494152</text:p>
          </table:table-cell>
          <table:table-cell table:style-name="ce10" office:value-type="float" office:value="1125990" calcext:value-type="float">
            <text:p>1.125.990</text:p>
          </table:table-cell>
          <table:table-cell table:formula="of:=[.O49]/[.B49]" office:value-type="float" office:value="0.342114865934445" calcext:value-type="float">
            <text:p>0,342114865934445</text:p>
          </table:table-cell>
          <table:table-cell table:style-name="ce10" office:value-type="float" office:value="1745912" calcext:value-type="float">
            <text:p>1.745.912</text:p>
          </table:table-cell>
          <table:table-cell table:formula="of:=[.Q49]/[.B49]" office:value-type="float" office:value="0.530468698490519" calcext:value-type="float">
            <text:p>0,530468698490519</text:p>
          </table:table-cell>
          <table:table-cell table:formula="of:=[.B49]-([.Q49]+[.O49]+[.M49])" office:value-type="float" office:value="314158" calcext:value-type="float">
            <text:p>314158</text:p>
          </table:table-cell>
          <table:table-cell table:formula="of:=[.S49]/[.B49]" office:value-type="float" office:value="0.0954521106335167" calcext:value-type="float">
            <text:p>0,095452110633517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09</text:p>
          </table:table-cell>
          <table:table-cell table:style-name="ce10" office:value-type="float" office:value="3355830" calcext:value-type="float">
            <text:p>3.355.830</text:p>
          </table:table-cell>
          <table:table-cell table:style-name="ce10" office:value-type="float" office:value="1767470" calcext:value-type="float">
            <text:p>1.767.470</text:p>
          </table:table-cell>
          <table:table-cell table:formula="of:=[.C50]/[.B50]" office:value-type="float" office:value="0.526686393530066" calcext:value-type="float">
            <text:p>0,526686393530066</text:p>
          </table:table-cell>
          <table:table-cell table:style-name="ce11" table:formula="of:=[.D20]+[.E20]+[.F20]" office:value-type="float" office:value="1402996" calcext:value-type="float">
            <text:p>1402996</text:p>
          </table:table-cell>
          <table:table-cell table:style-name="ce11" table:formula="of:=[.E50]/[.B50]" office:value-type="float" office:value="0.418077196997464" calcext:value-type="float">
            <text:p>0,418077196997464</text:p>
          </table:table-cell>
          <table:table-cell table:formula="of:=[.G20]+[.H20]" office:value-type="float" office:value="157242" calcext:value-type="float">
            <text:p>157242</text:p>
          </table:table-cell>
          <table:table-cell table:formula="of:=[.G50]/[.B50]" office:value-type="float" office:value="0.0468563663832792" calcext:value-type="float">
            <text:p>0,046856366383279</text:p>
          </table:table-cell>
          <table:table-cell table:formula="of:=[.I20]+[.J20]" office:value-type="float" office:value="22747" calcext:value-type="float">
            <text:p>22747</text:p>
          </table:table-cell>
          <table:table-cell table:formula="of:=[.I50]/[.B50]" office:value-type="float" office:value="0.00677835289630285" calcext:value-type="float">
            <text:p>0,006778352896303</text:p>
          </table:table-cell>
          <table:table-cell table:formula="of:=[.M20]+[.N20]" office:value-type="float" office:value="789" calcext:value-type="float">
            <text:p>789</text:p>
          </table:table-cell>
          <table:table-cell table:formula="of:=[.K50]/[.B50]" office:value-type="float" office:value="0.000235113220872333" calcext:value-type="float">
            <text:p>0,000235113220872</text:p>
          </table:table-cell>
          <table:table-cell table:style-name="ce10" office:value-type="float" office:value="109330" calcext:value-type="float">
            <text:p>109.330</text:p>
          </table:table-cell>
          <table:table-cell table:formula="of:=[.M50]/[.B50]" office:value-type="float" office:value="0.0325791234955287" calcext:value-type="float">
            <text:p>0,032579123495529</text:p>
          </table:table-cell>
          <table:table-cell table:style-name="ce10" office:value-type="float" office:value="1140820" calcext:value-type="float">
            <text:p>1.140.820</text:p>
          </table:table-cell>
          <table:table-cell table:formula="of:=[.O50]/[.B50]" office:value-type="float" office:value="0.339951666204784" calcext:value-type="float">
            <text:p>0,339951666204784</text:p>
          </table:table-cell>
          <table:table-cell table:style-name="ce10" office:value-type="float" office:value="1793897" calcext:value-type="float">
            <text:p>1.793.897</text:p>
          </table:table-cell>
          <table:table-cell table:formula="of:=[.Q50]/[.B50]" office:value-type="float" office:value="0.53456134547936" calcext:value-type="float">
            <text:p>0,53456134547936</text:p>
          </table:table-cell>
          <table:table-cell table:formula="of:=[.B50]-([.Q50]+[.O50]+[.M50])" office:value-type="float" office:value="311783" calcext:value-type="float">
            <text:p>311783</text:p>
          </table:table-cell>
          <table:table-cell table:formula="of:=[.S50]/[.B50]" office:value-type="float" office:value="0.0929078648203276" calcext:value-type="float">
            <text:p>0,092907864820328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08</text:p>
          </table:table-cell>
          <table:table-cell table:style-name="ce10" office:value-type="float" office:value="3422239" calcext:value-type="float">
            <text:p>3.422.239</text:p>
          </table:table-cell>
          <table:table-cell table:style-name="ce10" office:value-type="float" office:value="1754374" calcext:value-type="float">
            <text:p>1.754.374</text:p>
          </table:table-cell>
          <table:table-cell table:formula="of:=[.C51]/[.B51]" office:value-type="float" office:value="0.512639239982947" calcext:value-type="float">
            <text:p>0,512639239982947</text:p>
          </table:table-cell>
          <table:table-cell table:style-name="ce11" table:formula="of:=[.D21]+[.E21]+[.F21]" office:value-type="float" office:value="1465019" calcext:value-type="float">
            <text:p>1465019</text:p>
          </table:table-cell>
          <table:table-cell table:style-name="ce11" table:formula="of:=[.E51]/[.B51]" office:value-type="float" office:value="0.428087868789994" calcext:value-type="float">
            <text:p>0,428087868789994</text:p>
          </table:table-cell>
          <table:table-cell table:formula="of:=[.G21]+[.H21]" office:value-type="float" office:value="172078" calcext:value-type="float">
            <text:p>172078</text:p>
          </table:table-cell>
          <table:table-cell table:formula="of:=[.G51]/[.B51]" office:value-type="float" office:value="0.050282285953728" calcext:value-type="float">
            <text:p>0,050282285953728</text:p>
          </table:table-cell>
          <table:table-cell table:formula="of:=[.I21]+[.J21]" office:value-type="float" office:value="24303" calcext:value-type="float">
            <text:p>24303</text:p>
          </table:table-cell>
          <table:table-cell table:formula="of:=[.I51]/[.B51]" office:value-type="float" office:value="0.00710149115827387" calcext:value-type="float">
            <text:p>0,007101491158274</text:p>
          </table:table-cell>
          <table:table-cell table:formula="of:=[.M21]+[.N21]" office:value-type="float" office:value="837" calcext:value-type="float">
            <text:p>837</text:p>
          </table:table-cell>
          <table:table-cell table:formula="of:=[.K51]/[.B51]" office:value-type="float" office:value="0.000244576723016715" calcext:value-type="float">
            <text:p>0,000244576723017</text:p>
          </table:table-cell>
          <table:table-cell table:style-name="ce10" office:value-type="float" office:value="113130" calcext:value-type="float">
            <text:p>113.130</text:p>
          </table:table-cell>
          <table:table-cell table:formula="of:=[.M51]/[.B51]" office:value-type="float" office:value="0.0330573054658076" calcext:value-type="float">
            <text:p>0,033057305465808</text:p>
          </table:table-cell>
          <table:table-cell table:style-name="ce10" office:value-type="float" office:value="1145398" calcext:value-type="float">
            <text:p>1.145.398</text:p>
          </table:table-cell>
          <table:table-cell table:formula="of:=[.O51]/[.B51]" office:value-type="float" office:value="0.334692579916248" calcext:value-type="float">
            <text:p>0,334692579916248</text:p>
          </table:table-cell>
          <table:table-cell table:style-name="ce10" office:value-type="float" office:value="1857931" calcext:value-type="float">
            <text:p>1.857.931</text:p>
          </table:table-cell>
          <table:table-cell table:formula="of:=[.Q51]/[.B51]" office:value-type="float" office:value="0.542899253967943" calcext:value-type="float">
            <text:p>0,542899253967943</text:p>
          </table:table-cell>
          <table:table-cell table:formula="of:=[.B51]-([.Q51]+[.O51]+[.M51])" office:value-type="float" office:value="305780" calcext:value-type="float">
            <text:p>305780</text:p>
          </table:table-cell>
          <table:table-cell table:formula="of:=[.S51]/[.B51]" office:value-type="float" office:value="0.0893508606500014" calcext:value-type="float">
            <text:p>0,089350860650001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07</text:p>
          </table:table-cell>
          <table:table-cell table:style-name="ce10" office:value-type="float" office:value="3336657" calcext:value-type="float">
            <text:p>3.336.657</text:p>
          </table:table-cell>
          <table:table-cell table:style-name="ce10" office:value-type="float" office:value="1706140" calcext:value-type="float">
            <text:p>1.706.140</text:p>
          </table:table-cell>
          <table:table-cell table:formula="of:=[.C52]/[.B52]" office:value-type="float" office:value="0.511332150712525" calcext:value-type="float">
            <text:p>0,511332150712525</text:p>
          </table:table-cell>
          <table:table-cell table:style-name="ce11" table:formula="of:=[.D22]+[.E22]+[.F22]" office:value-type="float" office:value="1431323" calcext:value-type="float">
            <text:p>1431323</text:p>
          </table:table-cell>
          <table:table-cell table:style-name="ce11" table:formula="of:=[.E52]/[.B52]" office:value-type="float" office:value="0.428969174835771" calcext:value-type="float">
            <text:p>0,428969174835771</text:p>
          </table:table-cell>
          <table:table-cell table:formula="of:=[.G22]+[.H22]" office:value-type="float" office:value="169604" calcext:value-type="float">
            <text:p>169604</text:p>
          </table:table-cell>
          <table:table-cell table:formula="of:=[.G52]/[.B52]" office:value-type="float" office:value="0.0508305168916074" calcext:value-type="float">
            <text:p>0,050830516891607</text:p>
          </table:table-cell>
          <table:table-cell table:formula="of:=[.I22]+[.J22]" office:value-type="float" office:value="23517" calcext:value-type="float">
            <text:p>23517</text:p>
          </table:table-cell>
          <table:table-cell table:formula="of:=[.I52]/[.B52]" office:value-type="float" office:value="0.00704807236704282" calcext:value-type="float">
            <text:p>0,007048072367043</text:p>
          </table:table-cell>
          <table:table-cell table:formula="of:=[.M22]+[.N22]" office:value-type="float" office:value="783" calcext:value-type="float">
            <text:p>783</text:p>
          </table:table-cell>
          <table:table-cell table:formula="of:=[.K52]/[.B52]" office:value-type="float" office:value="0.000234666014516925" calcext:value-type="float">
            <text:p>0,000234666014517</text:p>
          </table:table-cell>
          <table:table-cell table:style-name="ce10" office:value-type="float" office:value="115580" calcext:value-type="float">
            <text:p>115.580</text:p>
          </table:table-cell>
          <table:table-cell table:formula="of:=[.M52]/[.B52]" office:value-type="float" office:value="0.0346394609934434" calcext:value-type="float">
            <text:p>0,034639460993444</text:p>
          </table:table-cell>
          <table:table-cell table:style-name="ce10" office:value-type="float" office:value="1078614" calcext:value-type="float">
            <text:p>1.078.614</text:p>
          </table:table-cell>
          <table:table-cell table:formula="of:=[.O52]/[.B52]" office:value-type="float" office:value="0.323261875583855" calcext:value-type="float">
            <text:p>0,323261875583855</text:p>
          </table:table-cell>
          <table:table-cell table:style-name="ce10" office:value-type="float" office:value="1853012" calcext:value-type="float">
            <text:p>1.853.012</text:p>
          </table:table-cell>
          <table:table-cell table:formula="of:=[.Q52]/[.B52]" office:value-type="float" office:value="0.555349860653942" calcext:value-type="float">
            <text:p>0,555349860653942</text:p>
          </table:table-cell>
          <table:table-cell table:formula="of:=[.B52]-([.Q52]+[.O52]+[.M52])" office:value-type="float" office:value="289451" calcext:value-type="float">
            <text:p>289451</text:p>
          </table:table-cell>
          <table:table-cell table:formula="of:=[.S52]/[.B52]" office:value-type="float" office:value="0.0867488027687593" calcext:value-type="float">
            <text:p>0,08674880276875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06</text:p>
          </table:table-cell>
          <table:table-cell table:style-name="ce10" office:value-type="float" office:value="3174393" calcext:value-type="float">
            <text:p>3.174.393</text:p>
          </table:table-cell>
          <table:table-cell table:style-name="ce10" office:value-type="float" office:value="1616883" calcext:value-type="float">
            <text:p>1.616.883</text:p>
          </table:table-cell>
          <table:table-cell table:formula="of:=[.C53]/[.B53]" office:value-type="float" office:value="0.509351866640331" calcext:value-type="float">
            <text:p>0,509351866640331</text:p>
          </table:table-cell>
          <table:table-cell table:style-name="ce11" table:formula="of:=[.D23]+[.E23]+[.F23]" office:value-type="float" office:value="1365203" calcext:value-type="float">
            <text:p>1365203</text:p>
          </table:table-cell>
          <table:table-cell table:style-name="ce11" table:formula="of:=[.E53]/[.B53]" office:value-type="float" office:value="0.430067417613383" calcext:value-type="float">
            <text:p>0,430067417613383</text:p>
          </table:table-cell>
          <table:table-cell table:formula="of:=[.G23]+[.H23]" office:value-type="float" office:value="164195" calcext:value-type="float">
            <text:p>164195</text:p>
          </table:table-cell>
          <table:table-cell table:formula="of:=[.G53]/[.B53]" office:value-type="float" office:value="0.0517248494436574" calcext:value-type="float">
            <text:p>0,051724849443658</text:p>
          </table:table-cell>
          <table:table-cell table:formula="of:=[.I23]+[.J23]" office:value-type="float" office:value="22454" calcext:value-type="float">
            <text:p>22454</text:p>
          </table:table-cell>
          <table:table-cell table:formula="of:=[.I53]/[.B53]" office:value-type="float" office:value="0.00707347829963083" calcext:value-type="float">
            <text:p>0,007073478299631</text:p>
          </table:table-cell>
          <table:table-cell table:formula="of:=[.M23]+[.N23]" office:value-type="float" office:value="751" calcext:value-type="float">
            <text:p>751</text:p>
          </table:table-cell>
          <table:table-cell table:formula="of:=[.K53]/[.B53]" office:value-type="float" office:value="0.000236580662822782" calcext:value-type="float">
            <text:p>0,000236580662823</text:p>
          </table:table-cell>
          <table:table-cell table:style-name="ce10" office:value-type="float" office:value="117441" calcext:value-type="float">
            <text:p>117.441</text:p>
          </table:table-cell>
          <table:table-cell table:formula="of:=[.M53]/[.B53]" office:value-type="float" office:value="0.0369963643443014" calcext:value-type="float">
            <text:p>0,036996364344302</text:p>
          </table:table-cell>
          <table:table-cell table:style-name="ce10" office:value-type="float" office:value="992658" calcext:value-type="float">
            <text:p>992.658</text:p>
          </table:table-cell>
          <table:table-cell table:formula="of:=[.O53]/[.B53]" office:value-type="float" office:value="0.312707972831341" calcext:value-type="float">
            <text:p>0,312707972831341</text:p>
          </table:table-cell>
          <table:table-cell table:style-name="ce10" office:value-type="float" office:value="1791126" calcext:value-type="float">
            <text:p>1.791.126</text:p>
          </table:table-cell>
          <table:table-cell table:formula="of:=[.Q53]/[.B53]" office:value-type="float" office:value="0.564242045644632" calcext:value-type="float">
            <text:p>0,564242045644632</text:p>
          </table:table-cell>
          <table:table-cell table:formula="of:=[.B53]-([.Q53]+[.O53]+[.M53])" office:value-type="float" office:value="273168" calcext:value-type="float">
            <text:p>273168</text:p>
          </table:table-cell>
          <table:table-cell table:formula="of:=[.S53]/[.B53]" office:value-type="float" office:value="0.0860536171797254" calcext:value-type="float">
            <text:p>0,086053617179725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05</text:p>
          </table:table-cell>
          <table:table-cell table:style-name="ce10" office:value-type="float" office:value="3064129" calcext:value-type="float">
            <text:p>3.064.129</text:p>
          </table:table-cell>
          <table:table-cell table:style-name="ce10" office:value-type="float" office:value="1574166" calcext:value-type="float">
            <text:p>1.574.166</text:p>
          </table:table-cell>
          <table:table-cell table:formula="of:=[.C54]/[.B54]" office:value-type="float" office:value="0.513740119949258" calcext:value-type="float">
            <text:p>0,513740119949258</text:p>
          </table:table-cell>
          <table:table-cell table:style-name="ce11" table:formula="of:=[.D24]+[.E24]+[.F24]" office:value-type="float" office:value="1306597" calcext:value-type="float">
            <text:p>1306597</text:p>
          </table:table-cell>
          <table:table-cell table:style-name="ce11" table:formula="of:=[.E54]/[.B54]" office:value-type="float" office:value="0.426417099280089" calcext:value-type="float">
            <text:p>0,426417099280089</text:p>
          </table:table-cell>
          <table:table-cell table:formula="of:=[.G24]+[.H24]" office:value-type="float" office:value="156471" calcext:value-type="float">
            <text:p>156471</text:p>
          </table:table-cell>
          <table:table-cell table:formula="of:=[.G54]/[.B54]" office:value-type="float" office:value="0.0510654087996948" calcext:value-type="float">
            <text:p>0,051065408799695</text:p>
          </table:table-cell>
          <table:table-cell table:formula="of:=[.I24]+[.J24]" office:value-type="float" office:value="21397" calcext:value-type="float">
            <text:p>21397</text:p>
          </table:table-cell>
          <table:table-cell table:formula="of:=[.I54]/[.B54]" office:value-type="float" office:value="0.00698306109174908" calcext:value-type="float">
            <text:p>0,006983061091749</text:p>
          </table:table-cell>
          <table:table-cell table:formula="of:=[.M24]+[.N24]" office:value-type="float" office:value="714" calcext:value-type="float">
            <text:p>714</text:p>
          </table:table-cell>
          <table:table-cell table:formula="of:=[.K54]/[.B54]" office:value-type="float" office:value="0.000233018910104633" calcext:value-type="float">
            <text:p>0,000233018910105</text:p>
          </table:table-cell>
          <table:table-cell table:style-name="ce10" office:value-type="float" office:value="121441" calcext:value-type="float">
            <text:p>121.441</text:p>
          </table:table-cell>
          <table:table-cell table:formula="of:=[.M54]/[.B54]" office:value-type="float" office:value="0.0396331224958218" calcext:value-type="float">
            <text:p>0,039633122495822</text:p>
          </table:table-cell>
          <table:table-cell table:style-name="ce10" office:value-type="float" office:value="918449" calcext:value-type="float">
            <text:p>918.449</text:p>
          </table:table-cell>
          <table:table-cell table:formula="of:=[.O54]/[.B54]" office:value-type="float" office:value="0.299742275863712" calcext:value-type="float">
            <text:p>0,299742275863712</text:p>
          </table:table-cell>
          <table:table-cell table:style-name="ce10" office:value-type="float" office:value="1767265" calcext:value-type="float">
            <text:p>1.767.265</text:p>
          </table:table-cell>
          <table:table-cell table:formula="of:=[.Q54]/[.B54]" office:value-type="float" office:value="0.576759333565917" calcext:value-type="float">
            <text:p>0,576759333565917</text:p>
          </table:table-cell>
          <table:table-cell table:formula="of:=[.B54]-([.Q54]+[.O54]+[.M54])" office:value-type="float" office:value="256974" calcext:value-type="float">
            <text:p>256974</text:p>
          </table:table-cell>
          <table:table-cell table:formula="of:=[.S54]/[.B54]" office:value-type="float" office:value="0.0838652680745491" calcext:value-type="float">
            <text:p>0,08386526807454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04</text:p>
          </table:table-cell>
          <table:table-cell table:style-name="ce10" office:value-type="float" office:value="2942583" calcext:value-type="float">
            <text:p>2.942.583</text:p>
          </table:table-cell>
          <table:table-cell table:style-name="ce10" office:value-type="float" office:value="1500396" calcext:value-type="float">
            <text:p>1.500.396</text:p>
          </table:table-cell>
          <table:table-cell table:formula="of:=[.C55]/[.B55]" office:value-type="float" office:value="0.509890800021614" calcext:value-type="float">
            <text:p>0,509890800021614</text:p>
          </table:table-cell>
          <table:table-cell table:style-name="ce11" table:formula="of:=[.D25]+[.E25]+[.F25]" office:value-type="float" office:value="1265349" calcext:value-type="float">
            <text:p>1265349</text:p>
          </table:table-cell>
          <table:table-cell table:style-name="ce11" table:formula="of:=[.E55]/[.B55]" office:value-type="float" office:value="0.430013019173971" calcext:value-type="float">
            <text:p>0,430013019173971</text:p>
          </table:table-cell>
          <table:table-cell table:formula="of:=[.G25]+[.H25]" office:value-type="float" office:value="151512" calcext:value-type="float">
            <text:p>151512</text:p>
          </table:table-cell>
          <table:table-cell table:formula="of:=[.G55]/[.B55]" office:value-type="float" office:value="0.0514894567120112" calcext:value-type="float">
            <text:p>0,051489456712011</text:p>
          </table:table-cell>
          <table:table-cell table:formula="of:=[.I25]+[.J25]" office:value-type="float" office:value="20120" calcext:value-type="float">
            <text:p>20120</text:p>
          </table:table-cell>
          <table:table-cell table:formula="of:=[.I55]/[.B55]" office:value-type="float" office:value="0.00683753015632864" calcext:value-type="float">
            <text:p>0,006837530156329</text:p>
          </table:table-cell>
          <table:table-cell table:formula="of:=[.M25]+[.N25]" office:value-type="float" office:value="671" calcext:value-type="float">
            <text:p>671</text:p>
          </table:table-cell>
          <table:table-cell table:formula="of:=[.K55]/[.B55]" office:value-type="float" office:value="0.000228030951038594" calcext:value-type="float">
            <text:p>0,000228030951039</text:p>
          </table:table-cell>
          <table:table-cell table:style-name="ce10" office:value-type="float" office:value="122579" calcext:value-type="float">
            <text:p>122.579</text:p>
          </table:table-cell>
          <table:table-cell table:formula="of:=[.M55]/[.B55]" office:value-type="float" office:value="0.0416569388187181" calcext:value-type="float">
            <text:p>0,041656938818718</text:p>
          </table:table-cell>
          <table:table-cell table:style-name="ce10" office:value-type="float" office:value="839958" calcext:value-type="float">
            <text:p>839.958</text:p>
          </table:table-cell>
          <table:table-cell table:formula="of:=[.O55]/[.B55]" office:value-type="float" office:value="0.285449212477609" calcext:value-type="float">
            <text:p>0,285449212477609</text:p>
          </table:table-cell>
          <table:table-cell table:style-name="ce10" office:value-type="float" office:value="1738456" calcext:value-type="float">
            <text:p>1.738.456</text:p>
          </table:table-cell>
          <table:table-cell table:formula="of:=[.Q55]/[.B55]" office:value-type="float" office:value="0.590792511205291" calcext:value-type="float">
            <text:p>0,590792511205291</text:p>
          </table:table-cell>
          <table:table-cell table:formula="of:=[.B55]-([.Q55]+[.O55]+[.M55])" office:value-type="float" office:value="241590" calcext:value-type="float">
            <text:p>241590</text:p>
          </table:table-cell>
          <table:table-cell table:formula="of:=[.S55]/[.B55]" office:value-type="float" office:value="0.0821013374983815" calcext:value-type="float">
            <text:p>0,082101337498382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03</text:p>
          </table:table-cell>
          <table:table-cell table:style-name="ce10" office:value-type="float" office:value="2813159" calcext:value-type="float">
            <text:p>2.813.159</text:p>
          </table:table-cell>
          <table:table-cell table:style-name="ce10" office:value-type="float" office:value="1459938" calcext:value-type="float">
            <text:p>1.459.938</text:p>
          </table:table-cell>
          <table:table-cell table:formula="of:=[.C56]/[.B56]" office:value-type="float" office:value="0.518967466822885" calcext:value-type="float">
            <text:p>0,518967466822885</text:p>
          </table:table-cell>
          <table:table-cell table:style-name="ce11" table:formula="of:=[.D26]+[.E26]+[.F26]" office:value-type="float" office:value="1182845" calcext:value-type="float">
            <text:p>1182845</text:p>
          </table:table-cell>
          <table:table-cell table:style-name="ce11" table:formula="of:=[.E56]/[.B56]" office:value-type="float" office:value="0.420468590648449" calcext:value-type="float">
            <text:p>0,420468590648449</text:p>
          </table:table-cell>
          <table:table-cell table:formula="of:=[.G26]+[.H26]" office:value-type="float" office:value="145442" calcext:value-type="float">
            <text:p>145442</text:p>
          </table:table-cell>
          <table:table-cell table:formula="of:=[.G56]/[.B56]" office:value-type="float" office:value="0.0517005970867626" calcext:value-type="float">
            <text:p>0,051700597086763</text:p>
          </table:table-cell>
          <table:table-cell table:formula="of:=[.I26]+[.J26]" office:value-type="float" office:value="19888" calcext:value-type="float">
            <text:p>19888</text:p>
          </table:table-cell>
          <table:table-cell table:formula="of:=[.I56]/[.B56]" office:value-type="float" office:value="0.00706963239546716" calcext:value-type="float">
            <text:p>0,007069632395467</text:p>
          </table:table-cell>
          <table:table-cell table:formula="of:=[.M26]+[.N26]" office:value-type="float" office:value="628" calcext:value-type="float">
            <text:p>628</text:p>
          </table:table-cell>
          <table:table-cell table:formula="of:=[.K56]/[.B56]" office:value-type="float" office:value="0.000223236582077302" calcext:value-type="float">
            <text:p>0,000223236582077</text:p>
          </table:table-cell>
          <table:table-cell table:style-name="ce10" office:value-type="float" office:value="124468" calcext:value-type="float">
            <text:p>124.468</text:p>
          </table:table-cell>
          <table:table-cell table:formula="of:=[.M56]/[.B56]" office:value-type="float" office:value="0.0442449218120981" calcext:value-type="float">
            <text:p>0,044244921812098</text:p>
          </table:table-cell>
          <table:table-cell table:style-name="ce10" office:value-type="float" office:value="773151" calcext:value-type="float">
            <text:p>773.151</text:p>
          </table:table-cell>
          <table:table-cell table:formula="of:=[.O56]/[.B56]" office:value-type="float" office:value="0.274833736735108" calcext:value-type="float">
            <text:p>0,274833736735108</text:p>
          </table:table-cell>
          <table:table-cell table:style-name="ce10" office:value-type="float" office:value="1694543" calcext:value-type="float">
            <text:p>1.694.543</text:p>
          </table:table-cell>
          <table:table-cell table:formula="of:=[.Q56]/[.B56]" office:value-type="float" office:value="0.602363037425186" calcext:value-type="float">
            <text:p>0,602363037425186</text:p>
          </table:table-cell>
          <table:table-cell table:formula="of:=[.B56]-([.Q56]+[.O56]+[.M56])" office:value-type="float" office:value="220997" calcext:value-type="float">
            <text:p>220997</text:p>
          </table:table-cell>
          <table:table-cell table:formula="of:=[.S56]/[.B56]" office:value-type="float" office:value="0.0785583040276074" calcext:value-type="float">
            <text:p>0,078558304027607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02</text:p>
          </table:table-cell>
          <table:table-cell table:style-name="ce10" office:value-type="float" office:value="2710400" calcext:value-type="float">
            <text:p>2.710.400</text:p>
          </table:table-cell>
          <table:table-cell table:style-name="ce10" office:value-type="float" office:value="1425332" calcext:value-type="float">
            <text:p>1.425.332</text:p>
          </table:table-cell>
          <table:table-cell table:formula="of:=[.C57]/[.B57]" office:value-type="float" office:value="0.525875147579693" calcext:value-type="float">
            <text:p>0,525875147579693</text:p>
          </table:table-cell>
          <table:table-cell table:style-name="ce11" table:formula="of:=[.D27]+[.E27]+[.F27]" office:value-type="float" office:value="1120344" calcext:value-type="float">
            <text:p>1120344</text:p>
          </table:table-cell>
          <table:table-cell table:style-name="ce11" table:formula="of:=[.E57]/[.B57]" office:value-type="float" office:value="0.413350059031877" calcext:value-type="float">
            <text:p>0,413350059031877</text:p>
          </table:table-cell>
          <table:table-cell table:formula="of:=[.G27]+[.H27]" office:value-type="float" office:value="140435" calcext:value-type="float">
            <text:p>140435</text:p>
          </table:table-cell>
          <table:table-cell table:formula="of:=[.G57]/[.B57]" office:value-type="float" office:value="0.0518133854781582" calcext:value-type="float">
            <text:p>0,051813385478158</text:p>
          </table:table-cell>
          <table:table-cell table:formula="of:=[.I27]+[.J27]" office:value-type="float" office:value="19658" calcext:value-type="float">
            <text:p>19658</text:p>
          </table:table-cell>
          <table:table-cell table:formula="of:=[.I57]/[.B57]" office:value-type="float" office:value="0.00725280401416765" calcext:value-type="float">
            <text:p>0,007252804014168</text:p>
          </table:table-cell>
          <table:table-cell table:formula="of:=[.M27]+[.N27]" office:value-type="float" office:value="540" calcext:value-type="float">
            <text:p>540</text:p>
          </table:table-cell>
          <table:table-cell table:formula="of:=[.K57]/[.B57]" office:value-type="float" office:value="0.000199232585596222" calcext:value-type="float">
            <text:p>0,000199232585596</text:p>
          </table:table-cell>
          <table:table-cell table:style-name="ce10" office:value-type="float" office:value="126529" calcext:value-type="float">
            <text:p>126.529</text:p>
          </table:table-cell>
          <table:table-cell table:formula="of:=[.M57]/[.B57]" office:value-type="float" office:value="0.0466827774498229" calcext:value-type="float">
            <text:p>0,046682777449823</text:p>
          </table:table-cell>
          <table:table-cell table:style-name="ce10" office:value-type="float" office:value="716542" calcext:value-type="float">
            <text:p>716.542</text:p>
          </table:table-cell>
          <table:table-cell table:formula="of:=[.O57]/[.B57]" office:value-type="float" office:value="0.264367621015348" calcext:value-type="float">
            <text:p>0,264367621015348</text:p>
          </table:table-cell>
          <table:table-cell table:style-name="ce10" office:value-type="float" office:value="1662183" calcext:value-type="float">
            <text:p>1.662.183</text:p>
          </table:table-cell>
          <table:table-cell table:formula="of:=[.Q57]/[.B57]" office:value-type="float" office:value="0.613261142266824" calcext:value-type="float">
            <text:p>0,613261142266824</text:p>
          </table:table-cell>
          <table:table-cell table:formula="of:=[.B57]-([.Q57]+[.O57]+[.M57])" office:value-type="float" office:value="205146" calcext:value-type="float">
            <text:p>205146</text:p>
          </table:table-cell>
          <table:table-cell table:formula="of:=[.S57]/[.B57]" office:value-type="float" office:value="0.0756884592680047" calcext:value-type="float">
            <text:p>0,075688459268005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01</text:p>
          </table:table-cell>
          <table:table-cell table:style-name="ce10" office:value-type="float" office:value="2645317" calcext:value-type="float">
            <text:p>2.645.317</text:p>
          </table:table-cell>
          <table:table-cell table:style-name="ce10" office:value-type="float" office:value="1408792" calcext:value-type="float">
            <text:p>1.408.792</text:p>
          </table:table-cell>
          <table:table-cell table:formula="of:=[.C58]/[.B58]" office:value-type="float" office:value="0.532560747917924" calcext:value-type="float">
            <text:p>0,532560747917924</text:p>
          </table:table-cell>
          <table:table-cell table:style-name="ce11" table:formula="of:=[.D28]+[.E28]+[.F28]" office:value-type="float" office:value="1078778" calcext:value-type="float">
            <text:p>1078778</text:p>
          </table:table-cell>
          <table:table-cell table:style-name="ce11" table:formula="of:=[.E58]/[.B58]" office:value-type="float" office:value="0.407806701427466" calcext:value-type="float">
            <text:p>0,407806701427466</text:p>
          </table:table-cell>
          <table:table-cell table:formula="of:=[.G28]+[.H28]" office:value-type="float" office:value="134513" calcext:value-type="float">
            <text:p>134513</text:p>
          </table:table-cell>
          <table:table-cell table:formula="of:=[.G58]/[.B58]" office:value-type="float" office:value="0.0508494823115717" calcext:value-type="float">
            <text:p>0,050849482311572</text:p>
          </table:table-cell>
          <table:table-cell table:formula="of:=[.I28]+[.J28]" office:value-type="float" office:value="18820" calcext:value-type="float">
            <text:p>18820</text:p>
          </table:table-cell>
          <table:table-cell table:formula="of:=[.I58]/[.B58]" office:value-type="float" office:value="0.00711445925006341" calcext:value-type="float">
            <text:p>0,007114459250063</text:p>
          </table:table-cell>
          <table:table-cell table:formula="of:=[.M28]+[.N28]" office:value-type="float" office:value="490" calcext:value-type="float">
            <text:p>490</text:p>
          </table:table-cell>
          <table:table-cell table:formula="of:=[.K58]/[.B58]" office:value-type="float" office:value="0.00018523299854044" calcext:value-type="float">
            <text:p>0,00018523299854</text:p>
          </table:table-cell>
          <table:table-cell table:style-name="ce10" office:value-type="float" office:value="129349" calcext:value-type="float">
            <text:p>129.349</text:p>
          </table:table-cell>
          <table:table-cell table:formula="of:=[.M58]/[.B58]" office:value-type="float" office:value="0.0488973533228721" calcext:value-type="float">
            <text:p>0,048897353322872</text:p>
          </table:table-cell>
          <table:table-cell table:style-name="ce10" office:value-type="float" office:value="667441" calcext:value-type="float">
            <text:p>667.441</text:p>
          </table:table-cell>
          <table:table-cell table:formula="of:=[.O58]/[.B58]" office:value-type="float" office:value="0.252310403630264" calcext:value-type="float">
            <text:p>0,252310403630264</text:p>
          </table:table-cell>
          <table:table-cell table:style-name="ce10" office:value-type="float" office:value="1651265" calcext:value-type="float">
            <text:p>1.651.265</text:p>
          </table:table-cell>
          <table:table-cell table:formula="of:=[.Q58]/[.B58]" office:value-type="float" office:value="0.624221974152814" calcext:value-type="float">
            <text:p>0,624221974152814</text:p>
          </table:table-cell>
          <table:table-cell table:formula="of:=[.B58]-([.Q58]+[.O58]+[.M58])" office:value-type="float" office:value="197262" calcext:value-type="float">
            <text:p>197262</text:p>
          </table:table-cell>
          <table:table-cell table:formula="of:=[.S58]/[.B58]" office:value-type="float" office:value="0.0745702688940494" calcext:value-type="float">
            <text:p>0,07457026889404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2000</text:p>
          </table:table-cell>
          <table:table-cell table:style-name="ce10" office:value-type="float" office:value="2595392" calcext:value-type="float">
            <text:p>2.595.392</text:p>
          </table:table-cell>
          <table:table-cell table:style-name="ce10" office:value-type="float" office:value="1417221" calcext:value-type="float">
            <text:p>1.417.221</text:p>
          </table:table-cell>
          <table:table-cell table:formula="of:=[.C59]/[.B59]" office:value-type="float" office:value="0.546052773530935" calcext:value-type="float">
            <text:p>0,546052773530935</text:p>
          </table:table-cell>
          <table:table-cell table:style-name="ce11" table:formula="of:=[.D29]+[.E29]+[.F29]" office:value-type="float" office:value="1021248" calcext:value-type="float">
            <text:p>1021248</text:p>
          </table:table-cell>
          <table:table-cell table:style-name="ce11" table:formula="of:=[.E59]/[.B59]" office:value-type="float" office:value="0.393485068922151" calcext:value-type="float">
            <text:p>0,393485068922151</text:p>
          </table:table-cell>
          <table:table-cell table:formula="of:=[.G29]+[.H29]" office:value-type="float" office:value="135114" calcext:value-type="float">
            <text:p>135114</text:p>
          </table:table-cell>
          <table:table-cell table:formula="of:=[.G59]/[.B59]" office:value-type="float" office:value="0.0520591879762286" calcext:value-type="float">
            <text:p>0,052059187976229</text:p>
          </table:table-cell>
          <table:table-cell table:formula="of:=[.I29]+[.J29]" office:value-type="float" office:value="17735" calcext:value-type="float">
            <text:p>17735</text:p>
          </table:table-cell>
          <table:table-cell table:formula="of:=[.I59]/[.B59]" office:value-type="float" office:value="0.00683326449337904" calcext:value-type="float">
            <text:p>0,006833264493379</text:p>
          </table:table-cell>
          <table:table-cell table:formula="of:=[.M29]+[.N29]" office:value-type="float" office:value="467" calcext:value-type="float">
            <text:p>467</text:p>
          </table:table-cell>
          <table:table-cell table:formula="of:=[.K59]/[.B59]" office:value-type="float" office:value="0.000179934283530195" calcext:value-type="float">
            <text:p>0,00017993428353</text:p>
          </table:table-cell>
          <table:table-cell table:style-name="ce10" office:value-type="float" office:value="131079" calcext:value-type="float">
            <text:p>131.079</text:p>
          </table:table-cell>
          <table:table-cell table:formula="of:=[.M59]/[.B59]" office:value-type="float" office:value="0.0505045095307376" calcext:value-type="float">
            <text:p>0,050504509530738</text:p>
          </table:table-cell>
          <table:table-cell table:style-name="ce10" office:value-type="float" office:value="612374" calcext:value-type="float">
            <text:p>612.374</text:p>
          </table:table-cell>
          <table:table-cell table:formula="of:=[.O59]/[.B59]" office:value-type="float" office:value="0.235946631568565" calcext:value-type="float">
            <text:p>0,235946631568565</text:p>
          </table:table-cell>
          <table:table-cell table:style-name="ce10" office:value-type="float" office:value="1662679" calcext:value-type="float">
            <text:p>1.662.679</text:p>
          </table:table-cell>
          <table:table-cell table:formula="of:=[.Q59]/[.B59]" office:value-type="float" office:value="0.64062731178951" calcext:value-type="float">
            <text:p>0,64062731178951</text:p>
          </table:table-cell>
          <table:table-cell table:formula="of:=[.B59]-([.Q59]+[.O59]+[.M59])" office:value-type="float" office:value="189260" calcext:value-type="float">
            <text:p>189260</text:p>
          </table:table-cell>
          <table:table-cell table:formula="of:=[.S59]/[.B59]" office:value-type="float" office:value="0.0729215471111878" calcext:value-type="float">
            <text:p>0,072921547111188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1999</text:p>
          </table:table-cell>
          <table:table-cell table:style-name="ce10" office:value-type="float" office:value="2518801" calcext:value-type="float">
            <text:p>2.518.801</text:p>
          </table:table-cell>
          <table:table-cell table:style-name="ce10" office:value-type="float" office:value="1388116" calcext:value-type="float">
            <text:p>1.388.116</text:p>
          </table:table-cell>
          <table:table-cell table:formula="of:=[.C60]/[.B60]" office:value-type="float" office:value="0.551101893321465" calcext:value-type="float">
            <text:p>0,551101893321465</text:p>
          </table:table-cell>
          <table:table-cell table:style-name="ce11" table:formula="of:=[.D30]+[.E30]+[.F30]" office:value-type="float" office:value="985619" calcext:value-type="float">
            <text:p>985619</text:p>
          </table:table-cell>
          <table:table-cell table:style-name="ce11" table:formula="of:=[.E60]/[.B60]" office:value-type="float" office:value="0.391304831147836" calcext:value-type="float">
            <text:p>0,391304831147836</text:p>
          </table:table-cell>
          <table:table-cell table:formula="of:=[.G30]+[.H30]" office:value-type="float" office:value="125062" calcext:value-type="float">
            <text:p>125062</text:p>
          </table:table-cell>
          <table:table-cell table:formula="of:=[.G60]/[.B60]" office:value-type="float" office:value="0.0496514015994118" calcext:value-type="float">
            <text:p>0,049651401599412</text:p>
          </table:table-cell>
          <table:table-cell table:formula="of:=[.I30]+[.J30]" office:value-type="float" office:value="16174" calcext:value-type="float">
            <text:p>16174</text:p>
          </table:table-cell>
          <table:table-cell table:formula="of:=[.I60]/[.B60]" office:value-type="float" office:value="0.00642130918639464" calcext:value-type="float">
            <text:p>0,006421309186395</text:p>
          </table:table-cell>
          <table:table-cell table:formula="of:=[.M30]+[.N30]" office:value-type="float" office:value="427" calcext:value-type="float">
            <text:p>427</text:p>
          </table:table-cell>
          <table:table-cell table:formula="of:=[.K60]/[.B60]" office:value-type="float" office:value="0.000169525103412298" calcext:value-type="float">
            <text:p>0,000169525103412</text:p>
          </table:table-cell>
          <table:table-cell table:style-name="ce10" office:value-type="float" office:value="133410" calcext:value-type="float">
            <text:p>133.410</text:p>
          </table:table-cell>
          <table:table-cell table:formula="of:=[.M60]/[.B60]" office:value-type="float" office:value="0.0529656769232663" calcext:value-type="float">
            <text:p>0,052965676923266</text:p>
          </table:table-cell>
          <table:table-cell table:style-name="ce10" office:value-type="float" office:value="559483" calcext:value-type="float">
            <text:p>559.483</text:p>
          </table:table-cell>
          <table:table-cell table:formula="of:=[.O60]/[.B60]" office:value-type="float" office:value="0.222122748085299" calcext:value-type="float">
            <text:p>0,222122748085299</text:p>
          </table:table-cell>
          <table:table-cell table:style-name="ce10" office:value-type="float" office:value="1647699" calcext:value-type="float">
            <text:p>1.647.699</text:p>
          </table:table-cell>
          <table:table-cell table:formula="of:=[.Q60]/[.B60]" office:value-type="float" office:value="0.65416005472445" calcext:value-type="float">
            <text:p>0,65416005472445</text:p>
          </table:table-cell>
          <table:table-cell table:formula="of:=[.B60]-([.Q60]+[.O60]+[.M60])" office:value-type="float" office:value="178209" calcext:value-type="float">
            <text:p>178209</text:p>
          </table:table-cell>
          <table:table-cell table:formula="of:=[.S60]/[.B60]" office:value-type="float" office:value="0.0707515202669842" calcext:value-type="float">
            <text:p>0,070751520266984</text:p>
          </table:table-cell>
          <table:table-cell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ño</text:p>
          </table:table-cell>
          <table:table-cell table:style-name="ce11" office:value-type="string" calcext:value-type="string">
            <text:p>% menos 250</text:p>
          </table:table-cell>
          <table:table-cell office:value-type="string" calcext:value-type="string">
            <text:p>% microempresas</text:p>
          </table:table-cell>
          <table:table-cell office:value-type="string" calcext:value-type="string">
            <text:p>MAS COMUN</text:p>
          </table:table-cell>
          <table:table-cell table:style-name="ce11" office:value-type="string" calcext:value-type="string">
            <text:p>%</text:p>
          </table:table-cell>
          <table:table-cell office:value-type="string" calcext:value-type="string">
            <text:p>SEGUIDO</text:p>
          </table:table-cell>
          <table:table-cell table:style-name="ce11" office:value-type="string" calcext:value-type="string">
            <text:p>%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20</text:p>
          </table:table-cell>
          <table:table-cell table:style-name="ce12" table:formula="of:=[.F39]+[.H39]+[.J39]+[.D39]" office:value-type="float" office:value="0.998582434406015" calcext:value-type="float">
            <text:p>0,998582434406015</text:p>
          </table:table-cell>
          <table:table-cell table:style-name="ce11" table:formula="of:=[.F39]+[.D39]" office:value-type="float" office:value="0.954832941099063" calcext:value-type="float">
            <text:p>0,954832941099063</text:p>
          </table:table-cell>
          <table:table-cell office:value-type="string" calcext:value-type="string">
            <text:p>Persona fisica</text:p>
          </table:table-cell>
          <table:table-cell table:formula="of:=[.R39]" office:value-type="float" office:value="0.558040880876318" calcext:value-type="float">
            <text:p>0,558040880876318</text:p>
          </table:table-cell>
          <table:table-cell table:style-name="ce11" office:value-type="string" calcext:value-type="string">
            <text:p>SL</text:p>
          </table:table-cell>
          <table:table-cell table:formula="of:=[.P39]" office:value-type="float" office:value="0.335922804065764" calcext:value-type="float">
            <text:p>0,335922804065764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19</text:p>
          </table:table-cell>
          <table:table-cell table:formula="of:=[.F40]+[.H40]+[.J40]+[.D40]" office:value-type="float" office:value="0.998251068849074" calcext:value-type="float">
            <text:p>0,998251068849074</text:p>
          </table:table-cell>
          <table:table-cell table:style-name="ce11" table:formula="of:=[.F40]+[.D40]" office:value-type="float" office:value="0.955506620635068" calcext:value-type="float">
            <text:p>0,955506620635068</text:p>
          </table:table-cell>
          <table:table-cell office:value-type="string" calcext:value-type="string">
            <text:p>Persona fisica</text:p>
          </table:table-cell>
          <table:table-cell table:formula="of:=[.R40]" office:value-type="float" office:value="0.549475989661028" calcext:value-type="float">
            <text:p>0,549475989661028</text:p>
          </table:table-cell>
          <table:table-cell table:style-name="ce11" office:value-type="string" calcext:value-type="string">
            <text:p>SL</text:p>
          </table:table-cell>
          <table:table-cell table:formula="of:=[.P40]" office:value-type="float" office:value="0.34321183088591" calcext:value-type="float">
            <text:p>0,34321183088591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18</text:p>
          </table:table-cell>
          <table:table-cell table:formula="of:=[.F41]+[.H41]+[.J41]+[.D41]" office:value-type="float" office:value="0.998250863033407" calcext:value-type="float">
            <text:p>0,998250863033407</text:p>
          </table:table-cell>
          <table:table-cell table:style-name="ce11" table:formula="of:=[.F41]+[.D41]" office:value-type="float" office:value="0.954359449743921" calcext:value-type="float">
            <text:p>0,954359449743921</text:p>
          </table:table-cell>
          <table:table-cell office:value-type="string" calcext:value-type="string">
            <text:p>Persona fisica</text:p>
          </table:table-cell>
          <table:table-cell table:formula="of:=[.R41]" office:value-type="float" office:value="0.535118763343986" calcext:value-type="float">
            <text:p>0,535118763343986</text:p>
          </table:table-cell>
          <table:table-cell table:style-name="ce11" office:value-type="string" calcext:value-type="string">
            <text:p>SL</text:p>
          </table:table-cell>
          <table:table-cell table:formula="of:=[.P41]" office:value-type="float" office:value="0.353959347396339" calcext:value-type="float">
            <text:p>0,353959347396339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17</text:p>
          </table:table-cell>
          <table:table-cell table:formula="of:=[.F42]+[.H42]+[.J42]+[.D42]" office:value-type="float" office:value="0.998308526888999" calcext:value-type="float">
            <text:p>0,998308526888999</text:p>
          </table:table-cell>
          <table:table-cell table:style-name="ce11" table:formula="of:=[.F42]+[.D42]" office:value-type="float" office:value="0.955678956453707" calcext:value-type="float">
            <text:p>0,955678956453707</text:p>
          </table:table-cell>
          <table:table-cell office:value-type="string" calcext:value-type="string">
            <text:p>Persona fisica</text:p>
          </table:table-cell>
          <table:table-cell table:formula="of:=[.R42]" office:value-type="float" office:value="0.53228970985996" calcext:value-type="float">
            <text:p>0,53228970985996</text:p>
          </table:table-cell>
          <table:table-cell table:style-name="ce11" office:value-type="string" calcext:value-type="string">
            <text:p>SL</text:p>
          </table:table-cell>
          <table:table-cell table:formula="of:=[.P42]" office:value-type="float" office:value="0.354092469227802" calcext:value-type="float">
            <text:p>0,354092469227802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16</text:p>
          </table:table-cell>
          <table:table-cell table:formula="of:=[.F43]+[.H43]+[.J43]+[.D43]" office:value-type="float" office:value="0.998386260567475" calcext:value-type="float">
            <text:p>0,998386260567475</text:p>
          </table:table-cell>
          <table:table-cell table:style-name="ce11" table:formula="of:=[.F43]+[.D43]" office:value-type="float" office:value="0.956928945412166" calcext:value-type="float">
            <text:p>0,956928945412166</text:p>
          </table:table-cell>
          <table:table-cell office:value-type="string" calcext:value-type="string">
            <text:p>Persona fisica</text:p>
          </table:table-cell>
          <table:table-cell table:formula="of:=[.R43]" office:value-type="float" office:value="0.519633984246344" calcext:value-type="float">
            <text:p>0,519633984246344</text:p>
          </table:table-cell>
          <table:table-cell table:style-name="ce11" office:value-type="string" calcext:value-type="string">
            <text:p>SL</text:p>
          </table:table-cell>
          <table:table-cell table:formula="of:=[.P43]" office:value-type="float" office:value="0.35618223174942" calcext:value-type="float">
            <text:p>0,35618223174942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15</text:p>
          </table:table-cell>
          <table:table-cell table:formula="of:=[.F44]+[.H44]+[.J44]+[.D44]" office:value-type="float" office:value="0.99841004268127" calcext:value-type="float">
            <text:p>0,99841004268127</text:p>
          </table:table-cell>
          <table:table-cell table:style-name="ce11" table:formula="of:=[.F44]+[.D44]" office:value-type="float" office:value="0.958229652970713" calcext:value-type="float">
            <text:p>0,958229652970713</text:p>
          </table:table-cell>
          <table:table-cell office:value-type="string" calcext:value-type="string">
            <text:p>Persona fisica</text:p>
          </table:table-cell>
          <table:table-cell table:formula="of:=[.R44]" office:value-type="float" office:value="0.51051154138941" calcext:value-type="float">
            <text:p>0,51051154138941</text:p>
          </table:table-cell>
          <table:table-cell table:style-name="ce11" office:value-type="string" calcext:value-type="string">
            <text:p>SL</text:p>
          </table:table-cell>
          <table:table-cell table:formula="of:=[.P44]" office:value-type="float" office:value="0.359640689100744" calcext:value-type="float">
            <text:p>0,359640689100744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14</text:p>
          </table:table-cell>
          <table:table-cell table:formula="of:=[.F45]+[.H45]+[.J45]+[.D45]" office:value-type="float" office:value="0.998385219808227" calcext:value-type="float">
            <text:p>0,998385219808227</text:p>
          </table:table-cell>
          <table:table-cell table:style-name="ce11" table:formula="of:=[.F45]+[.D45]" office:value-type="float" office:value="0.958197165398758" calcext:value-type="float">
            <text:p>0,958197165398758</text:p>
          </table:table-cell>
          <table:table-cell office:value-type="string" calcext:value-type="string">
            <text:p>Persona fisica</text:p>
          </table:table-cell>
          <table:table-cell table:formula="of:=[.R45]" office:value-type="float" office:value="0.504832478977723" calcext:value-type="float">
            <text:p>0,504832478977723</text:p>
          </table:table-cell>
          <table:table-cell table:style-name="ce11" office:value-type="string" calcext:value-type="string">
            <text:p>SL</text:p>
          </table:table-cell>
          <table:table-cell table:formula="of:=[.P45]" office:value-type="float" office:value="0.364726814583994" calcext:value-type="float">
            <text:p>0,364726814583994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13</text:p>
          </table:table-cell>
          <table:table-cell table:formula="of:=[.F46]+[.H46]+[.J46]+[.D46]" office:value-type="float" office:value="0.998385861430065" calcext:value-type="float">
            <text:p>0,998385861430065</text:p>
          </table:table-cell>
          <table:table-cell table:style-name="ce11" table:formula="of:=[.F46]+[.D46]" office:value-type="float" office:value="0.956567309800831" calcext:value-type="float">
            <text:p>0,956567309800831</text:p>
          </table:table-cell>
          <table:table-cell office:value-type="string" calcext:value-type="string">
            <text:p>Persona fisica</text:p>
          </table:table-cell>
          <table:table-cell table:formula="of:=[.R46]" office:value-type="float" office:value="0.514723651468106" calcext:value-type="float">
            <text:p>0,514723651468106</text:p>
          </table:table-cell>
          <table:table-cell table:style-name="ce11" office:value-type="string" calcext:value-type="string">
            <text:p>SL</text:p>
          </table:table-cell>
          <table:table-cell table:formula="of:=[.P46]" office:value-type="float" office:value="0.357545200011441" calcext:value-type="float">
            <text:p>0,357545200011441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12</text:p>
          </table:table-cell>
          <table:table-cell table:formula="of:=[.F47]+[.H47]+[.J47]+[.D47]" office:value-type="float" office:value="0.998461378346221" calcext:value-type="float">
            <text:p>0,998461378346221</text:p>
          </table:table-cell>
          <table:table-cell table:style-name="ce11" table:formula="of:=[.F47]+[.D47]" office:value-type="float" office:value="0.954294529626515" calcext:value-type="float">
            <text:p>0,954294529626515</text:p>
          </table:table-cell>
          <table:table-cell office:value-type="string" calcext:value-type="string">
            <text:p>Persona fisica</text:p>
          </table:table-cell>
          <table:table-cell table:formula="of:=[.R47]" office:value-type="float" office:value="0.517707900664361" calcext:value-type="float">
            <text:p>0,517707900664361</text:p>
          </table:table-cell>
          <table:table-cell table:style-name="ce11" office:value-type="string" calcext:value-type="string">
            <text:p>SL</text:p>
          </table:table-cell>
          <table:table-cell table:formula="of:=[.P47]" office:value-type="float" office:value="0.351158904331362" calcext:value-type="float">
            <text:p>0,351158904331362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11</text:p>
          </table:table-cell>
          <table:table-cell table:formula="of:=[.F48]+[.H48]+[.J48]+[.D48]" office:value-type="float" office:value="0.998462733989299" calcext:value-type="float">
            <text:p>0,998462733989299</text:p>
          </table:table-cell>
          <table:table-cell table:style-name="ce11" table:formula="of:=[.F48]+[.D48]" office:value-type="float" office:value="0.952053113048272" calcext:value-type="float">
            <text:p>0,952053113048272</text:p>
          </table:table-cell>
          <table:table-cell office:value-type="string" calcext:value-type="string">
            <text:p>Persona fisica</text:p>
          </table:table-cell>
          <table:table-cell table:formula="of:=[.R48]" office:value-type="float" office:value="0.525003876236089" calcext:value-type="float">
            <text:p>0,525003876236089</text:p>
          </table:table-cell>
          <table:table-cell table:style-name="ce11" office:value-type="string" calcext:value-type="string">
            <text:p>SL</text:p>
          </table:table-cell>
          <table:table-cell table:formula="of:=[.P48]" office:value-type="float" office:value="0.345411397856872" calcext:value-type="float">
            <text:p>0,345411397856872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10</text:p>
          </table:table-cell>
          <table:table-cell table:formula="of:=[.F49]+[.H49]+[.J49]+[.D49]" office:value-type="float" office:value="0.998457127248719" calcext:value-type="float">
            <text:p>0,998457127248719</text:p>
          </table:table-cell>
          <table:table-cell table:style-name="ce11" table:formula="of:=[.F49]+[.D49]" office:value-type="float" office:value="0.950450024808105" calcext:value-type="float">
            <text:p>0,950450024808105</text:p>
          </table:table-cell>
          <table:table-cell office:value-type="string" calcext:value-type="string">
            <text:p>Persona fisica</text:p>
          </table:table-cell>
          <table:table-cell table:formula="of:=[.R49]" office:value-type="float" office:value="0.530468698490519" calcext:value-type="float">
            <text:p>0,530468698490519</text:p>
          </table:table-cell>
          <table:table-cell table:style-name="ce11" office:value-type="string" calcext:value-type="string">
            <text:p>SL</text:p>
          </table:table-cell>
          <table:table-cell table:formula="of:=[.P49]" office:value-type="float" office:value="0.342114865934445" calcext:value-type="float">
            <text:p>0,342114865934445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09</text:p>
          </table:table-cell>
          <table:table-cell table:formula="of:=[.F50]+[.H50]+[.J50]+[.D50]" office:value-type="float" office:value="0.998398309807112" calcext:value-type="float">
            <text:p>0,998398309807112</text:p>
          </table:table-cell>
          <table:table-cell table:style-name="ce11" table:formula="of:=[.F50]+[.D50]" office:value-type="float" office:value="0.94476359052753" calcext:value-type="float">
            <text:p>0,94476359052753</text:p>
          </table:table-cell>
          <table:table-cell office:value-type="string" calcext:value-type="string">
            <text:p>Persona fisica</text:p>
          </table:table-cell>
          <table:table-cell table:formula="of:=[.R50]" office:value-type="float" office:value="0.53456134547936" calcext:value-type="float">
            <text:p>0,53456134547936</text:p>
          </table:table-cell>
          <table:table-cell table:style-name="ce11" office:value-type="string" calcext:value-type="string">
            <text:p>SL</text:p>
          </table:table-cell>
          <table:table-cell table:formula="of:=[.P50]" office:value-type="float" office:value="0.339951666204784" calcext:value-type="float">
            <text:p>0,339951666204784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08</text:p>
          </table:table-cell>
          <table:table-cell table:formula="of:=[.F51]+[.H51]+[.J51]+[.D51]" office:value-type="float" office:value="0.998110885884942" calcext:value-type="float">
            <text:p>0,998110885884942</text:p>
          </table:table-cell>
          <table:table-cell table:style-name="ce11" table:formula="of:=[.F51]+[.D51]" office:value-type="float" office:value="0.940727108772941" calcext:value-type="float">
            <text:p>0,940727108772941</text:p>
          </table:table-cell>
          <table:table-cell office:value-type="string" calcext:value-type="string">
            <text:p>Persona fisica</text:p>
          </table:table-cell>
          <table:table-cell table:formula="of:=[.R51]" office:value-type="float" office:value="0.542899253967943" calcext:value-type="float">
            <text:p>0,542899253967943</text:p>
          </table:table-cell>
          <table:table-cell table:style-name="ce11" office:value-type="string" calcext:value-type="string">
            <text:p>SL</text:p>
          </table:table-cell>
          <table:table-cell table:formula="of:=[.P51]" office:value-type="float" office:value="0.334692579916248" calcext:value-type="float">
            <text:p>0,334692579916248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07</text:p>
          </table:table-cell>
          <table:table-cell table:formula="of:=[.F52]+[.H52]+[.J52]+[.D52]" office:value-type="float" office:value="0.998179914806946" calcext:value-type="float">
            <text:p>0,998179914806946</text:p>
          </table:table-cell>
          <table:table-cell table:style-name="ce11" table:formula="of:=[.F52]+[.D52]" office:value-type="float" office:value="0.940301325548296" calcext:value-type="float">
            <text:p>0,940301325548296</text:p>
          </table:table-cell>
          <table:table-cell office:value-type="string" calcext:value-type="string">
            <text:p>Persona fisica</text:p>
          </table:table-cell>
          <table:table-cell table:formula="of:=[.R52]" office:value-type="float" office:value="0.555349860653942" calcext:value-type="float">
            <text:p>0,555349860653942</text:p>
          </table:table-cell>
          <table:table-cell table:style-name="ce11" office:value-type="string" calcext:value-type="string">
            <text:p>SL</text:p>
          </table:table-cell>
          <table:table-cell table:formula="of:=[.P52]" office:value-type="float" office:value="0.323261875583855" calcext:value-type="float">
            <text:p>0,323261875583855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06</text:p>
          </table:table-cell>
          <table:table-cell table:formula="of:=[.F53]+[.H53]+[.J53]+[.D53]" office:value-type="float" office:value="0.998217611997002" calcext:value-type="float">
            <text:p>0,998217611997002</text:p>
          </table:table-cell>
          <table:table-cell table:style-name="ce11" table:formula="of:=[.F53]+[.D53]" office:value-type="float" office:value="0.939419284253714" calcext:value-type="float">
            <text:p>0,939419284253714</text:p>
          </table:table-cell>
          <table:table-cell office:value-type="string" calcext:value-type="string">
            <text:p>Persona fisica</text:p>
          </table:table-cell>
          <table:table-cell table:formula="of:=[.R53]" office:value-type="float" office:value="0.564242045644632" calcext:value-type="float">
            <text:p>0,564242045644632</text:p>
          </table:table-cell>
          <table:table-cell table:style-name="ce11" office:value-type="string" calcext:value-type="string">
            <text:p>SL</text:p>
          </table:table-cell>
          <table:table-cell table:formula="of:=[.P53]" office:value-type="float" office:value="0.312707972831341" calcext:value-type="float">
            <text:p>0,312707972831341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05</text:p>
          </table:table-cell>
          <table:table-cell table:formula="of:=[.F54]+[.H54]+[.J54]+[.D54]" office:value-type="float" office:value="0.998205689120791" calcext:value-type="float">
            <text:p>0,998205689120791</text:p>
          </table:table-cell>
          <table:table-cell table:style-name="ce11" table:formula="of:=[.F54]+[.D54]" office:value-type="float" office:value="0.940157219229347" calcext:value-type="float">
            <text:p>0,940157219229347</text:p>
          </table:table-cell>
          <table:table-cell office:value-type="string" calcext:value-type="string">
            <text:p>Persona fisica</text:p>
          </table:table-cell>
          <table:table-cell table:formula="of:=[.R54]" office:value-type="float" office:value="0.576759333565917" calcext:value-type="float">
            <text:p>0,576759333565917</text:p>
          </table:table-cell>
          <table:table-cell table:style-name="ce11" office:value-type="string" calcext:value-type="string">
            <text:p>SL</text:p>
          </table:table-cell>
          <table:table-cell table:formula="of:=[.P54]" office:value-type="float" office:value="0.299742275863712" calcext:value-type="float">
            <text:p>0,299742275863712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04</text:p>
          </table:table-cell>
          <table:table-cell table:formula="of:=[.F55]+[.H55]+[.J55]+[.D55]" office:value-type="float" office:value="0.998230806063924" calcext:value-type="float">
            <text:p>0,998230806063924</text:p>
          </table:table-cell>
          <table:table-cell table:style-name="ce11" table:formula="of:=[.F55]+[.D55]" office:value-type="float" office:value="0.939903819195584" calcext:value-type="float">
            <text:p>0,939903819195584</text:p>
          </table:table-cell>
          <table:table-cell office:value-type="string" calcext:value-type="string">
            <text:p>Persona fisica</text:p>
          </table:table-cell>
          <table:table-cell table:formula="of:=[.R55]" office:value-type="float" office:value="0.590792511205291" calcext:value-type="float">
            <text:p>0,590792511205291</text:p>
          </table:table-cell>
          <table:table-cell table:style-name="ce11" office:value-type="string" calcext:value-type="string">
            <text:p>SL</text:p>
          </table:table-cell>
          <table:table-cell table:formula="of:=[.P55]" office:value-type="float" office:value="0.285449212477609" calcext:value-type="float">
            <text:p>0,285449212477609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03</text:p>
          </table:table-cell>
          <table:table-cell table:formula="of:=[.F56]+[.H56]+[.J56]+[.D56]" office:value-type="float" office:value="0.998206286953563" calcext:value-type="float">
            <text:p>0,998206286953563</text:p>
          </table:table-cell>
          <table:table-cell table:style-name="ce11" table:formula="of:=[.F56]+[.D56]" office:value-type="float" office:value="0.939436057471334" calcext:value-type="float">
            <text:p>0,939436057471334</text:p>
          </table:table-cell>
          <table:table-cell office:value-type="string" calcext:value-type="string">
            <text:p>Persona fisica</text:p>
          </table:table-cell>
          <table:table-cell table:formula="of:=[.R56]" office:value-type="float" office:value="0.602363037425186" calcext:value-type="float">
            <text:p>0,602363037425186</text:p>
          </table:table-cell>
          <table:table-cell table:style-name="ce11" office:value-type="string" calcext:value-type="string">
            <text:p>SL</text:p>
          </table:table-cell>
          <table:table-cell table:formula="of:=[.P56]" office:value-type="float" office:value="0.274833736735108" calcext:value-type="float">
            <text:p>0,274833736735108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02</text:p>
          </table:table-cell>
          <table:table-cell table:formula="of:=[.F57]+[.H57]+[.J57]+[.D57]" office:value-type="float" office:value="0.998291396103896" calcext:value-type="float">
            <text:p>0,998291396103896</text:p>
          </table:table-cell>
          <table:table-cell table:style-name="ce11" table:formula="of:=[.F57]+[.D57]" office:value-type="float" office:value="0.93922520661157" calcext:value-type="float">
            <text:p>0,93922520661157</text:p>
          </table:table-cell>
          <table:table-cell office:value-type="string" calcext:value-type="string">
            <text:p>Persona fisica</text:p>
          </table:table-cell>
          <table:table-cell table:formula="of:=[.R57]" office:value-type="float" office:value="0.613261142266824" calcext:value-type="float">
            <text:p>0,613261142266824</text:p>
          </table:table-cell>
          <table:table-cell table:style-name="ce11" office:value-type="string" calcext:value-type="string">
            <text:p>SL</text:p>
          </table:table-cell>
          <table:table-cell table:formula="of:=[.P57]" office:value-type="float" office:value="0.264367621015348" calcext:value-type="float">
            <text:p>0,264367621015348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01</text:p>
          </table:table-cell>
          <table:table-cell table:formula="of:=[.F58]+[.H58]+[.J58]+[.D58]" office:value-type="float" office:value="0.998331390907025" calcext:value-type="float">
            <text:p>0,998331390907025</text:p>
          </table:table-cell>
          <table:table-cell table:style-name="ce11" table:formula="of:=[.F58]+[.D58]" office:value-type="float" office:value="0.94036744934539" calcext:value-type="float">
            <text:p>0,94036744934539</text:p>
          </table:table-cell>
          <table:table-cell office:value-type="string" calcext:value-type="string">
            <text:p>Persona fisica</text:p>
          </table:table-cell>
          <table:table-cell table:formula="of:=[.R58]" office:value-type="float" office:value="0.624221974152814" calcext:value-type="float">
            <text:p>0,624221974152814</text:p>
          </table:table-cell>
          <table:table-cell table:style-name="ce11" office:value-type="string" calcext:value-type="string">
            <text:p>SL</text:p>
          </table:table-cell>
          <table:table-cell table:formula="of:=[.P58]" office:value-type="float" office:value="0.252310403630264" calcext:value-type="float">
            <text:p>0,252310403630264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2000</text:p>
          </table:table-cell>
          <table:table-cell table:formula="of:=[.F59]+[.H59]+[.J59]+[.D59]" office:value-type="float" office:value="0.998430294922694" calcext:value-type="float">
            <text:p>0,998430294922694</text:p>
          </table:table-cell>
          <table:table-cell table:style-name="ce11" table:formula="of:=[.F59]+[.D59]" office:value-type="float" office:value="0.939537842453086" calcext:value-type="float">
            <text:p>0,939537842453086</text:p>
          </table:table-cell>
          <table:table-cell office:value-type="string" calcext:value-type="string">
            <text:p>Persona fisica</text:p>
          </table:table-cell>
          <table:table-cell table:formula="of:=[.R59]" office:value-type="float" office:value="0.64062731178951" calcext:value-type="float">
            <text:p>0,64062731178951</text:p>
          </table:table-cell>
          <table:table-cell table:style-name="ce11" office:value-type="string" calcext:value-type="string">
            <text:p>SL</text:p>
          </table:table-cell>
          <table:table-cell table:formula="of:=[.P59]" office:value-type="float" office:value="0.235946631568565" calcext:value-type="float">
            <text:p>0,235946631568565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1999</text:p>
          </table:table-cell>
          <table:table-cell table:formula="of:=[.F60]+[.H60]+[.J60]+[.D60]" office:value-type="float" office:value="0.998479435255108" calcext:value-type="float">
            <text:p>0,998479435255108</text:p>
          </table:table-cell>
          <table:table-cell table:style-name="ce11" table:formula="of:=[.F60]+[.D60]" office:value-type="float" office:value="0.942406724469301" calcext:value-type="float">
            <text:p>0,942406724469301</text:p>
          </table:table-cell>
          <table:table-cell office:value-type="string" calcext:value-type="string">
            <text:p>Persona fisica</text:p>
          </table:table-cell>
          <table:table-cell table:formula="of:=[.R60]" office:value-type="float" office:value="0.65416005472445" calcext:value-type="float">
            <text:p>0,65416005472445</text:p>
          </table:table-cell>
          <table:table-cell table:style-name="ce11" office:value-type="string" calcext:value-type="string">
            <text:p>SL</text:p>
          </table:table-cell>
          <table:table-cell table:formula="of:=[.P60]" office:value-type="float" office:value="0.222122748085299" calcext:value-type="float">
            <text:p>0,222122748085299</text:p>
          </table:table-cell>
          <table:table-cell table:number-columns-repeated="1016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la-39375" style:display-name="PageStyle_tabla-3937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09T21:31:24.843205797</dc:date>
    <meta:editing-duration>PT42M48S</meta:editing-duration>
    <meta:editing-cycles>2</meta:editing-cycles>
    <meta:generator>LibreOffice/6.0.7.3$Linux_X86_64 LibreOffice_project/00m0$Build-3</meta:generator>
    <meta:document-statistic meta:table-count="1" meta:cell-count="1851" meta:object-count="0"/>
  </office:meta>
</office:document-meta>
</file>